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" svg:font-family="'Source Code Pro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4256in"/>
    </style:style>
    <style:style style:name="co2" style:family="table-column">
      <style:table-column-properties fo:break-before="auto" style:column-width="1.8547in"/>
    </style:style>
    <style:style style:name="co3" style:family="table-column">
      <style:table-column-properties fo:break-before="auto" style:column-width="1.6189in"/>
    </style:style>
    <style:style style:name="co4" style:family="table-column">
      <style:table-column-properties fo:break-before="auto" style:column-width="2.8043in"/>
    </style:style>
    <style:style style:name="co5" style:family="table-column">
      <style:table-column-properties fo:break-before="auto" style:column-width="1.8138in"/>
    </style:style>
    <style:style style:name="co6" style:family="table-column">
      <style:table-column-properties fo:break-before="auto" style:column-width="2.2681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1.4791in"/>
    </style:style>
    <style:style style:name="co9" style:family="table-column">
      <style:table-column-properties fo:break-before="auto" style:column-width="1.9299in"/>
    </style:style>
    <style:style style:name="co10" style:family="table-column">
      <style:table-column-properties fo:break-before="auto" style:column-width="0.8047in"/>
    </style:style>
    <style:style style:name="co11" style:family="table-column">
      <style:table-column-properties fo:break-before="auto" style:column-width="2.3264in"/>
    </style:style>
    <style:style style:name="co12" style:family="table-column">
      <style:table-column-properties fo:break-before="auto" style:column-width="2.2189in"/>
    </style:style>
    <style:style style:name="co13" style:family="table-column">
      <style:table-column-properties fo:break-before="auto" style:column-width="2.1547in"/>
    </style:style>
    <style:style style:name="co14" style:family="table-column">
      <style:table-column-properties fo:break-before="auto" style:column-width="2.1563in"/>
    </style:style>
    <style:style style:name="co15" style:family="table-column">
      <style:table-column-properties fo:break-before="auto" style:column-width="1.4571in"/>
    </style:style>
    <style:style style:name="co16" style:family="table-column">
      <style:table-column-properties fo:break-before="auto" style:column-width="1.475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25in" fo:break-before="auto" style:use-optimal-row-height="true"/>
    </style:style>
    <style:style style:name="ro3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950e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1.56pt double #000000" style:border-line-width-bottom="0.0102in 0.0102in 0.0008in" fo:background-color="transparent" fo:border-left="none" fo:border-right="none" fo:border-top="none"/>
      <style:text-properties style:use-window-font-color="true"/>
    </style:style>
    <style:style style:name="ce3" style:family="table-cell" style:parent-style-name="Default">
      <style:table-cell-properties fo:background-color="transparent"/>
      <style:text-properties style:use-window-font-color="true"/>
    </style:style>
    <style:style style:name="ce4" style:family="table-cell" style:parent-style-name="Default">
      <style:text-properties style:text-outline="false" style:text-line-through-style="none" style:text-line-through-type="none" style:font-name="Source Code Pro" fo:font-size="10pt" fo:language="en" fo:country="US" fo:font-style="normal" fo:text-shadow="none" style:text-underline-style="none" style:text-underline-mode="continuous" style:text-overline-mode="continuous" style:text-line-through-mode="continuous" style:font-size-asian="10pt" style:language-asian="en" style:country-asian="US" style:font-style-asian="normal" style:font-size-complex="10pt" style:language-complex="en" style:country-complex="US" style:font-style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1.56pt double #000000" style:border-line-width-bottom="0.0102in 0.0102in 0.0008in" fo:background-color="transparent" fo:border-left="none" fo:border-right="none" fo:border-top="none"/>
    </style:style>
    <style:style style:name="ce6" style:family="table-cell" style:parent-style-name="Default">
      <style:table-cell-properties fo:background-color="transparent"/>
    </style:style>
    <style:style style:name="ce7" style:family="table-cell" style:parent-style-name="Default">
      <style:table-cell-properties fo:border-bottom="1.56pt double #000000" style:border-line-width-bottom="0.0102in 0.0102in 0.0008in" fo:border-left="none" fo:border-right="none" fo:border-top="none"/>
    </style:style>
    <style:style style:name="ce8" style:family="table-cell" style:parent-style-name="Default">
      <style:table-cell-properties fo:background-color="transparent" fo:border="none"/>
      <style:text-properties style:use-window-font-color="true"/>
    </style:style>
    <style:style style:name="ce9" style:family="table-cell" style:parent-style-name="r1">
      <style:map style:condition="is-true-formula(ISODD(ROW()))" style:apply-style-name="r2" style:base-cell-address="Nodes.B3"/>
    </style:style>
    <style:style style:name="ce10" style:family="table-cell" style:parent-style-name="Default">
      <style:table-cell-properties fo:background-color="transparent"/>
      <style:text-properties style:use-window-font-color="true"/>
      <style:map style:condition="is-true-formula(ISODD(ROW()))" style:apply-style-name="r2" style:base-cell-address="Nodes.B3"/>
    </style:style>
    <style:style style:name="ce11" style:family="table-cell" style:parent-style-name="Default">
      <style:table-cell-properties fo:background-color="transparent"/>
      <style:text-properties style:use-window-font-color="true"/>
      <style:map style:condition="is-true-formula(ISODD(ROW()))" style:apply-style-name="r2" style:base-cell-address="Nodes.B6"/>
    </style:style>
    <style:style style:name="ce12" style:family="table-cell" style:parent-style-name="Default">
      <style:table-cell-properties fo:background-color="transparent"/>
      <style:map style:condition="is-true-formula(ISODD(ROW()))" style:apply-style-name="r2" style:base-cell-address="Nodes.B3"/>
    </style:style>
    <style:style style:name="ce13" style:family="table-cell" style:parent-style-name="Default">
      <style:table-cell-properties fo:background-color="transparent"/>
      <style:map style:condition="is-true-formula(ISODD(ROW()))" style:apply-style-name="r2" style:base-cell-address="Nodes.B44"/>
    </style:style>
    <style:style style:name="ce14" style:family="table-cell" style:parent-style-name="Default">
      <style:table-cell-properties fo:background-color="transparent"/>
      <style:map style:condition="is-true-formula(ISODD(ROW()))" style:apply-style-name="r2" style:base-cell-address="Nodes.B63"/>
    </style:style>
    <style:style style:name="ce15" style:family="table-cell" style:parent-style-name="Default">
      <style:table-cell-properties fo:background-color="transparent"/>
      <style:map style:condition="is-true-formula(ISODD(ROW()))" style:apply-style-name="r2" style:base-cell-address="Nodes.B64"/>
    </style:style>
    <style:style style:name="ce16" style:family="table-cell" style:parent-style-name="Default">
      <style:table-cell-properties fo:background-color="transparent"/>
      <style:map style:condition="is-true-formula(ISODD(ROW()))" style:apply-style-name="r2" style:base-cell-address="Nodes.B65"/>
    </style:style>
    <style:style style:name="ce17" style:family="table-cell" style:parent-style-name="Default">
      <style:table-cell-properties fo:background-color="transparent"/>
      <style:map style:condition="is-true-formula(ISODD(ROW()))" style:apply-style-name="r2" style:base-cell-address="Nodes.B66"/>
    </style:style>
    <style:style style:name="ce18" style:family="table-cell" style:parent-style-name="Default">
      <style:table-cell-properties fo:background-color="transparent"/>
      <style:map style:condition="is-true-formula(ISODD(ROW()))" style:apply-style-name="r2" style:base-cell-address="Nodes.B67"/>
    </style:style>
    <style:style style:name="ce19" style:family="table-cell" style:parent-style-name="Default">
      <style:table-cell-properties fo:background-color="transparent"/>
      <style:map style:condition="is-true-formula(ISODD(ROW()))" style:apply-style-name="r2" style:base-cell-address="Nodes.B3"/>
    </style:style>
    <style:style style:name="ce20" style:family="table-cell" style:parent-style-name="Default">
      <style:table-cell-properties fo:background-color="transparent"/>
      <style:map style:condition="is-true-formula(ISODD(ROW()))" style:apply-style-name="r2" style:base-cell-address="Nodes.B69"/>
    </style:style>
    <style:style style:name="ce21" style:family="table-cell" style:parent-style-name="Default">
      <style:table-cell-properties fo:background-color="transparent"/>
      <style:map style:condition="is-true-formula(ISODD(ROW()))" style:apply-style-name="r2" style:base-cell-address="Nodes.B92"/>
    </style:style>
    <style:style style:name="ce22" style:family="table-cell" style:parent-style-name="Default">
      <style:table-cell-properties fo:background-color="transparent"/>
      <style:map style:condition="is-true-formula(ISODD(ROW()))" style:apply-style-name="r2" style:base-cell-address="Nodes.B93"/>
    </style:style>
    <style:style style:name="ce23" style:family="table-cell" style:parent-style-name="Default">
      <style:table-cell-properties fo:background-color="transparent"/>
      <style:map style:condition="is-true-formula(ISODD(ROW()))" style:apply-style-name="r2" style:base-cell-address="Nodes.B94"/>
    </style:style>
    <style:style style:name="ce24" style:family="table-cell" style:parent-style-name="Default">
      <style:table-cell-properties fo:background-color="transparent"/>
      <style:map style:condition="is-true-formula(ISODD(ROW()))" style:apply-style-name="r2" style:base-cell-address="Nodes.B95"/>
    </style:style>
    <style:style style:name="ce25" style:family="table-cell" style:parent-style-name="Default">
      <style:table-cell-properties fo:background-color="transparent"/>
      <style:map style:condition="is-true-formula(ISODD(ROW()))" style:apply-style-name="r2" style:base-cell-address="Nodes.B96"/>
    </style:style>
    <style:style style:name="ce26" style:family="table-cell" style:parent-style-name="Default">
      <style:table-cell-properties fo:background-color="transparent"/>
      <style:map style:condition="is-true-formula(ISODD(ROW()))" style:apply-style-name="r2" style:base-cell-address="Nodes.B97"/>
    </style:style>
    <style:style style:name="ce27" style:family="table-cell" style:parent-style-name="Default">
      <style:table-cell-properties fo:background-color="transparent"/>
      <style:map style:condition="is-true-formula(ISODD(ROW()))" style:apply-style-name="r2" style:base-cell-address="Nodes.B98"/>
    </style:style>
    <style:style style:name="ce28" style:family="table-cell" style:parent-style-name="Default">
      <style:table-cell-properties fo:background-color="transparent"/>
      <style:map style:condition="is-true-formula(ISODD(ROW()))" style:apply-style-name="r2" style:base-cell-address="Nodes.B99"/>
    </style:style>
    <style:style style:name="ce29" style:family="table-cell" style:parent-style-name="Default">
      <style:table-cell-properties fo:background-color="transparent"/>
      <style:map style:condition="is-true-formula(ISODD(ROW()))" style:apply-style-name="r2" style:base-cell-address="Nodes.B100"/>
    </style:style>
    <style:style style:name="ce30" style:family="table-cell" style:parent-style-name="Default">
      <style:table-cell-properties fo:background-color="transparent"/>
      <style:map style:condition="is-true-formula(ISODD(ROW()))" style:apply-style-name="r2" style:base-cell-address="Nodes.B101"/>
    </style:style>
    <style:style style:name="ce31" style:family="table-cell" style:parent-style-name="Default">
      <style:table-cell-properties fo:background-color="transparent"/>
      <style:map style:condition="is-true-formula(ISODD(ROW()))" style:apply-style-name="r2" style:base-cell-address="Nodes.B102"/>
    </style:style>
    <style:style style:name="ce32" style:family="table-cell" style:parent-style-name="Default">
      <style:table-cell-properties fo:background-color="transparent"/>
      <style:map style:condition="is-true-formula(ISODD(ROW()))" style:apply-style-name="r2" style:base-cell-address="Nodes.B103"/>
    </style:style>
    <style:style style:name="ce33" style:family="table-cell" style:parent-style-name="Default">
      <style:table-cell-properties fo:background-color="transparent"/>
      <style:map style:condition="is-true-formula(ISODD(ROW()))" style:apply-style-name="r2" style:base-cell-address="Nodes.B104"/>
    </style:style>
    <style:style style:name="ce34" style:family="table-cell" style:parent-style-name="Default">
      <style:table-cell-properties fo:background-color="transparent"/>
      <style:map style:condition="is-true-formula(ISODD(ROW()))" style:apply-style-name="r2" style:base-cell-address="Nodes.B105"/>
    </style:style>
    <style:style style:name="ce35" style:family="table-cell" style:parent-style-name="Default">
      <style:table-cell-properties fo:background-color="transparent"/>
      <style:map style:condition="is-true-formula(ISODD(ROW()))" style:apply-style-name="r2" style:base-cell-address="Nodes.B112"/>
    </style:style>
    <style:style style:name="ce36" style:family="table-cell" style:parent-style-name="Default">
      <style:table-cell-properties fo:background-color="transparent"/>
      <style:map style:condition="is-true-formula(ISODD(ROW()))" style:apply-style-name="r2" style:base-cell-address="Nodes.B113"/>
    </style:style>
    <style:style style:name="ce37" style:family="table-cell" style:parent-style-name="Default">
      <style:table-cell-properties fo:background-color="transparent"/>
      <style:map style:condition="is-true-formula(ISODD(ROW()))" style:apply-style-name="r2" style:base-cell-address="Nodes.B114"/>
    </style:style>
    <style:style style:name="ce38" style:family="table-cell" style:parent-style-name="Default">
      <style:table-cell-properties fo:background-color="transparent"/>
      <style:map style:condition="is-true-formula(ISODD(ROW()))" style:apply-style-name="r2" style:base-cell-address="Nodes.B115"/>
    </style:style>
    <style:style style:name="ce39" style:family="table-cell" style:parent-style-name="Default">
      <style:table-cell-properties fo:background-color="transparent"/>
      <style:map style:condition="is-true-formula(ISODD(ROW()))" style:apply-style-name="r2" style:base-cell-address="Nodes.B117"/>
    </style:style>
    <style:style style:name="ce40" style:family="table-cell" style:parent-style-name="Default">
      <style:table-cell-properties fo:background-color="transparent"/>
      <style:map style:condition="is-true-formula(ISODD(ROW()))" style:apply-style-name="r2" style:base-cell-address="Nodes.B118"/>
    </style:style>
    <style:style style:name="ce41" style:family="table-cell" style:parent-style-name="Default">
      <style:table-cell-properties fo:background-color="transparent"/>
      <style:map style:condition="is-true-formula(ISODD(ROW()))" style:apply-style-name="r2" style:base-cell-address="Nodes.B119"/>
    </style:style>
    <style:style style:name="ce42" style:family="table-cell" style:parent-style-name="Default">
      <style:table-cell-properties fo:background-color="transparent"/>
      <style:map style:condition="is-true-formula(ISODD(ROW()))" style:apply-style-name="r2" style:base-cell-address="Nodes.B120"/>
    </style:style>
    <style:style style:name="ce43" style:family="table-cell" style:parent-style-name="Default">
      <style:table-cell-properties fo:background-color="transparent"/>
      <style:map style:condition="is-true-formula(ISODD(ROW()))" style:apply-style-name="r2" style:base-cell-address="Nodes.B121"/>
    </style:style>
    <style:style style:name="ce44" style:family="table-cell" style:parent-style-name="Default">
      <style:table-cell-properties fo:background-color="transparent"/>
      <style:map style:condition="is-true-formula(ISODD(ROW()))" style:apply-style-name="r2" style:base-cell-address="Nodes.B122"/>
    </style:style>
    <style:style style:name="ce45" style:family="table-cell" style:parent-style-name="Default">
      <style:table-cell-properties fo:background-color="transparent"/>
      <style:map style:condition="is-true-formula(ISODD(ROW()))" style:apply-style-name="r2" style:base-cell-address="Nodes.B123"/>
    </style:style>
    <style:style style:name="ce46" style:family="table-cell" style:parent-style-name="Default">
      <style:table-cell-properties fo:background-color="transparent"/>
      <style:map style:condition="is-true-formula(ISODD(ROW()))" style:apply-style-name="r2" style:base-cell-address="Nodes.B124"/>
    </style:style>
    <style:style style:name="ce47" style:family="table-cell" style:parent-style-name="Default">
      <style:table-cell-properties fo:background-color="transparent"/>
      <style:map style:condition="is-true-formula(ISODD(ROW()))" style:apply-style-name="r2" style:base-cell-address="Nodes.B125"/>
    </style:style>
    <style:style style:name="ce48" style:family="table-cell" style:parent-style-name="Default">
      <style:table-cell-properties fo:background-color="transparent"/>
      <style:map style:condition="is-true-formula(ISODD(ROW()))" style:apply-style-name="r2" style:base-cell-address="Nodes.B126"/>
    </style:style>
    <style:style style:name="ce49" style:family="table-cell" style:parent-style-name="Default">
      <style:table-cell-properties fo:background-color="transparent"/>
      <style:map style:condition="is-true-formula(ISODD(ROW()))" style:apply-style-name="r2" style:base-cell-address="Nodes.B127"/>
    </style:style>
    <style:style style:name="ce50" style:family="table-cell" style:parent-style-name="Default">
      <style:table-cell-properties fo:background-color="transparent"/>
      <style:map style:condition="is-true-formula(ISODD(ROW()))" style:apply-style-name="r2" style:base-cell-address="Nodes.B128"/>
    </style:style>
    <style:style style:name="ce51" style:family="table-cell" style:parent-style-name="Default">
      <style:table-cell-properties fo:background-color="transparent"/>
      <style:map style:condition="is-true-formula(ISODD(ROW()))" style:apply-style-name="r2" style:base-cell-address="Nodes.B129"/>
    </style:style>
    <style:style style:name="ce52" style:family="table-cell" style:parent-style-name="Default">
      <style:table-cell-properties fo:background-color="transparent"/>
      <style:map style:condition="is-true-formula(ISODD(ROW()))" style:apply-style-name="r2" style:base-cell-address="Nodes.B130"/>
    </style:style>
    <style:style style:name="ce53" style:family="table-cell" style:parent-style-name="Default">
      <style:table-cell-properties fo:background-color="transparent"/>
      <style:map style:condition="is-true-formula(ISODD(ROW()))" style:apply-style-name="r2" style:base-cell-address="Nodes.B131"/>
    </style:style>
    <style:style style:name="ce54" style:family="table-cell" style:parent-style-name="Default">
      <style:table-cell-properties fo:background-color="transparent"/>
      <style:map style:condition="is-true-formula(ISODD(ROW()))" style:apply-style-name="r2" style:base-cell-address="Nodes.B132"/>
    </style:style>
    <style:style style:name="ce55" style:family="table-cell" style:parent-style-name="Default">
      <style:table-cell-properties fo:background-color="transparent"/>
      <style:text-properties style:font-name="Liberation Sans" style:font-name-asian="Droid Sans Fallback" style:font-name-complex="FreeSans"/>
      <style:map style:condition="is-true-formula(ISODD(ROW()))" style:apply-style-name="r2" style:base-cell-address="Nodes.B3"/>
    </style:style>
    <style:style style:name="ce56" style:family="table-cell" style:parent-style-name="Default">
      <style:table-cell-properties fo:background-color="transparent"/>
      <style:map style:condition="is-true-formula(ISODD(ROW()))" style:apply-style-name="r2" style:base-cell-address="Nodes.C63"/>
      <style:map style:condition="is-true-formula(ISEVEN(ROW()))" style:apply-style-name="r1" style:base-cell-address="Nodes.C63"/>
    </style:style>
    <style:style style:name="ce57" style:family="table-cell" style:parent-style-name="Default">
      <style:table-cell-properties fo:background-color="transparent"/>
      <style:map style:condition="is-true-formula(ISODD(ROW()))" style:apply-style-name="r2" style:base-cell-address="Nodes.C69"/>
    </style:style>
    <style:style style:name="ce58" style:family="table-cell" style:parent-style-name="Default">
      <style:table-cell-properties fo:background-color="transparent"/>
      <style:map style:condition="is-true-formula(ISODD(ROW()))" style:apply-style-name="r2" style:base-cell-address="Nodes.C127"/>
    </style:style>
    <style:style style:name="ce59" style:family="table-cell" style:parent-style-name="Default">
      <style:table-cell-properties fo:background-color="transparent"/>
      <style:map style:condition="is-true-formula(ISODD(ROW()))" style:apply-style-name="r2" style:base-cell-address="Nodes.C128"/>
    </style:style>
    <style:style style:name="ce60" style:family="table-cell" style:parent-style-name="Default">
      <style:table-cell-properties fo:background-color="transparent"/>
      <style:text-properties style:font-name="Liberation Sans" style:font-name-asian="Droid Sans Fallback" style:font-name-complex="FreeSans"/>
      <style:map style:condition="is-true-formula(ISODD(ROW()))" style:apply-style-name="r2" style:base-cell-address="Nodes.C129"/>
    </style:style>
    <style:style style:name="ce61" style:family="table-cell" style:parent-style-name="Default">
      <style:table-cell-properties fo:background-color="transparent"/>
      <style:map style:condition="is-true-formula(ISODD(ROW()))" style:apply-style-name="r2" style:base-cell-address="Nodes.C130"/>
    </style:style>
    <style:style style:name="ce62" style:family="table-cell" style:parent-style-name="Default">
      <style:table-cell-properties fo:background-color="transparent"/>
      <style:map style:condition="is-true-formula(ISODD(ROW()))" style:apply-style-name="r2" style:base-cell-address="Nodes.C131"/>
    </style:style>
    <style:style style:name="ce63" style:family="table-cell" style:parent-style-name="Default">
      <style:table-cell-properties fo:background-color="#ff950e"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64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in"/>
      <style:text-properties style:use-window-font-color="true" fo:font-weight="bold" style:font-weight-asian="bold" style:font-weight-complex="bold"/>
    </style:style>
    <style:style style:name="ce65" style:family="table-cell" style:parent-style-name="r1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  <style:map style:condition="is-true-formula(ISODD(ROW()))" style:apply-style-name="r2" style:base-cell-address="Nodes.B3"/>
    </style:style>
    <style:style style:name="ce66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330099" fo:font-weight="bold" style:font-weight-asian="bold" style:font-weight-complex="bold"/>
      <style:map style:condition="is-true-formula(ISODD(ROW()))" style:apply-style-name="r2" style:base-cell-address="Nodes.B3"/>
    </style:style>
    <style:style style:name="ce67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cc0066" fo:font-weight="bold" style:font-weight-asian="bold" style:font-weight-complex="bold"/>
      <style:map style:condition="is-true-formula(ISODD(ROW()))" style:apply-style-name="r2" style:base-cell-address="Nodes.B3"/>
    </style:style>
    <style:style style:name="ce68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330099" fo:font-weight="bold" style:font-weight-asian="bold" style:font-weight-complex="bold"/>
      <style:map style:condition="is-true-formula(ISODD(ROW()))" style:apply-style-name="r2" style:base-cell-address="Nodes.B44"/>
    </style:style>
    <style:style style:name="ce69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330099" fo:font-weight="bold" style:font-weight-asian="bold" style:font-weight-complex="bold"/>
      <style:map style:condition="is-true-formula(ISODD(ROW()))" style:apply-style-name="r2" style:base-cell-address="Nodes.D63"/>
    </style:style>
    <style:style style:name="ce70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330099" fo:font-weight="bold" style:font-weight-asian="bold" style:font-weight-complex="bold"/>
      <style:map style:condition="is-true-formula(ISODD(ROW()))" style:apply-style-name="r2" style:base-cell-address="Nodes.D64"/>
    </style:style>
    <style:style style:name="ce71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330099" fo:font-weight="bold" style:font-weight-asian="bold" style:font-weight-complex="bold"/>
      <style:map style:condition="is-true-formula(ISODD(ROW()))" style:apply-style-name="r2" style:base-cell-address="Nodes.D65"/>
    </style:style>
    <style:style style:name="ce72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330099" fo:font-weight="bold" style:font-weight-asian="bold" style:font-weight-complex="bold"/>
      <style:map style:condition="is-true-formula(ISODD(ROW()))" style:apply-style-name="r2" style:base-cell-address="Nodes.B67"/>
    </style:style>
    <style:style style:name="ce73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330099" fo:font-weight="bold" style:font-weight-asian="bold" style:font-weight-complex="bold"/>
      <style:map style:condition="is-true-formula(ISODD(ROW()))" style:apply-style-name="r2" style:base-cell-address="Nodes.D69"/>
    </style:style>
    <style:style style:name="ce74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7e0021" fo:font-weight="bold" style:font-weight-asian="bold" style:font-weight-complex="bold"/>
      <style:map style:condition="is-true-formula(ISODD(ROW()))" style:apply-style-name="r2" style:base-cell-address="Nodes.B3"/>
    </style:style>
    <style:style style:name="ce75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font-weight="bold" style:font-weight-asian="bold" style:font-weight-complex="bold"/>
      <style:map style:condition="is-true-formula(ISODD(ROW()))" style:apply-style-name="r2" style:base-cell-address="Nodes.B3"/>
    </style:style>
    <style:style style:name="ce76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000099" fo:font-weight="bold" style:font-weight-asian="bold" style:font-weight-complex="bold"/>
      <style:map style:condition="is-true-formula(ISODD(ROW()))" style:apply-style-name="r2" style:base-cell-address="Nodes.B3"/>
    </style:style>
    <style:style style:name="ce77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000099" fo:font-weight="bold" style:font-weight-asian="bold" style:font-weight-complex="bold"/>
      <style:map style:condition="is-true-formula(ISODD(ROW()))" style:apply-style-name="r2" style:base-cell-address="Nodes.D110"/>
    </style:style>
    <style:style style:name="ce78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000099" fo:font-weight="bold" style:font-weight-asian="bold" style:font-weight-complex="bold"/>
      <style:map style:condition="is-true-formula(ISODD(ROW()))" style:apply-style-name="r2" style:base-cell-address="Nodes.D111"/>
    </style:style>
    <style:style style:name="ce79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000099" fo:font-weight="bold" style:font-weight-asian="bold" style:font-weight-complex="bold"/>
      <style:map style:condition="is-true-formula(ISODD(ROW()))" style:apply-style-name="r2" style:base-cell-address="Nodes.D112"/>
    </style:style>
    <style:style style:name="ce80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000099" fo:font-weight="bold" style:font-weight-asian="bold" style:font-weight-complex="bold"/>
      <style:map style:condition="is-true-formula(ISODD(ROW()))" style:apply-style-name="r2" style:base-cell-address="Nodes.D113"/>
    </style:style>
    <style:style style:name="ce81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000099" fo:font-weight="bold" style:font-weight-asian="bold" style:font-weight-complex="bold"/>
      <style:map style:condition="is-true-formula(ISODD(ROW()))" style:apply-style-name="r2" style:base-cell-address="Nodes.D114"/>
    </style:style>
    <style:style style:name="ce82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000099" fo:font-weight="bold" style:font-weight-asian="bold" style:font-weight-complex="bold"/>
      <style:map style:condition="is-true-formula(ISODD(ROW()))" style:apply-style-name="r2" style:base-cell-address="Nodes.D115"/>
    </style:style>
    <style:style style:name="ce83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000099" fo:font-weight="bold" style:font-weight-asian="bold" style:font-weight-complex="bold"/>
      <style:map style:condition="is-true-formula(ISODD(ROW()))" style:apply-style-name="r2" style:base-cell-address="Nodes.D116"/>
    </style:style>
    <style:style style:name="ce84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000099" fo:font-weight="bold" style:font-weight-asian="bold" style:font-weight-complex="bold"/>
      <style:map style:condition="is-true-formula(ISODD(ROW()))" style:apply-style-name="r2" style:base-cell-address="Nodes.D117"/>
    </style:style>
    <style:style style:name="ce85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000099" fo:font-weight="bold" style:font-weight-asian="bold" style:font-weight-complex="bold"/>
      <style:map style:condition="is-true-formula(ISODD(ROW()))" style:apply-style-name="r2" style:base-cell-address="Nodes.D118"/>
    </style:style>
    <style:style style:name="ce86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000099" fo:font-weight="bold" style:font-weight-asian="bold" style:font-weight-complex="bold"/>
      <style:map style:condition="is-true-formula(ISODD(ROW()))" style:apply-style-name="r2" style:base-cell-address="Nodes.D119"/>
    </style:style>
    <style:style style:name="ce87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000099" fo:font-weight="bold" style:font-weight-asian="bold" style:font-weight-complex="bold"/>
      <style:map style:condition="is-true-formula(ISODD(ROW()))" style:apply-style-name="r2" style:base-cell-address="Nodes.D120"/>
    </style:style>
    <style:style style:name="ce88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000099" fo:font-weight="bold" style:font-weight-asian="bold" style:font-weight-complex="bold"/>
      <style:map style:condition="is-true-formula(ISODD(ROW()))" style:apply-style-name="r2" style:base-cell-address="Nodes.D121"/>
    </style:style>
    <style:style style:name="ce89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000099" fo:font-weight="bold" style:font-weight-asian="bold" style:font-weight-complex="bold"/>
      <style:map style:condition="is-true-formula(ISODD(ROW()))" style:apply-style-name="r2" style:base-cell-address="Nodes.D122"/>
    </style:style>
    <style:style style:name="ce90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000099" fo:font-weight="bold" style:font-weight-asian="bold" style:font-weight-complex="bold"/>
      <style:map style:condition="is-true-formula(ISODD(ROW()))" style:apply-style-name="r2" style:base-cell-address="Nodes.D123"/>
    </style:style>
    <style:style style:name="ce91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000099" fo:font-weight="bold" style:font-weight-asian="bold" style:font-weight-complex="bold"/>
      <style:map style:condition="is-true-formula(ISODD(ROW()))" style:apply-style-name="r2" style:base-cell-address="Nodes.D124"/>
    </style:style>
    <style:style style:name="ce92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000099" fo:font-weight="bold" style:font-weight-asian="bold" style:font-weight-complex="bold"/>
      <style:map style:condition="is-true-formula(ISODD(ROW()))" style:apply-style-name="r2" style:base-cell-address="Nodes.D125"/>
    </style:style>
    <style:style style:name="ce93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000099" fo:font-weight="bold" style:font-weight-asian="bold" style:font-weight-complex="bold"/>
      <style:map style:condition="is-true-formula(ISODD(ROW()))" style:apply-style-name="r2" style:base-cell-address="Nodes.D126"/>
    </style:style>
    <style:style style:name="ce94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7e0021" fo:font-weight="bold" style:font-weight-asian="bold" style:font-weight-complex="bold"/>
      <style:map style:condition="is-true-formula(ISODD(ROW()))" style:apply-style-name="r2" style:base-cell-address="Nodes.D127"/>
    </style:style>
    <style:style style:name="ce95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7e0021" fo:font-weight="bold" style:font-weight-asian="bold" style:font-weight-complex="bold"/>
      <style:map style:condition="is-true-formula(ISODD(ROW()))" style:apply-style-name="r2" style:base-cell-address="Nodes.D128"/>
    </style:style>
    <style:style style:name="ce96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7e0021" fo:font-weight="bold" style:font-weight-asian="bold" style:font-weight-complex="bold"/>
      <style:map style:condition="is-true-formula(ISODD(ROW()))" style:apply-style-name="r2" style:base-cell-address="Nodes.D129"/>
    </style:style>
    <style:style style:name="ce97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7e0021" fo:font-weight="bold" style:font-weight-asian="bold" style:font-weight-complex="bold"/>
      <style:map style:condition="is-true-formula(ISODD(ROW()))" style:apply-style-name="r2" style:base-cell-address="Nodes.D130"/>
    </style:style>
    <style:style style:name="ce98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7e0021" fo:font-weight="bold" style:font-weight-asian="bold" style:font-weight-complex="bold"/>
      <style:map style:condition="is-true-formula(ISODD(ROW()))" style:apply-style-name="r2" style:base-cell-address="Nodes.D131"/>
    </style:style>
    <style:style style:name="ce99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font-weight="bold" style:font-weight-asian="bold" style:font-weight-complex="bold"/>
    </style:style>
    <style:style style:name="ce100" style:family="table-cell" style:parent-style-name="Default">
      <style:table-cell-properties fo:background-color="transparent"/>
      <style:text-properties style:use-window-font-color="true"/>
      <style:map style:condition="is-true-formula(ISODD(ROW()))" style:apply-style-name="r2" style:base-cell-address="Nodes.E17"/>
    </style:style>
    <style:style style:name="ce101" style:family="table-cell" style:parent-style-name="Default">
      <style:table-cell-properties fo:background-color="transparent"/>
      <style:text-properties style:use-window-font-color="true"/>
      <style:map style:condition="is-true-formula(ISODD(ROW()))" style:apply-style-name="r2" style:base-cell-address="Nodes.E27"/>
    </style:style>
    <style:style style:name="ce102" style:family="table-cell" style:parent-style-name="Default">
      <style:table-cell-properties fo:background-color="transparent"/>
      <style:text-properties style:use-window-font-color="true"/>
      <style:map style:condition="is-true-formula(ISODD(ROW()))" style:apply-style-name="r2" style:base-cell-address="Nodes.E28"/>
    </style:style>
    <style:style style:name="ce103" style:family="table-cell" style:parent-style-name="Default">
      <style:table-cell-properties fo:background-color="transparent"/>
      <style:text-properties style:use-window-font-color="true"/>
      <style:map style:condition="is-true-formula(ISODD(ROW()))" style:apply-style-name="r2" style:base-cell-address="Nodes.E29"/>
    </style:style>
    <style:style style:name="ce104" style:family="table-cell" style:parent-style-name="Default">
      <style:table-cell-properties fo:background-color="transparent"/>
      <style:text-properties style:use-window-font-color="true"/>
      <style:map style:condition="is-true-formula(ISODD(ROW()))" style:apply-style-name="r2" style:base-cell-address="Nodes.E30"/>
    </style:style>
    <style:style style:name="ce105" style:family="table-cell" style:parent-style-name="Default">
      <style:table-cell-properties fo:background-color="transparent"/>
      <style:text-properties style:use-window-font-color="true"/>
      <style:map style:condition="is-true-formula(ISODD(ROW()))" style:apply-style-name="r2" style:base-cell-address="Nodes.E31"/>
    </style:style>
    <style:style style:name="ce106" style:family="table-cell" style:parent-style-name="Default">
      <style:table-cell-properties fo:background-color="transparent"/>
      <style:text-properties style:font-name="Liberation Sans" style:font-name-asian="Droid Sans Fallback" style:font-name-complex="FreeSans"/>
      <style:map style:condition="is-true-formula(ISODD(ROW()))" style:apply-style-name="r2" style:base-cell-address="Nodes.B44"/>
    </style:style>
    <style:style style:name="ce107" style:family="table-cell" style:parent-style-name="Default">
      <style:table-cell-properties fo:background-color="transparent"/>
      <style:map style:condition="is-true-formula(ISODD(ROW()))" style:apply-style-name="r2" style:base-cell-address="Nodes.E66"/>
    </style:style>
    <style:style style:name="ce108" style:family="table-cell" style:parent-style-name="Default">
      <style:table-cell-properties fo:background-color="transparent"/>
      <style:map style:condition="is-true-formula(ISODD(ROW()))" style:apply-style-name="r2" style:base-cell-address="Nodes.E68"/>
    </style:style>
    <style:style style:name="ce109" style:family="table-cell" style:parent-style-name="Default">
      <style:table-cell-properties fo:background-color="transparent"/>
      <style:map style:condition="is-true-formula(ISODD(ROW()))" style:apply-style-name="r2" style:base-cell-address="Nodes.E69"/>
    </style:style>
    <style:style style:name="ce110" style:family="table-cell" style:parent-style-name="Default">
      <style:table-cell-properties fo:background-color="transparent"/>
      <style:map style:condition="is-true-formula(ISODD(ROW()))" style:apply-style-name="r2" style:base-cell-address="Nodes.E114"/>
    </style:style>
    <style:style style:name="ce111" style:family="table-cell" style:parent-style-name="Default">
      <style:table-cell-properties fo:background-color="transparent"/>
      <style:map style:condition="is-true-formula(ISODD(ROW()))" style:apply-style-name="r2" style:base-cell-address="Nodes.E115"/>
    </style:style>
    <style:style style:name="ce112" style:family="table-cell" style:parent-style-name="Default">
      <style:table-cell-properties fo:background-color="transparent"/>
      <style:map style:condition="is-true-formula(ISODD(ROW()))" style:apply-style-name="r2" style:base-cell-address="Nodes.E116"/>
    </style:style>
    <style:style style:name="ce113" style:family="table-cell" style:parent-style-name="Default">
      <style:table-cell-properties fo:background-color="transparent"/>
      <style:map style:condition="is-true-formula(ISODD(ROW()))" style:apply-style-name="r2" style:base-cell-address="Nodes.E118"/>
    </style:style>
    <style:style style:name="ce114" style:family="table-cell" style:parent-style-name="Default">
      <style:table-cell-properties fo:background-color="transparent"/>
      <style:map style:condition="is-true-formula(ISODD(ROW()))" style:apply-style-name="r2" style:base-cell-address="Nodes.E121"/>
    </style:style>
    <style:style style:name="ce115" style:family="table-cell" style:parent-style-name="Default">
      <style:table-cell-properties fo:background-color="transparent"/>
      <style:map style:condition="is-true-formula(ISODD(ROW()))" style:apply-style-name="r2" style:base-cell-address="Nodes.E122"/>
    </style:style>
    <style:style style:name="ce116" style:family="table-cell" style:parent-style-name="Default">
      <style:table-cell-properties fo:background-color="transparent"/>
      <style:map style:condition="is-true-formula(ISODD(ROW()))" style:apply-style-name="r2" style:base-cell-address="Nodes.E123"/>
    </style:style>
    <style:style style:name="ce117" style:family="table-cell" style:parent-style-name="Default">
      <style:table-cell-properties fo:background-color="transparent"/>
      <style:map style:condition="is-true-formula(ISODD(ROW()))" style:apply-style-name="r2" style:base-cell-address="Nodes.E125"/>
    </style:style>
    <style:style style:name="ce118" style:family="table-cell" style:parent-style-name="Default">
      <style:table-cell-properties fo:background-color="transparent"/>
      <style:map style:condition="is-true-formula(ISODD(ROW()))" style:apply-style-name="r2" style:base-cell-address="Nodes.E126"/>
    </style:style>
    <style:style style:name="ce119" style:family="table-cell" style:parent-style-name="Default">
      <style:table-cell-properties fo:background-color="transparent"/>
      <style:map style:condition="is-true-formula(ISODD(ROW()))" style:apply-style-name="r2" style:base-cell-address="Nodes.E129"/>
    </style:style>
    <style:style style:name="ce120" style:family="table-cell" style:parent-style-name="Default">
      <style:table-cell-properties fo:background-color="transparent"/>
      <style:map style:condition="is-true-formula(ISODD(ROW()))" style:apply-style-name="r2" style:base-cell-address="Nodes.E130"/>
    </style:style>
    <style:style style:name="ce121" style:family="table-cell" style:parent-style-name="Default">
      <style:table-cell-properties fo:background-color="transparent"/>
      <style:map style:condition="is-true-formula(ISODD(ROW()))" style:apply-style-name="r2" style:base-cell-address="Nodes.E131"/>
    </style:style>
    <style:style style:name="ce122" style:family="table-cell" style:parent-style-name="Default">
      <style:table-cell-properties fo:background-color="transparent"/>
      <style:text-properties style:use-window-font-color="true"/>
      <style:map style:condition="is-true-formula(ISODD(ROW()))" style:apply-style-name="r2" style:base-cell-address="Nodes.F17"/>
    </style:style>
    <style:style style:name="ce123" style:family="table-cell" style:parent-style-name="Default">
      <style:table-cell-properties fo:background-color="transparent"/>
      <style:text-properties style:use-window-font-color="true"/>
      <style:map style:condition="is-true-formula(ISODD(ROW()))" style:apply-style-name="r2" style:base-cell-address="Nodes.F18"/>
    </style:style>
    <style:style style:name="ce124" style:family="table-cell" style:parent-style-name="Default">
      <style:table-cell-properties fo:background-color="transparent"/>
      <style:map style:condition="is-true-formula(ISODD(ROW()))" style:apply-style-name="r2" style:base-cell-address="Nodes.F66"/>
    </style:style>
    <style:style style:name="ce125" style:family="table-cell" style:parent-style-name="Default">
      <style:table-cell-properties fo:background-color="transparent"/>
      <style:map style:condition="is-true-formula(ISODD(ROW()))" style:apply-style-name="r2" style:base-cell-address="Nodes.F69"/>
    </style:style>
    <style:style style:name="ce126" style:family="table-cell" style:parent-style-name="Default">
      <style:table-cell-properties fo:background-color="transparent"/>
      <style:map style:condition="is-true-formula(ISODD(ROW()))" style:apply-style-name="r2" style:base-cell-address="Nodes.F110"/>
    </style:style>
    <style:style style:name="ce127" style:family="table-cell" style:parent-style-name="Default">
      <style:table-cell-properties fo:background-color="transparent"/>
      <style:map style:condition="is-true-formula(ISODD(ROW()))" style:apply-style-name="r2" style:base-cell-address="Nodes.F116"/>
    </style:style>
    <style:style style:name="ce128" style:family="table-cell" style:parent-style-name="Default">
      <style:table-cell-properties fo:background-color="transparent"/>
      <style:map style:condition="is-true-formula(ISODD(ROW()))" style:apply-style-name="r2" style:base-cell-address="Nodes.F119"/>
    </style:style>
    <style:style style:name="ce129" style:family="table-cell" style:parent-style-name="Default">
      <style:table-cell-properties fo:background-color="transparent"/>
      <style:map style:condition="is-true-formula(ISODD(ROW()))" style:apply-style-name="r2" style:base-cell-address="Nodes.C129"/>
    </style:style>
    <style:style style:name="ce130" style:family="table-cell" style:parent-style-name="Default">
      <style:table-cell-properties fo:background-color="transparent"/>
      <style:map style:condition="is-true-formula(ISODD(ROW()))" style:apply-style-name="r2" style:base-cell-address="Nodes.D69"/>
    </style:style>
    <style:style style:name="ce131" style:family="table-cell" style:parent-style-name="Default">
      <style:table-cell-properties fo:background-color="transparent"/>
      <style:map style:condition="is-true-formula(ISODD(ROW()))" style:apply-style-name="r2" style:base-cell-address="Nodes.G110"/>
    </style:style>
    <style:style style:name="ce132" style:family="table-cell" style:parent-style-name="Default">
      <style:table-cell-properties fo:background-color="transparent"/>
      <style:map style:condition="is-true-formula(ISODD(ROW()))" style:apply-style-name="r2" style:base-cell-address="Nodes.G111"/>
    </style:style>
    <style:style style:name="ce133" style:family="table-cell" style:parent-style-name="Default">
      <style:table-cell-properties fo:background-color="transparent"/>
      <style:map style:condition="is-true-formula(ISODD(ROW()))" style:apply-style-name="r2" style:base-cell-address="Nodes.G112"/>
    </style:style>
    <style:style style:name="ce134" style:family="table-cell" style:parent-style-name="Default">
      <style:table-cell-properties fo:background-color="transparent"/>
      <style:map style:condition="is-true-formula(ISODD(ROW()))" style:apply-style-name="r2" style:base-cell-address="Nodes.G113"/>
    </style:style>
    <style:style style:name="ce135" style:family="table-cell" style:parent-style-name="Default">
      <style:table-cell-properties fo:background-color="transparent"/>
      <style:map style:condition="is-true-formula(ISODD(ROW()))" style:apply-style-name="r2" style:base-cell-address="Nodes.G114"/>
    </style:style>
    <style:style style:name="ce136" style:family="table-cell" style:parent-style-name="Default">
      <style:table-cell-properties fo:background-color="transparent"/>
      <style:map style:condition="is-true-formula(ISODD(ROW()))" style:apply-style-name="r2" style:base-cell-address="Nodes.G115"/>
    </style:style>
    <style:style style:name="ce137" style:family="table-cell" style:parent-style-name="Default">
      <style:table-cell-properties fo:background-color="transparent"/>
      <style:map style:condition="is-true-formula(ISODD(ROW()))" style:apply-style-name="r2" style:base-cell-address="Nodes.G116"/>
    </style:style>
    <style:style style:name="ce138" style:family="table-cell" style:parent-style-name="Default">
      <style:table-cell-properties fo:background-color="transparent"/>
      <style:map style:condition="is-true-formula(ISODD(ROW()))" style:apply-style-name="r2" style:base-cell-address="Nodes.G117"/>
    </style:style>
    <style:style style:name="ce139" style:family="table-cell" style:parent-style-name="Default">
      <style:table-cell-properties fo:background-color="transparent"/>
      <style:map style:condition="is-true-formula(ISODD(ROW()))" style:apply-style-name="r2" style:base-cell-address="Nodes.G118"/>
    </style:style>
    <style:style style:name="ce140" style:family="table-cell" style:parent-style-name="Default">
      <style:table-cell-properties fo:border="none"/>
    </style:style>
    <style:style style:name="ce141" style:family="table-cell" style:parent-style-name="Default">
      <style:table-cell-properties fo:border-bottom="none" fo:background-color="#ff950e" fo:border-left="none" fo:border-right="0.06pt solid #000000" fo:border-top="none"/>
      <style:text-properties fo:font-weight="bold" style:font-weight-asian="bold" style:font-weight-complex="bold"/>
    </style:style>
    <style:style style:name="ce142" style:family="table-cell" style:parent-style-name="Default">
      <style:table-cell-properties fo:border-bottom="none" fo:background-color="transparent" fo:border-left="none" fo:border-right="0.06pt solid #000000" fo:border-top="none"/>
      <style:text-properties style:use-window-font-color="true"/>
    </style:style>
    <style:style style:name="ce143" style:family="table-cell" style:parent-style-name="Default">
      <style:table-cell-properties fo:border-bottom="none" fo:background-color="transparent" fo:border-left="none" fo:border-right="0.06pt solid #000000" fo:border-top="none"/>
    </style:style>
    <style:style style:name="ce144" style:family="table-cell" style:parent-style-name="Default">
      <style:table-cell-properties fo:border-bottom="0.06pt solid #000000" fo:background-color="#ff9900" fo:border-left="none" fo:border-right="none" fo:border-top="none"/>
    </style:style>
    <style:style style:name="ce145" style:family="table-cell" style:parent-style-name="Default">
      <style:table-cell-properties fo:background-color="transparent"/>
      <style:map style:condition="is-true-formula(ISODD(ROW()))" style:apply-style-name="r2" style:base-cell-address="DTStructs.B2"/>
      <style:map style:condition="is-true-formula(ISEVEN(ROW()))" style:apply-style-name="r1" style:base-cell-address="DTStructs.B2"/>
    </style:style>
    <style:style style:name="ce146" style:family="table-cell" style:parent-style-name="Default">
      <style:table-cell-properties fo:background-color="transparent"/>
      <style:map style:condition="is-true-formula(ISODD(ROW()))" style:apply-style-name="r2" style:base-cell-address="DTStructs.B18"/>
      <style:map style:condition="is-true-formula(ISEVEN(ROW()))" style:apply-style-name="r1" style:base-cell-address="DTStructs.B18"/>
    </style:style>
    <style:style style:name="ce147" style:family="table-cell" style:parent-style-name="Default">
      <style:table-cell-properties fo:background-color="transparent"/>
      <style:map style:condition="is-true-formula(ISODD(ROW()))" style:apply-style-name="r2" style:base-cell-address="DTStructs.B19"/>
      <style:map style:condition="is-true-formula(ISEVEN(ROW()))" style:apply-style-name="r1" style:base-cell-address="DTStructs.B19"/>
    </style:style>
    <style:style style:name="ce148" style:family="table-cell" style:parent-style-name="Default">
      <style:table-cell-properties fo:background-color="transparent"/>
      <style:text-properties style:font-name="Liberation Sans" style:font-name-asian="Droid Sans Fallback" style:font-name-complex="FreeSans"/>
      <style:map style:condition="is-true-formula(ISODD(ROW()))" style:apply-style-name="r2" style:base-cell-address="DTStructs.B2"/>
      <style:map style:condition="is-true-formula(ISEVEN(ROW()))" style:apply-style-name="r1" style:base-cell-address="DTStructs.B2"/>
    </style:style>
    <style:style style:name="ce149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map style:condition="is-true-formula(ISODD(ROW()))" style:apply-style-name="r2" style:base-cell-address="DTStructs.B31"/>
      <style:map style:condition="is-true-formula(ISEVEN(ROW()))" style:apply-style-name="r1" style:base-cell-address="DTStructs.B31"/>
    </style:style>
    <style:style style:name="ce150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map style:condition="is-true-formula(ISODD(ROW()))" style:apply-style-name="r2" style:base-cell-address="DTStructs.B2"/>
      <style:map style:condition="is-true-formula(ISEVEN(ROW()))" style:apply-style-name="r1" style:base-cell-address="DTStructs.B2"/>
    </style:style>
    <style:style style:name="ce151" style:family="table-cell" style:parent-style-name="Default">
      <style:table-cell-properties fo:background-color="transparent"/>
      <style:map style:condition="is-true-formula(ISODD(ROW()))" style:apply-style-name="r2" style:base-cell-address="DTStructs.B33"/>
      <style:map style:condition="is-true-formula(ISEVEN(ROW()))" style:apply-style-name="r1" style:base-cell-address="DTStructs.B33"/>
    </style:style>
    <style:style style:name="ce152" style:family="table-cell" style:parent-style-name="Default">
      <style:table-cell-properties style:text-align-source="fix" style:repeat-content="false" fo:background-color="transparent"/>
      <style:paragraph-properties fo:text-align="center"/>
      <style:map style:condition="is-true-formula(ISODD(ROW()))" style:apply-style-name="r2" style:base-cell-address="DTStructs.B2"/>
      <style:map style:condition="is-true-formula(ISEVEN(ROW()))" style:apply-style-name="r1" style:base-cell-address="DTStructs.B2"/>
    </style:style>
    <style:style style:name="ce153" style:family="table-cell" style:parent-style-name="Default">
      <style:table-cell-properties fo:background-color="transparent"/>
      <style:map style:condition="is-true-formula(ISODD(ROW()))" style:apply-style-name="r2" style:base-cell-address="DTStructs.B51"/>
    </style:style>
    <style:style style:name="ce154" style:family="table-cell" style:parent-style-name="Default">
      <style:table-cell-properties fo:background-color="transparent"/>
      <style:map style:condition="is-true-formula(ISODD(ROW()))" style:apply-style-name="r2" style:base-cell-address="DTStructs.B52"/>
    </style:style>
    <style:style style:name="ce155" style:family="table-cell" style:parent-style-name="Default">
      <style:table-cell-properties fo:background-color="transparent"/>
      <style:map style:condition="is-true-formula(ISODD(ROW()))" style:apply-style-name="r2" style:base-cell-address="DTStructs.B54"/>
    </style:style>
    <style:style style:name="ce156" style:family="table-cell" style:parent-style-name="Default">
      <style:table-cell-properties fo:background-color="transparent"/>
      <style:map style:condition="is-true-formula(ISODD(ROW()))" style:apply-style-name="r2" style:base-cell-address="DTStructs.B55"/>
    </style:style>
    <style:style style:name="ce157" style:family="table-cell" style:parent-style-name="Default">
      <style:table-cell-properties fo:background-color="transparent"/>
      <style:map style:condition="is-true-formula(ISODD(ROW()))" style:apply-style-name="r2" style:base-cell-address="DTStructs.B57"/>
    </style:style>
    <style:style style:name="ce158" style:family="table-cell" style:parent-style-name="Default">
      <style:table-cell-properties fo:background-color="transparent"/>
      <style:map style:condition="is-true-formula(ISODD(ROW()))" style:apply-style-name="r2" style:base-cell-address="DTStructs.B58"/>
    </style:style>
    <style:style style:name="ce159" style:family="table-cell" style:parent-style-name="Default">
      <style:table-cell-properties fo:background-color="transparent"/>
      <style:map style:condition="is-true-formula(ISODD(ROW()))" style:apply-style-name="r2" style:base-cell-address="DTStructs.B59"/>
    </style:style>
    <style:style style:name="ce160" style:family="table-cell" style:parent-style-name="Default">
      <style:table-cell-properties fo:background-color="transparent"/>
      <style:map style:condition="is-true-formula(ISODD(ROW()))" style:apply-style-name="r2" style:base-cell-address="DTStructs.B60"/>
    </style:style>
    <style:style style:name="ce161" style:family="table-cell" style:parent-style-name="Default">
      <style:table-cell-properties fo:background-color="transparent"/>
      <style:map style:condition="is-true-formula(ISODD(ROW()))" style:apply-style-name="r2" style:base-cell-address="DTStructs.B61"/>
    </style:style>
    <style:style style:name="ce162" style:family="table-cell" style:parent-style-name="Default">
      <style:table-cell-properties fo:background-color="transparent"/>
      <style:map style:condition="is-true-formula(ISODD(ROW()))" style:apply-style-name="r2" style:base-cell-address="DTStructs.B63"/>
    </style:style>
    <style:style style:name="ce163" style:family="table-cell" style:parent-style-name="Default">
      <style:table-cell-properties fo:border-bottom="0.06pt solid #000000" fo:background-color="#ff9900" style:text-align-source="fix" style:repeat-content="false" fo:border-left="none" fo:border-right="none" fo:border-top="none"/>
      <style:paragraph-properties fo:text-align="center"/>
    </style:style>
    <style:style style:name="ce164" style:family="table-cell" style:parent-style-name="Default">
      <style:table-cell-properties style:text-align-source="fix" style:repeat-content="false" fo:background-color="transparent"/>
      <style:paragraph-properties fo:text-align="center"/>
      <style:map style:condition="is-true-formula(ISODD(ROW()))" style:apply-style-name="r2" style:base-cell-address="DTStructs.B2"/>
      <style:map style:condition="is-true-formula(ISEVEN(ROW()))" style:apply-style-name="r1" style:base-cell-address="DTStructs.B2"/>
    </style:style>
    <style:style style:name="ce165" style:family="table-cell" style:parent-style-name="Default">
      <style:table-cell-properties style:text-align-source="fix" style:repeat-content="false" fo:background-color="transparent"/>
      <style:paragraph-properties fo:text-align="center"/>
      <style:map style:condition="is-true-formula(ISODD(ROW()))" style:apply-style-name="r2" style:base-cell-address="DTStructs.B18"/>
      <style:map style:condition="is-true-formula(ISEVEN(ROW()))" style:apply-style-name="r1" style:base-cell-address="DTStructs.B18"/>
    </style:style>
    <style:style style:name="ce166" style:family="table-cell" style:parent-style-name="Default">
      <style:table-cell-properties style:text-align-source="fix" style:repeat-content="false" fo:background-color="transparent"/>
      <style:paragraph-properties fo:text-align="center"/>
      <style:map style:condition="is-true-formula(ISODD(ROW()))" style:apply-style-name="r2" style:base-cell-address="DTStructs.B19"/>
      <style:map style:condition="is-true-formula(ISEVEN(ROW()))" style:apply-style-name="r1" style:base-cell-address="DTStructs.B19"/>
    </style:style>
    <style:style style:name="ce167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center" fo:margin-left="0in"/>
      <style:map style:condition="is-true-formula(ISODD(ROW()))" style:apply-style-name="r2" style:base-cell-address="DTStructs.B31"/>
      <style:map style:condition="is-true-formula(ISEVEN(ROW()))" style:apply-style-name="r1" style:base-cell-address="DTStructs.B31"/>
    </style:style>
    <style:style style:name="ce168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center" fo:margin-left="0in"/>
      <style:map style:condition="is-true-formula(ISODD(ROW()))" style:apply-style-name="r2" style:base-cell-address="DTStructs.B2"/>
      <style:map style:condition="is-true-formula(ISEVEN(ROW()))" style:apply-style-name="r1" style:base-cell-address="DTStructs.B2"/>
    </style:style>
    <style:style style:name="ce169" style:family="table-cell" style:parent-style-name="Default">
      <style:table-cell-properties style:text-align-source="fix" style:repeat-content="false" fo:background-color="transparent"/>
      <style:paragraph-properties fo:text-align="center"/>
      <style:map style:condition="is-true-formula(ISODD(ROW()))" style:apply-style-name="r2" style:base-cell-address="DTStructs.B33"/>
      <style:map style:condition="is-true-formula(ISEVEN(ROW()))" style:apply-style-name="r1" style:base-cell-address="DTStructs.B33"/>
    </style:style>
    <style:style style:name="ce170" style:family="table-cell" style:parent-style-name="Default">
      <style:table-cell-properties style:text-align-source="fix" style:repeat-content="false" fo:background-color="transparent"/>
      <style:paragraph-properties fo:text-align="center"/>
      <style:map style:condition="is-true-formula(ISODD(ROW()))" style:apply-style-name="r2" style:base-cell-address="DTStructs.C56"/>
      <style:map style:condition="is-true-formula(ISEVEN(ROW()))" style:apply-style-name="r1" style:base-cell-address="DTStructs.C56"/>
    </style:style>
    <style:style style:name="ce171" style:family="table-cell" style:parent-style-name="Default">
      <style:table-cell-properties style:text-align-source="fix" style:repeat-content="false" fo:background-color="transparent"/>
      <style:paragraph-properties fo:text-align="center"/>
    </style:style>
    <style:style style:name="ce172" style:family="table-cell" style:parent-style-name="Default">
      <style:table-cell-properties fo:border-bottom="none" fo:background-color="transparent" fo:border-left="0.06pt solid #000000" fo:border-right="none" fo:border-top="none"/>
      <style:map style:condition="is-true-formula(ISODD(ROW()))" style:apply-style-name="r2" style:base-cell-address="DTStructs.B2"/>
      <style:map style:condition="is-true-formula(ISEVEN(ROW()))" style:apply-style-name="r1" style:base-cell-address="DTStructs.B2"/>
    </style:style>
    <style:style style:name="ce173" style:family="table-cell" style:parent-style-name="Default">
      <style:table-cell-properties fo:border-bottom="none" fo:background-color="transparent" fo:border-left="0.06pt solid #000000" fo:border-right="none" fo:border-top="none"/>
      <style:map style:condition="is-true-formula(ISODD(ROW()))" style:apply-style-name="r2" style:base-cell-address="DTStructs.E13"/>
      <style:map style:condition="is-true-formula(ISEVEN(ROW()))" style:apply-style-name="r1" style:base-cell-address="DTStructs.E13"/>
    </style:style>
    <style:style style:name="ce174" style:family="table-cell" style:parent-style-name="Default">
      <style:table-cell-properties fo:border-bottom="none" fo:background-color="transparent" fo:border-left="0.06pt solid #000000" fo:border-right="none" fo:border-top="none"/>
      <style:text-properties style:font-name="Liberation Sans" style:font-name-asian="Droid Sans Fallback" style:font-name-complex="FreeSans"/>
      <style:map style:condition="is-true-formula(ISODD(ROW()))" style:apply-style-name="r2" style:base-cell-address="DTStructs.B2"/>
      <style:map style:condition="is-true-formula(ISEVEN(ROW()))" style:apply-style-name="r1" style:base-cell-address="DTStructs.B2"/>
    </style:style>
    <style:style style:name="ce175" style:family="table-cell" style:parent-style-name="Default">
      <style:table-cell-properties fo:border-bottom="none" fo:background-color="transparent" fo:border-left="0.06pt solid #000000" fo:border-right="none" fo:border-top="none"/>
      <style:text-properties style:font-name="Liberation Sans" style:font-name-asian="Droid Sans Fallback" style:font-name-complex="FreeSans"/>
      <style:map style:condition="is-true-formula(ISODD(ROW()))" style:apply-style-name="r2" style:base-cell-address="DTStructs.B18"/>
      <style:map style:condition="is-true-formula(ISEVEN(ROW()))" style:apply-style-name="r1" style:base-cell-address="DTStructs.B18"/>
    </style:style>
    <style:style style:name="ce176" style:family="table-cell" style:parent-style-name="Default">
      <style:table-cell-properties fo:border-bottom="none" fo:background-color="transparent" fo:border-left="0.06pt solid #000000" fo:border-right="none" fo:border-top="none"/>
      <style:text-properties style:font-name="Liberation Sans" style:font-name-asian="Droid Sans Fallback" style:font-name-complex="FreeSans"/>
      <style:map style:condition="is-true-formula(ISODD(ROW()))" style:apply-style-name="r2" style:base-cell-address="DTStructs.B19"/>
      <style:map style:condition="is-true-formula(ISEVEN(ROW()))" style:apply-style-name="r1" style:base-cell-address="DTStructs.B19"/>
    </style:style>
    <style:style style:name="ce177" style:family="table-cell" style:parent-style-name="Default">
      <style:table-cell-properties fo:background-color="transparent"/>
      <style:text-properties style:font-name="Liberation Sans" style:font-name-asian="Droid Sans Fallback" style:font-name-complex="FreeSans"/>
      <style:map style:condition="is-true-formula(ISODD(ROW()))" style:apply-style-name="r2" style:base-cell-address="DTStructs.E32"/>
      <style:map style:condition="is-true-formula(ISEVEN(ROW()))" style:apply-style-name="r1" style:base-cell-address="DTStructs.E32"/>
    </style:style>
    <style:style style:name="ce178" style:family="table-cell" style:parent-style-name="Default">
      <style:table-cell-properties fo:border-bottom="none" fo:background-color="transparent" fo:border-left="0.06pt solid #000000" fo:border-right="none" fo:border-top="none"/>
      <style:map style:condition="is-true-formula(ISODD(ROW()))" style:apply-style-name="r2" style:base-cell-address="DTStructs.B33"/>
      <style:map style:condition="is-true-formula(ISEVEN(ROW()))" style:apply-style-name="r1" style:base-cell-address="DTStructs.B33"/>
    </style:style>
    <style:style style:name="ce179" style:family="table-cell" style:parent-style-name="Default">
      <style:table-cell-properties fo:background-color="transparent"/>
      <style:map style:condition="is-true-formula(ISODD(ROW()))" style:apply-style-name="r2" style:base-cell-address="DTStructs.E53"/>
      <style:map style:condition="is-true-formula(ISEVEN(ROW()))" style:apply-style-name="r1" style:base-cell-address="DTStructs.E53"/>
    </style:style>
    <style:style style:name="ce180" style:family="table-cell" style:parent-style-name="Default">
      <style:table-cell-properties fo:border-bottom="none" fo:background-color="transparent" fo:border-left="0.06pt solid #000000" fo:border-right="none" fo:border-top="none"/>
      <style:map style:condition="is-true-formula(ISODD(ROW()))" style:apply-style-name="r2" style:base-cell-address="DTStructs.E54"/>
      <style:map style:condition="is-true-formula(ISEVEN(ROW()))" style:apply-style-name="r1" style:base-cell-address="DTStructs.E54"/>
    </style:style>
    <style:style style:name="ce181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map style:condition="is-true-formula(ISODD(ROW()))" style:apply-style-name="r2" style:base-cell-address="DTStructs.B2"/>
      <style:map style:condition="is-true-formula(ISEVEN(ROW()))" style:apply-style-name="r1" style:base-cell-address="DTStructs.B2"/>
    </style:style>
    <style:style style:name="ce182" style:family="table-cell" style:parent-style-name="Default">
      <style:table-cell-properties fo:border-bottom="none" fo:background-color="transparent" fo:border-left="0.06pt solid #000000" fo:border-right="none" fo:border-top="none"/>
      <style:map style:condition="is-true-formula(ISODD(ROW()))" style:apply-style-name="r2" style:base-cell-address="DTStructs.B2"/>
      <style:map style:condition="is-true-formula(ISEVEN(ROW()))" style:apply-style-name="r1" style:base-cell-address="DTStructs.B2"/>
    </style:style>
    <style:style style:name="ce183" style:family="table-cell" style:parent-style-name="Default">
      <style:table-cell-properties fo:border-bottom="none" fo:background-color="transparent" fo:border-left="0.06pt solid #000000" fo:border-right="none" fo:border-top="none"/>
      <style:map style:condition="is-true-formula(ISODD(ROW()))" style:apply-style-name="r2" style:base-cell-address="DTStructs.E58"/>
      <style:map style:condition="is-true-formula(ISEVEN(ROW()))" style:apply-style-name="r1" style:base-cell-address="DTStructs.E58"/>
    </style:style>
    <style:style style:name="ce184" style:family="table-cell" style:parent-style-name="Default">
      <style:table-cell-properties fo:border-bottom="none" fo:background-color="transparent" fo:border-left="0.06pt solid #000000" fo:border-right="none" fo:border-top="none"/>
      <style:map style:condition="is-true-formula(ISODD(ROW()))" style:apply-style-name="r2" style:base-cell-address="DTStructs.E59"/>
      <style:map style:condition="is-true-formula(ISEVEN(ROW()))" style:apply-style-name="r1" style:base-cell-address="DTStructs.E59"/>
    </style:style>
    <style:style style:name="ce185" style:family="table-cell" style:parent-style-name="Default">
      <style:table-cell-properties fo:border-bottom="none" fo:background-color="transparent" fo:border-left="0.06pt solid #000000" fo:border-right="none" fo:border-top="none"/>
      <style:map style:condition="is-true-formula(ISODD(ROW()))" style:apply-style-name="r2" style:base-cell-address="DTStructs.E61"/>
      <style:map style:condition="is-true-formula(ISEVEN(ROW()))" style:apply-style-name="r1" style:base-cell-address="DTStructs.E61"/>
    </style:style>
    <style:style style:name="ce186" style:family="table-cell" style:parent-style-name="Default">
      <style:table-cell-properties fo:border-bottom="none" fo:background-color="transparent" fo:border-left="0.06pt solid #000000" fo:border-right="none" fo:border-top="none"/>
      <style:map style:condition="is-true-formula(ISODD(ROW()))" style:apply-style-name="r2" style:base-cell-address="DTStructs.E62"/>
      <style:map style:condition="is-true-formula(ISEVEN(ROW()))" style:apply-style-name="r1" style:base-cell-address="DTStructs.E62"/>
    </style:style>
    <style:style style:name="ce187" style:family="table-cell" style:parent-style-name="Default">
      <style:table-cell-properties fo:border-bottom="none" fo:background-color="transparent" fo:border-left="0.06pt solid #000000" fo:border-right="none" fo:border-top="none"/>
      <style:map style:condition="is-true-formula(ISODD(ROW()))" style:apply-style-name="r2" style:base-cell-address="DTStructs.C56"/>
      <style:map style:condition="is-true-formula(ISEVEN(ROW()))" style:apply-style-name="r1" style:base-cell-address="DTStructs.C56"/>
    </style:style>
    <style:style style:name="ce188" style:family="table-cell" style:parent-style-name="Default">
      <style:table-cell-properties fo:border-bottom="none" fo:background-color="transparent" fo:border-left="0.06pt solid #000000" fo:border-right="none" fo:border-top="none"/>
    </style:style>
    <style:style style:name="ce189" style:family="table-cell" style:parent-style-name="Default">
      <style:table-cell-properties fo:background-color="transparent"/>
      <style:text-properties style:font-name="Liberation Sans" style:font-name-asian="Droid Sans Fallback" style:font-name-complex="FreeSans"/>
      <style:map style:condition="is-true-formula(ISODD(ROW()))" style:apply-style-name="r2" style:base-cell-address="DTStructs.B18"/>
      <style:map style:condition="is-true-formula(ISEVEN(ROW()))" style:apply-style-name="r1" style:base-cell-address="DTStructs.B18"/>
    </style:style>
    <style:style style:name="ce190" style:family="table-cell" style:parent-style-name="Default">
      <style:table-cell-properties fo:background-color="transparent"/>
      <style:text-properties style:font-name="Liberation Sans" style:font-name-asian="Droid Sans Fallback" style:font-name-complex="FreeSans"/>
      <style:map style:condition="is-true-formula(ISODD(ROW()))" style:apply-style-name="r2" style:base-cell-address="DTStructs.B19"/>
      <style:map style:condition="is-true-formula(ISEVEN(ROW()))" style:apply-style-name="r1" style:base-cell-address="DTStructs.B19"/>
    </style:style>
    <style:style style:name="ce191" style:family="table-cell" style:parent-style-name="Default">
      <style:table-cell-properties fo:background-color="transparent"/>
      <style:text-properties style:font-name="Liberation Sans" style:font-name-asian="Droid Sans Fallback" style:font-name-complex="FreeSans"/>
      <style:map style:condition="is-true-formula(ISODD(ROW()))" style:apply-style-name="r2" style:base-cell-address="DTStructs.B33"/>
      <style:map style:condition="is-true-formula(ISEVEN(ROW()))" style:apply-style-name="r1" style:base-cell-address="DTStructs.B33"/>
    </style:style>
    <style:style style:name="ce192" style:family="table-cell" style:parent-style-name="Default">
      <style:table-cell-properties fo:border-bottom="none" fo:background-color="transparent" fo:border-left="0.06pt solid #000000" fo:border-right="none" fo:border-top="none"/>
      <style:map style:condition="is-true-formula(ISODD(ROW()))" style:apply-style-name="r2" style:base-cell-address="DTStructs.F53"/>
      <style:map style:condition="is-true-formula(ISEVEN(ROW()))" style:apply-style-name="r1" style:base-cell-address="DTStructs.F53"/>
    </style:style>
    <style:style style:name="ce193" style:family="table-cell" style:parent-style-name="Default">
      <style:table-cell-properties fo:background-color="transparent"/>
      <style:map style:condition="is-true-formula(ISODD(ROW()))" style:apply-style-name="r2" style:base-cell-address="DTStructs.F54"/>
      <style:map style:condition="is-true-formula(ISEVEN(ROW()))" style:apply-style-name="r1" style:base-cell-address="DTStructs.F54"/>
    </style:style>
    <style:style style:name="ce194" style:family="table-cell" style:parent-style-name="Default">
      <style:table-cell-properties fo:border-bottom="none" fo:background-color="transparent" fo:border-left="0.06pt solid #000000" fo:border-right="none" fo:border-top="none"/>
      <style:map style:condition="is-true-formula(ISODD(ROW()))" style:apply-style-name="r2" style:base-cell-address="DTStructs.F56"/>
      <style:map style:condition="is-true-formula(ISEVEN(ROW()))" style:apply-style-name="r1" style:base-cell-address="DTStructs.F56"/>
    </style:style>
    <style:style style:name="ce195" style:family="table-cell" style:parent-style-name="Default">
      <style:table-cell-properties fo:background-color="transparent"/>
      <style:map style:condition="is-true-formula(ISODD(ROW()))" style:apply-style-name="r2" style:base-cell-address="DTStructs.F58"/>
      <style:map style:condition="is-true-formula(ISEVEN(ROW()))" style:apply-style-name="r1" style:base-cell-address="DTStructs.F58"/>
    </style:style>
    <style:style style:name="ce196" style:family="table-cell" style:parent-style-name="Default">
      <style:table-cell-properties fo:background-color="transparent"/>
      <style:map style:condition="is-true-formula(ISODD(ROW()))" style:apply-style-name="r2" style:base-cell-address="DTStructs.E59"/>
      <style:map style:condition="is-true-formula(ISEVEN(ROW()))" style:apply-style-name="r1" style:base-cell-address="DTStructs.E59"/>
    </style:style>
    <style:style style:name="ce197" style:family="table-cell" style:parent-style-name="Default">
      <style:table-cell-properties fo:background-color="transparent"/>
      <style:map style:condition="is-true-formula(ISODD(ROW()))" style:apply-style-name="r2" style:base-cell-address="DTStructs.F61"/>
      <style:map style:condition="is-true-formula(ISEVEN(ROW()))" style:apply-style-name="r1" style:base-cell-address="DTStructs.F61"/>
    </style:style>
    <style:style style:name="ce198" style:family="table-cell" style:parent-style-name="Default">
      <style:table-cell-properties fo:background-color="transparent"/>
      <style:map style:condition="is-true-formula(ISODD(ROW()))" style:apply-style-name="r2" style:base-cell-address="DTStructs.E62"/>
      <style:map style:condition="is-true-formula(ISEVEN(ROW()))" style:apply-style-name="r1" style:base-cell-address="DTStructs.E62"/>
    </style:style>
    <style:style style:name="ce199" style:family="table-cell" style:parent-style-name="Default">
      <style:table-cell-properties fo:background-color="transparent"/>
      <style:map style:condition="is-true-formula(ISODD(ROW()))" style:apply-style-name="r2" style:base-cell-address="DTStructs.F63"/>
      <style:map style:condition="is-true-formula(ISEVEN(ROW()))" style:apply-style-name="r1" style:base-cell-address="DTStructs.F63"/>
    </style:style>
    <style:style style:name="ce200" style:family="table-cell" style:parent-style-name="Default">
      <style:table-cell-properties fo:border-bottom="none" fo:background-color="transparent" fo:border-left="0.06pt solid #000000" fo:border-right="none" fo:border-top="none"/>
      <style:map style:condition="is-true-formula(ISODD(ROW()))" style:apply-style-name="r2" style:base-cell-address="DTStructs.G53"/>
      <style:map style:condition="is-true-formula(ISEVEN(ROW()))" style:apply-style-name="r1" style:base-cell-address="DTStructs.G53"/>
    </style:style>
    <style:style style:name="ce201" style:family="table-cell" style:parent-style-name="Default">
      <style:table-cell-properties fo:background-color="transparent"/>
      <style:map style:condition="is-true-formula(ISODD(ROW()))" style:apply-style-name="r2" style:base-cell-address="DTStructs.G57"/>
      <style:map style:condition="is-true-formula(ISEVEN(ROW()))" style:apply-style-name="r1" style:base-cell-address="DTStructs.G57"/>
    </style:style>
    <style:style style:name="ce202" style:family="table-cell" style:parent-style-name="Default">
      <style:table-cell-properties fo:background-color="transparent"/>
      <style:map style:condition="is-true-formula(ISODD(ROW()))" style:apply-style-name="r2" style:base-cell-address="DTStructs.G58"/>
      <style:map style:condition="is-true-formula(ISEVEN(ROW()))" style:apply-style-name="r1" style:base-cell-address="DTStructs.G58"/>
    </style:style>
    <style:style style:name="ce203" style:family="table-cell" style:parent-style-name="Default">
      <style:table-cell-properties fo:border-bottom="none" fo:background-color="transparent" fo:border-left="0.06pt solid #000000" fo:border-right="none" fo:border-top="none"/>
      <style:map style:condition="is-true-formula(ISODD(ROW()))" style:apply-style-name="r2" style:base-cell-address="DTStructs.G62"/>
      <style:map style:condition="is-true-formula(ISEVEN(ROW()))" style:apply-style-name="r1" style:base-cell-address="DTStructs.G62"/>
    </style:style>
    <style:style style:name="ce204" style:family="table-cell" style:parent-style-name="Default">
      <style:table-cell-properties fo:background-color="transparent"/>
      <style:map style:condition="is-true-formula(ISODD(ROW()))" style:apply-style-name="r2" style:base-cell-address="DTStructs.G63"/>
      <style:map style:condition="is-true-formula(ISEVEN(ROW()))" style:apply-style-name="r1" style:base-cell-address="DTStructs.G63"/>
    </style:style>
    <style:style style:name="ce205" style:family="table-cell" style:parent-style-name="Default">
      <style:table-cell-properties fo:background-color="transparent"/>
      <style:map style:condition="is-true-formula(ISODD(ROW()))" style:apply-style-name="r2" style:base-cell-address="DTStructs.H51"/>
      <style:map style:condition="is-true-formula(ISEVEN(ROW()))" style:apply-style-name="r1" style:base-cell-address="DTStructs.H51"/>
    </style:style>
    <style:style style:name="ce206" style:family="table-cell" style:parent-style-name="Default">
      <style:table-cell-properties fo:background-color="transparent"/>
      <style:map style:condition="is-true-formula(ISODD(ROW()))" style:apply-style-name="r2" style:base-cell-address="DTStructs.H56"/>
      <style:map style:condition="is-true-formula(ISEVEN(ROW()))" style:apply-style-name="r1" style:base-cell-address="DTStructs.H56"/>
    </style:style>
    <style:style style:name="ce207" style:family="table-cell" style:parent-style-name="Default">
      <style:table-cell-properties fo:background-color="transparent"/>
      <style:map style:condition="is-true-formula(ISODD(ROW()))" style:apply-style-name="r2" style:base-cell-address="DTStructs.B2"/>
      <style:map style:condition="is-true-formula(ISEVEN(ROW()))" style:apply-style-name="r1" style:base-cell-address="DTStructs.B2"/>
    </style:style>
    <style:style style:name="ce208" style:family="table-cell" style:parent-style-name="Default">
      <style:table-cell-properties fo:background-color="transparent"/>
      <style:map style:condition="is-true-formula(ISODD(ROW()))" style:apply-style-name="r2" style:base-cell-address="DTStructs.C56"/>
      <style:map style:condition="is-true-formula(ISEVEN(ROW()))" style:apply-style-name="r1" style:base-cell-address="DTStructs.C56"/>
    </style:style>
    <style:style style:name="ce209" style:family="table-cell" style:parent-style-name="Default">
      <style:table-cell-properties fo:background-color="transparent"/>
      <style:map style:condition="is-true-formula(ISODD(ROW()))" style:apply-style-name="r2" style:base-cell-address="DTStructs.I56"/>
      <style:map style:condition="is-true-formula(ISEVEN(ROW()))" style:apply-style-name="r1" style:base-cell-address="DTStructs.I56"/>
    </style:style>
  </office:automatic-styles>
  <office:body>
    <office:spreadsheet>
      <table:table table:name="Nodes" table:style-name="ta1">
        <table:table-column table:style-name="co1" table:default-cell-style-name="ce6"/>
        <table:table-column table:style-name="co2" table:number-columns-repeated="2" table:default-cell-style-name="ce6"/>
        <table:table-column table:style-name="co3" table:default-cell-style-name="ce99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number-columns-repeated="1016" table:default-cell-style-name="ce6"/>
        <table:table-column table:style-name="co7" table:default-cell-style-name="ce143"/>
        <table:table-row table:style-name="ro1">
          <table:table-cell table:style-name="ce1" office:value-type="string" calcext:value-type="string">
            <text:p>Service Name</text:p>
          </table:table-cell>
          <table:table-cell table:style-name="ce1" office:value-type="string" calcext:value-type="string">
            <text:p>Node Prefix</text:p>
          </table:table-cell>
          <table:table-cell table:style-name="ce1" office:value-type="string" calcext:value-type="string">
            <text:p>Node Name</text:p>
          </table:table-cell>
          <table:table-cell table:style-name="ce63" office:value-type="string" calcext:value-type="string">
            <text:p>Type</text:p>
          </table:table-cell>
          <table:table-cell table:style-name="ce1" office:value-type="string" calcext:value-type="string">
            <text:p>Input</text:p>
          </table:table-cell>
          <table:table-cell table:style-name="ce1" office:value-type="string" calcext:value-type="string">
            <text:p>Output</text:p>
          </table:table-cell>
          <table:table-cell table:style-name="ce1" office:value-type="string" calcext:value-type="string">
            <text:p>desc</text:p>
          </table:table-cell>
          <table:table-cell table:style-name="ce1" table:number-columns-repeated="1016"/>
          <table:table-cell table:style-name="ce141"/>
        </table:table-row>
        <table:table-row table:style-name="ro1">
          <table:table-cell table:style-name="ce2" office:value-type="string" calcext:value-type="string">
            <text:p>_Core</text:p>
          </table:table-cell>
          <table:table-cell table:style-name="ce8" table:number-columns-repeated="2"/>
          <table:table-cell table:style-name="ce64"/>
          <table:table-cell table:style-name="ce8" table:number-columns-repeated="9"/>
          <table:table-cell table:style-name="Default" table:number-columns-repeated="49"/>
          <table:table-cell table:style-name="ce8" table:number-columns-repeated="962"/>
        </table:table-row>
        <table:table-row table:style-name="ro1">
          <table:table-cell table:style-name="ce3"/>
          <table:table-cell table:style-name="ce9" office:value-type="string" calcext:value-type="string">
            <text:p>_core</text:p>
          </table:table-cell>
          <table:table-cell table:style-name="ce10" office:value-type="string" calcext:value-type="string">
            <text:p>registerCommand</text:p>
          </table:table-cell>
          <table:table-cell table:style-name="ce65" office:value-type="string" calcext:value-type="string">
            <text:p>Command</text:p>
          </table:table-cell>
          <table:table-cell table:style-name="ce10" office:value-type="string" calcext:value-type="string">
            <text:p>names[]</text:p>
          </table:table-cell>
          <table:table-cell table:style-name="ce10" table:number-columns-repeated="8"/>
          <table:table-cell table:style-name="Default" table:number-columns-repeated="49"/>
          <table:table-cell table:style-name="ce3" table:number-columns-repeated="961"/>
          <table:table-cell table:style-name="ce142"/>
        </table:table-row>
        <table:table-row table:style-name="ro1">
          <table:table-cell table:style-name="ce3"/>
          <table:table-cell table:style-name="ce10" office:value-type="string" calcext:value-type="string">
            <text:p>_core</text:p>
          </table:table-cell>
          <table:table-cell table:style-name="ce10" office:value-type="string" calcext:value-type="string">
            <text:p>removeCommand</text:p>
          </table:table-cell>
          <table:table-cell table:style-name="ce66" office:value-type="string" calcext:value-type="string">
            <text:p>Command</text:p>
          </table:table-cell>
          <table:table-cell table:style-name="ce10" office:value-type="string" calcext:value-type="string">
            <text:p>names[]</text:p>
          </table:table-cell>
          <table:table-cell table:style-name="ce10" table:number-columns-repeated="8"/>
          <table:table-cell table:style-name="Default" table:number-columns-repeated="49"/>
          <table:table-cell table:style-name="ce3" table:number-columns-repeated="961"/>
          <table:table-cell table:style-name="ce142"/>
        </table:table-row>
        <table:table-row table:style-name="ro1">
          <table:table-cell table:style-name="ce3"/>
          <table:table-cell table:style-name="ce10" office:value-type="string" calcext:value-type="string">
            <text:p>_core</text:p>
          </table:table-cell>
          <table:table-cell table:style-name="ce10" office:value-type="string" calcext:value-type="string">
            <text:p>registerEvent</text:p>
          </table:table-cell>
          <table:table-cell table:style-name="ce66" office:value-type="string" calcext:value-type="string">
            <text:p>Command</text:p>
          </table:table-cell>
          <table:table-cell table:style-name="ce10" office:value-type="string" calcext:value-type="string">
            <text:p>names[]</text:p>
          </table:table-cell>
          <table:table-cell table:style-name="ce10" table:number-columns-repeated="8"/>
          <table:table-cell table:style-name="Default" table:number-columns-repeated="49"/>
          <table:table-cell table:style-name="ce3" table:number-columns-repeated="961"/>
          <table:table-cell table:style-name="ce142"/>
        </table:table-row>
        <table:table-row table:style-name="ro1">
          <table:table-cell table:style-name="ce3"/>
          <table:table-cell table:style-name="ce11" office:value-type="string" calcext:value-type="string">
            <text:p>_core</text:p>
          </table:table-cell>
          <table:table-cell table:style-name="ce10" office:value-type="string" calcext:value-type="string">
            <text:p>removeEvent</text:p>
          </table:table-cell>
          <table:table-cell table:style-name="ce66" office:value-type="string" calcext:value-type="string">
            <text:p>Command</text:p>
          </table:table-cell>
          <table:table-cell table:style-name="ce10" office:value-type="string" calcext:value-type="string">
            <text:p>names[]</text:p>
          </table:table-cell>
          <table:table-cell table:style-name="ce10" table:number-columns-repeated="8"/>
          <table:table-cell table:style-name="Default" table:number-columns-repeated="49"/>
          <table:table-cell table:style-name="ce3" table:number-columns-repeated="961"/>
          <table:table-cell table:style-name="ce142"/>
        </table:table-row>
        <table:table-row table:style-name="ro2">
          <table:table-cell table:style-name="ce3"/>
          <table:table-cell table:style-name="ce10" office:value-type="string" calcext:value-type="string">
            <text:p>_core</text:p>
          </table:table-cell>
          <table:table-cell table:style-name="ce10" office:value-type="string" calcext:value-type="string">
            <text:p>registerHook</text:p>
          </table:table-cell>
          <table:table-cell table:style-name="ce66" office:value-type="string" calcext:value-type="string">
            <text:p>Command</text:p>
          </table:table-cell>
          <table:table-cell table:style-name="ce10" office:value-type="string" calcext:value-type="string">
            <text:p>names[]</text:p>
          </table:table-cell>
          <table:table-cell table:style-name="ce10" table:number-columns-repeated="8"/>
          <table:table-cell table:style-name="Default" table:number-columns-repeated="49"/>
          <table:table-cell table:style-name="ce3" table:number-columns-repeated="961"/>
          <table:table-cell table:style-name="ce142"/>
        </table:table-row>
        <table:table-row table:style-name="ro1">
          <table:table-cell table:style-name="ce3"/>
          <table:table-cell table:style-name="ce10" office:value-type="string" calcext:value-type="string">
            <text:p>_core</text:p>
          </table:table-cell>
          <table:table-cell table:style-name="ce10" office:value-type="string" calcext:value-type="string">
            <text:p>removeHook</text:p>
          </table:table-cell>
          <table:table-cell table:style-name="ce66" office:value-type="string" calcext:value-type="string">
            <text:p>Command</text:p>
          </table:table-cell>
          <table:table-cell table:style-name="ce10" office:value-type="string" calcext:value-type="string">
            <text:p>names[]</text:p>
          </table:table-cell>
          <table:table-cell table:style-name="ce10" table:number-columns-repeated="8"/>
          <table:table-cell table:style-name="Default" table:number-columns-repeated="49"/>
          <table:table-cell table:style-name="ce3" table:number-columns-repeated="961"/>
          <table:table-cell table:style-name="ce142"/>
        </table:table-row>
        <table:table-row table:style-name="ro1">
          <table:table-cell table:style-name="ce3" office:value-type="string" calcext:value-type="string">
            <text:p>n</text:p>
          </table:table-cell>
          <table:table-cell table:style-name="ce9" office:value-type="string" calcext:value-type="string">
            <text:p>_core</text:p>
          </table:table-cell>
          <table:table-cell table:style-name="ce10" office:value-type="string" calcext:value-type="string">
            <text:p>error</text:p>
          </table:table-cell>
          <table:table-cell table:style-name="ce66" office:value-type="string" calcext:value-type="string">
            <text:p>Command</text:p>
          </table:table-cell>
          <table:table-cell table:style-name="ce10" office:value-type="string" calcext:value-type="string">
            <text:p>node, [id] , description</text:p>
          </table:table-cell>
          <table:table-cell table:style-name="ce10" table:number-columns-repeated="8"/>
          <table:table-cell table:style-name="Default" table:number-columns-repeated="49"/>
          <table:table-cell table:style-name="ce3" table:number-columns-repeated="961"/>
          <table:table-cell table:style-name="ce142"/>
        </table:table-row>
        <table:table-row table:style-name="ro1">
          <table:table-cell table:style-name="ce3" office:value-type="string" calcext:value-type="string">
            <text:p>n</text:p>
          </table:table-cell>
          <table:table-cell table:style-name="ce10" office:value-type="string" calcext:value-type="string">
            <text:p>_core</text:p>
          </table:table-cell>
          <table:table-cell table:style-name="ce10" office:value-type="string" calcext:value-type="string">
            <text:p>warning</text:p>
          </table:table-cell>
          <table:table-cell table:style-name="ce66" office:value-type="string" calcext:value-type="string">
            <text:p>Command</text:p>
          </table:table-cell>
          <table:table-cell table:style-name="ce10" office:value-type="string" calcext:value-type="string">
            <text:p>node, [id] , description, level</text:p>
          </table:table-cell>
          <table:table-cell table:style-name="ce10"/>
          <table:table-cell table:style-name="ce10" office:value-type="string" calcext:value-type="string">
            <text:p>Level=[note ,debug, warning, critical]</text:p>
          </table:table-cell>
          <table:table-cell table:style-name="ce10" table:number-columns-repeated="6"/>
          <table:table-cell table:style-name="Default" table:number-columns-repeated="49"/>
          <table:table-cell table:style-name="ce3" table:number-columns-repeated="961"/>
          <table:table-cell table:style-name="ce142"/>
        </table:table-row>
        <table:table-row table:style-name="ro1">
          <table:table-cell table:style-name="ce3" office:value-type="string" calcext:value-type="string">
            <text:p>n</text:p>
          </table:table-cell>
          <table:table-cell table:style-name="ce10" office:value-type="string" calcext:value-type="string">
            <text:p>_core</text:p>
          </table:table-cell>
          <table:table-cell table:style-name="ce10" office:value-type="string" calcext:value-type="string">
            <text:p>registerSetting</text:p>
          </table:table-cell>
          <table:table-cell table:style-name="ce66" office:value-type="string" calcext:value-type="string">
            <text:p>Command</text:p>
          </table:table-cell>
          <table:table-cell table:style-name="ce10" office:value-type="string" calcext:value-type="string">
            <text:p>name ,defValue ,public ,readonly</text:p>
          </table:table-cell>
          <table:table-cell table:style-name="ce10" table:number-columns-repeated="8"/>
          <table:table-cell table:style-name="Default" table:number-columns-repeated="49"/>
          <table:table-cell table:style-name="ce3" table:number-columns-repeated="961"/>
          <table:table-cell table:style-name="ce142"/>
        </table:table-row>
        <table:table-row table:style-name="ro2">
          <table:table-cell table:style-name="ce3" office:value-type="string" calcext:value-type="string">
            <text:p>n</text:p>
          </table:table-cell>
          <table:table-cell table:style-name="ce10" office:value-type="string" calcext:value-type="string">
            <text:p>_core</text:p>
          </table:table-cell>
          <table:table-cell table:style-name="ce10" office:value-type="string" calcext:value-type="string">
            <text:p>removeSetting</text:p>
          </table:table-cell>
          <table:table-cell table:style-name="ce66" office:value-type="string" calcext:value-type="string">
            <text:p>Command</text:p>
          </table:table-cell>
          <table:table-cell table:style-name="ce10" office:value-type="string" calcext:value-type="string">
            <text:p>name </text:p>
          </table:table-cell>
          <table:table-cell table:style-name="ce10" table:number-columns-repeated="8"/>
          <table:table-cell table:style-name="Default" table:number-columns-repeated="49"/>
          <table:table-cell table:style-name="ce3" table:number-columns-repeated="961"/>
          <table:table-cell table:style-name="ce142"/>
        </table:table-row>
        <table:table-row table:style-name="ro2">
          <table:table-cell table:style-name="ce3" office:value-type="string" calcext:value-type="string">
            <text:p>n</text:p>
          </table:table-cell>
          <table:table-cell table:style-name="ce10" office:value-type="string" calcext:value-type="string">
            <text:p>_core</text:p>
          </table:table-cell>
          <table:table-cell table:style-name="ce10" office:value-type="string" calcext:value-type="string">
            <text:p>setSetting</text:p>
          </table:table-cell>
          <table:table-cell table:style-name="ce66" office:value-type="string" calcext:value-type="string">
            <text:p>Command</text:p>
          </table:table-cell>
          <table:table-cell table:style-name="ce10" office:value-type="string" calcext:value-type="string">
            <text:p>name, value</text:p>
          </table:table-cell>
          <table:table-cell table:style-name="ce10" table:number-columns-repeated="8"/>
          <table:table-cell table:style-name="Default" table:number-columns-repeated="49"/>
          <table:table-cell table:style-name="ce3" table:number-columns-repeated="961"/>
          <table:table-cell table:style-name="ce142"/>
        </table:table-row>
        <table:table-row table:style-name="ro1">
          <table:table-cell table:style-name="ce3" office:value-type="string" calcext:value-type="string">
            <text:p>n</text:p>
          </table:table-cell>
          <table:table-cell table:style-name="ce10" office:value-type="string" calcext:value-type="string">
            <text:p>_core</text:p>
          </table:table-cell>
          <table:table-cell table:style-name="ce10" office:value-type="string" calcext:value-type="string">
            <text:p>getSetting</text:p>
          </table:table-cell>
          <table:table-cell table:style-name="ce66" office:value-type="string" calcext:value-type="string">
            <text:p>Command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name, value</text:p>
          </table:table-cell>
          <table:table-cell table:style-name="ce12"/>
          <table:table-cell table:style-name="ce10" table:number-columns-repeated="6"/>
          <table:table-cell table:style-name="Default" table:number-columns-repeated="49"/>
          <table:table-cell table:style-name="ce3" table:number-columns-repeated="961"/>
          <table:table-cell table:style-name="ce142"/>
        </table:table-row>
        <table:table-row table:style-name="ro1">
          <table:table-cell table:style-name="ce3" office:value-type="string" calcext:value-type="string">
            <text:p>n</text:p>
          </table:table-cell>
          <table:table-cell table:style-name="ce10" office:value-type="string" calcext:value-type="string">
            <text:p>_core</text:p>
          </table:table-cell>
          <table:table-cell table:style-name="ce10" office:value-type="string" calcext:value-type="string">
            <text:p>updateSetting</text:p>
          </table:table-cell>
          <table:table-cell table:style-name="ce66" office:value-type="string" calcext:value-type="string">
            <text:p>Command</text:p>
          </table:table-cell>
          <table:table-cell table:style-name="ce10" office:value-type="string" calcext:value-type="string">
            <text:p>name ,defValue ,public ,readonly</text:p>
          </table:table-cell>
          <table:table-cell table:style-name="ce10"/>
          <table:table-cell table:style-name="ce12"/>
          <table:table-cell table:style-name="ce10" table:number-columns-repeated="6"/>
          <table:table-cell table:style-name="Default" table:number-columns-repeated="49"/>
          <table:table-cell table:style-name="ce3" table:number-columns-repeated="961"/>
          <table:table-cell table:style-name="ce142"/>
        </table:table-row>
        <table:table-row table:style-name="ro1">
          <table:table-cell table:style-name="ce3" office:value-type="string" calcext:value-type="string">
            <text:p>n</text:p>
          </table:table-cell>
          <table:table-cell table:style-name="ce10" office:value-type="string" calcext:value-type="string">
            <text:p>_core</text:p>
          </table:table-cell>
          <table:table-cell table:style-name="ce10" office:value-type="string" calcext:value-type="string">
            <text:p>resetSetting</text:p>
          </table:table-cell>
          <table:table-cell table:style-name="ce66" office:value-type="string" calcext:value-type="string">
            <text:p>Command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name, value</text:p>
          </table:table-cell>
          <table:table-cell table:style-name="ce12"/>
          <table:table-cell table:style-name="ce10" table:number-columns-repeated="6"/>
          <table:table-cell table:style-name="Default" table:number-columns-repeated="49"/>
          <table:table-cell table:style-name="ce3" table:number-columns-repeated="961"/>
          <table:table-cell table:style-name="ce142"/>
        </table:table-row>
        <table:table-row table:style-name="ro1">
          <table:table-cell table:style-name="ce3"/>
          <table:table-cell table:style-name="ce10" office:value-type="string" calcext:value-type="string">
            <text:p>_core</text:p>
          </table:table-cell>
          <table:table-cell table:style-name="ce10" office:value-type="string" calcext:value-type="string">
            <text:p>getListOfServices</text:p>
          </table:table-cell>
          <table:table-cell table:style-name="ce66" office:value-type="string" calcext:value-type="string">
            <text:p>Command</text:p>
          </table:table-cell>
          <table:table-cell table:style-name="ce100"/>
          <table:table-cell table:style-name="ce122" office:value-type="string" calcext:value-type="string">
            <text:p>extensions [{name, version, state, istate},...]</text:p>
          </table:table-cell>
          <table:table-cell table:style-name="ce10" table:number-columns-repeated="7"/>
          <table:table-cell table:style-name="Default" table:number-columns-repeated="49"/>
          <table:table-cell table:style-name="ce3" table:number-columns-repeated="961"/>
          <table:table-cell table:style-name="ce142"/>
        </table:table-row>
        <table:table-row table:style-name="ro1">
          <table:table-cell table:style-name="ce3"/>
          <table:table-cell table:style-name="ce10" office:value-type="string" calcext:value-type="string">
            <text:p>_core</text:p>
          </table:table-cell>
          <table:table-cell table:style-name="ce10" office:value-type="string" calcext:value-type="string">
            <text:p>getServiceInfo</text:p>
          </table:table-cell>
          <table:table-cell table:style-name="ce66" office:value-type="string" calcext:value-type="string">
            <text:p>Command</text:p>
          </table:table-cell>
          <table:table-cell table:style-name="Default" office:value-type="string" calcext:value-type="string">
            <text:p>name</text:p>
          </table:table-cell>
          <table:table-cell table:style-name="ce123" office:value-type="string" calcext:value-type="string">
            <text:p>DSInstallInfo</text:p>
          </table:table-cell>
          <table:table-cell table:style-name="ce10" table:number-columns-repeated="7"/>
          <table:table-cell table:style-name="Default" table:number-columns-repeated="49"/>
          <table:table-cell table:style-name="ce3" table:number-columns-repeated="961"/>
          <table:table-cell table:style-name="ce142"/>
        </table:table-row>
        <table:table-row table:style-name="ro1">
          <table:table-cell table:style-name="ce3"/>
          <table:table-cell table:style-name="ce10" office:value-type="string" calcext:value-type="string">
            <text:p>_core</text:p>
          </table:table-cell>
          <table:table-cell table:style-name="ce10" office:value-type="string" calcext:value-type="string">
            <text:p>installService</text:p>
          </table:table-cell>
          <table:table-cell table:style-name="ce66" office:value-type="string" calcext:value-type="string">
            <text:p>Command</text:p>
          </table:table-cell>
          <table:table-cell table:style-name="ce10" office:value-type="string" calcext:value-type="string">
            <text:p>name</text:p>
          </table:table-cell>
          <table:table-cell table:style-name="ce10" table:number-columns-repeated="8"/>
          <table:table-cell table:style-name="Default" table:number-columns-repeated="49"/>
          <table:table-cell table:style-name="ce3" table:number-columns-repeated="961"/>
          <table:table-cell table:style-name="ce142"/>
        </table:table-row>
        <table:table-row table:style-name="ro2">
          <table:table-cell table:style-name="ce3"/>
          <table:table-cell table:style-name="ce10" office:value-type="string" calcext:value-type="string">
            <text:p>_core</text:p>
          </table:table-cell>
          <table:table-cell table:style-name="ce10" office:value-type="string" calcext:value-type="string">
            <text:p>uninstallService</text:p>
          </table:table-cell>
          <table:table-cell table:style-name="ce66" office:value-type="string" calcext:value-type="string">
            <text:p>Command</text:p>
          </table:table-cell>
          <table:table-cell table:style-name="ce10" office:value-type="string" calcext:value-type="string">
            <text:p>name</text:p>
          </table:table-cell>
          <table:table-cell table:style-name="ce10" table:number-columns-repeated="8"/>
          <table:table-cell table:style-name="Default" table:number-columns-repeated="49"/>
          <table:table-cell table:style-name="ce3" table:number-columns-repeated="961"/>
          <table:table-cell table:style-name="ce142"/>
        </table:table-row>
        <table:table-row table:style-name="ro2">
          <table:table-cell table:style-name="ce3"/>
          <table:table-cell table:style-name="ce10" office:value-type="string" calcext:value-type="string">
            <text:p>_core</text:p>
          </table:table-cell>
          <table:table-cell table:style-name="ce10" office:value-type="string" calcext:value-type="string">
            <text:p>enableService</text:p>
          </table:table-cell>
          <table:table-cell table:style-name="ce66" office:value-type="string" calcext:value-type="string">
            <text:p>Command</text:p>
          </table:table-cell>
          <table:table-cell table:style-name="ce10" office:value-type="string" calcext:value-type="string">
            <text:p>name</text:p>
          </table:table-cell>
          <table:table-cell table:style-name="ce10" table:number-columns-repeated="8"/>
          <table:table-cell table:style-name="Default" table:number-columns-repeated="49"/>
          <table:table-cell table:style-name="ce3" table:number-columns-repeated="961"/>
          <table:table-cell table:style-name="ce142"/>
        </table:table-row>
        <table:table-row table:style-name="ro2">
          <table:table-cell table:style-name="ce3"/>
          <table:table-cell table:style-name="ce10" office:value-type="string" calcext:value-type="string">
            <text:p>_core</text:p>
          </table:table-cell>
          <table:table-cell table:style-name="ce10" office:value-type="string" calcext:value-type="string">
            <text:p>disableService</text:p>
          </table:table-cell>
          <table:table-cell table:style-name="ce66" office:value-type="string" calcext:value-type="string">
            <text:p>Command</text:p>
          </table:table-cell>
          <table:table-cell table:style-name="ce10" office:value-type="string" calcext:value-type="string">
            <text:p>name</text:p>
          </table:table-cell>
          <table:table-cell table:style-name="ce10" table:number-columns-repeated="8"/>
          <table:table-cell table:style-name="Default" table:number-columns-repeated="49"/>
          <table:table-cell table:style-name="ce3" table:number-columns-repeated="961"/>
          <table:table-cell table:style-name="ce142"/>
        </table:table-row>
        <table:table-row table:style-name="ro1">
          <table:table-cell table:style-name="ce3"/>
          <table:table-cell table:style-name="ce10" office:value-type="string" calcext:value-type="string">
            <text:p>_core</text:p>
          </table:table-cell>
          <table:table-cell table:style-name="ce10" office:value-type="string" calcext:value-type="string">
            <text:p>kickService</text:p>
          </table:table-cell>
          <table:table-cell table:style-name="ce66" office:value-type="string" calcext:value-type="string">
            <text:p>Command</text:p>
          </table:table-cell>
          <table:table-cell table:style-name="ce10" office:value-type="string" calcext:value-type="string">
            <text:p>name</text:p>
          </table:table-cell>
          <table:table-cell table:style-name="ce10" table:number-columns-repeated="8"/>
          <table:table-cell table:style-name="Default" table:number-columns-repeated="49"/>
          <table:table-cell table:style-name="ce3" table:number-columns-repeated="961"/>
          <table:table-cell table:style-name="ce142"/>
        </table:table-row>
        <table:table-row table:style-name="ro1">
          <table:table-cell table:style-name="ce3"/>
          <table:table-cell table:style-name="ce10" office:value-type="string" calcext:value-type="string">
            <text:p>_core</text:p>
          </table:table-cell>
          <table:table-cell table:style-name="ce10" office:value-type="string" calcext:value-type="string">
            <text:p>pingService</text:p>
          </table:table-cell>
          <table:table-cell table:style-name="ce66" office:value-type="string" calcext:value-type="string">
            <text:p>Command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success, time(ms)</text:p>
          </table:table-cell>
          <table:table-cell table:style-name="ce10" table:number-columns-repeated="7"/>
          <table:table-cell table:style-name="Default" table:number-columns-repeated="49"/>
          <table:table-cell table:style-name="ce3" table:number-columns-repeated="961"/>
          <table:table-cell table:style-name="ce142"/>
        </table:table-row>
        <table:table-row table:style-name="ro1">
          <table:table-cell table:style-name="ce4" office:value-type="string" calcext:value-type="string">
            <text:p>n</text:p>
          </table:table-cell>
          <table:table-cell table:style-name="ce10" office:value-type="string" calcext:value-type="string">
            <text:p>_core</text:p>
          </table:table-cell>
          <table:table-cell table:style-name="ce10" office:value-type="string" calcext:value-type="string">
            <text:p>onSettingUpdate</text:p>
          </table:table-cell>
          <table:table-cell table:style-name="ce67" office:value-type="string" calcext:value-type="string">
            <text:p>Event</text:p>
          </table:table-cell>
          <table:table-cell table:style-name="ce10" office:value-type="string" calcext:value-type="string">
            <text:p>name, newValue</text:p>
          </table:table-cell>
          <table:table-cell table:style-name="ce10" table:number-columns-repeated="8"/>
          <table:table-cell table:style-name="Default" table:number-columns-repeated="49"/>
          <table:table-cell table:style-name="ce3" table:number-columns-repeated="961"/>
          <table:table-cell table:style-name="ce142"/>
        </table:table-row>
        <table:table-row table:style-name="ro1">
          <table:table-cell table:style-name="ce4"/>
          <table:table-cell table:style-name="ce10" office:value-type="string" calcext:value-type="string">
            <text:p>_core</text:p>
          </table:table-cell>
          <table:table-cell table:style-name="ce10" office:value-type="string" calcext:value-type="string">
            <text:p>onServiceConnect</text:p>
          </table:table-cell>
          <table:table-cell table:style-name="ce67" office:value-type="string" calcext:value-type="string">
            <text:p>Event</text:p>
          </table:table-cell>
          <table:table-cell table:style-name="ce10" office:value-type="string" calcext:value-type="string">
            <text:p>name</text:p>
          </table:table-cell>
          <table:table-cell table:style-name="ce10" table:number-columns-repeated="8"/>
          <table:table-cell table:style-name="Default" table:number-columns-repeated="49"/>
          <table:table-cell table:style-name="ce3" table:number-columns-repeated="961"/>
          <table:table-cell table:style-name="ce142"/>
        </table:table-row>
        <table:table-row table:style-name="ro1">
          <table:table-cell table:style-name="ce4"/>
          <table:table-cell table:style-name="ce10" office:value-type="string" calcext:value-type="string">
            <text:p>_core</text:p>
          </table:table-cell>
          <table:table-cell table:style-name="ce10" office:value-type="string" calcext:value-type="string">
            <text:p>onServiceDisconnect</text:p>
          </table:table-cell>
          <table:table-cell table:style-name="ce67" office:value-type="string" calcext:value-type="string">
            <text:p>Event</text:p>
          </table:table-cell>
          <table:table-cell table:style-name="ce101" office:value-type="string" calcext:value-type="string">
            <text:p>name</text:p>
          </table:table-cell>
          <table:table-cell table:style-name="ce10" table:number-columns-repeated="8"/>
          <table:table-cell table:style-name="Default" table:number-columns-repeated="49"/>
          <table:table-cell table:style-name="ce3" table:number-columns-repeated="961"/>
          <table:table-cell table:style-name="ce142"/>
        </table:table-row>
        <table:table-row table:style-name="ro1">
          <table:table-cell table:style-name="ce4"/>
          <table:table-cell table:style-name="ce10" office:value-type="string" calcext:value-type="string">
            <text:p>_core</text:p>
          </table:table-cell>
          <table:table-cell table:style-name="ce10" office:value-type="string" calcext:value-type="string">
            <text:p>onServiceEnable</text:p>
          </table:table-cell>
          <table:table-cell table:style-name="ce67" office:value-type="string" calcext:value-type="string">
            <text:p>Event</text:p>
          </table:table-cell>
          <table:table-cell table:style-name="ce102" office:value-type="string" calcext:value-type="string">
            <text:p>name</text:p>
          </table:table-cell>
          <table:table-cell table:style-name="ce10" table:number-columns-repeated="8"/>
          <table:table-cell table:style-name="Default" table:number-columns-repeated="49"/>
          <table:table-cell table:style-name="ce3" table:number-columns-repeated="961"/>
          <table:table-cell table:style-name="ce142"/>
        </table:table-row>
        <table:table-row table:style-name="ro1">
          <table:table-cell table:style-name="ce4"/>
          <table:table-cell table:style-name="ce10" office:value-type="string" calcext:value-type="string">
            <text:p>_core</text:p>
          </table:table-cell>
          <table:table-cell table:style-name="ce10" office:value-type="string" calcext:value-type="string">
            <text:p>onServiceDisable</text:p>
          </table:table-cell>
          <table:table-cell table:style-name="ce67" office:value-type="string" calcext:value-type="string">
            <text:p>Event</text:p>
          </table:table-cell>
          <table:table-cell table:style-name="ce103" office:value-type="string" calcext:value-type="string">
            <text:p>name</text:p>
          </table:table-cell>
          <table:table-cell table:style-name="ce10" table:number-columns-repeated="8"/>
          <table:table-cell table:style-name="Default" table:number-columns-repeated="49"/>
          <table:table-cell table:style-name="ce3" table:number-columns-repeated="961"/>
          <table:table-cell table:style-name="ce142"/>
        </table:table-row>
        <table:table-row table:style-name="ro1">
          <table:table-cell table:style-name="ce4"/>
          <table:table-cell table:style-name="ce10" office:value-type="string" calcext:value-type="string">
            <text:p>_core</text:p>
          </table:table-cell>
          <table:table-cell table:style-name="ce10" office:value-type="string" calcext:value-type="string">
            <text:p>onServiceInstall</text:p>
          </table:table-cell>
          <table:table-cell table:style-name="ce67" office:value-type="string" calcext:value-type="string">
            <text:p>Event</text:p>
          </table:table-cell>
          <table:table-cell table:style-name="ce104" office:value-type="string" calcext:value-type="string">
            <text:p>name</text:p>
          </table:table-cell>
          <table:table-cell table:style-name="ce10" table:number-columns-repeated="8"/>
          <table:table-cell table:style-name="Default" table:number-columns-repeated="49"/>
          <table:table-cell table:style-name="ce3" table:number-columns-repeated="961"/>
          <table:table-cell table:style-name="ce142"/>
        </table:table-row>
        <table:table-row table:style-name="ro1">
          <table:table-cell table:style-name="ce4"/>
          <table:table-cell table:style-name="ce10" office:value-type="string" calcext:value-type="string">
            <text:p>_core</text:p>
          </table:table-cell>
          <table:table-cell table:style-name="ce10" office:value-type="string" calcext:value-type="string">
            <text:p>onServiceUninstall</text:p>
          </table:table-cell>
          <table:table-cell table:style-name="ce67" office:value-type="string" calcext:value-type="string">
            <text:p>Event</text:p>
          </table:table-cell>
          <table:table-cell table:style-name="ce105" office:value-type="string" calcext:value-type="string">
            <text:p>name</text:p>
          </table:table-cell>
          <table:table-cell table:style-name="ce10" table:number-columns-repeated="8"/>
          <table:table-cell table:style-name="Default" table:number-columns-repeated="49"/>
          <table:table-cell table:style-name="ce3" table:number-columns-repeated="961"/>
          <table:table-cell table:style-name="ce142"/>
        </table:table-row>
        <table:table-row table:style-name="ro1">
          <table:table-cell table:style-name="ce3"/>
          <table:table-cell table:style-name="ce10" table:number-columns-repeated="2"/>
          <table:table-cell table:style-name="ce67"/>
          <table:table-cell table:style-name="ce10" table:number-columns-repeated="9"/>
          <table:table-cell table:style-name="Default" table:number-columns-repeated="49"/>
          <table:table-cell table:style-name="ce3" table:number-columns-repeated="961"/>
          <table:table-cell table:style-name="ce142"/>
        </table:table-row>
        <table:table-row table:style-name="ro1">
          <table:table-cell table:style-name="ce5" office:value-type="string" calcext:value-type="string">
            <text:p>PGDatabase</text:p>
          </table:table-cell>
          <table:table-cell table:style-name="Default" table:number-columns-repeated="61"/>
          <table:table-cell table:style-name="ce5" table:number-columns-repeated="962"/>
        </table:table-row>
        <table:table-row table:style-name="ro1">
          <table:table-cell/>
          <table:table-cell table:style-name="ce12" office:value-type="string" calcext:value-type="string">
            <text:p>database</text:p>
          </table:table-cell>
          <table:table-cell table:style-name="ce12" office:value-type="string" calcext:value-type="string">
            <text:p>query</text:p>
          </table:table-cell>
          <table:table-cell table:style-name="ce66" office:value-type="string" calcext:value-type="string">
            <text:p>Command</text:p>
          </table:table-cell>
          <table:table-cell table:style-name="ce12" office:value-type="string" calcext:value-type="string">
            <text:p>DSDBQuery</text:p>
          </table:table-cell>
          <table:table-cell table:style-name="ce12" office:value-type="string" calcext:value-type="string">
            <text:p>DSDBTable</text:p>
          </table:table-cell>
          <table:table-cell table:style-name="ce12" table:number-columns-repeated="7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12" office:value-type="string" calcext:value-type="string">
            <text:p>database</text:p>
          </table:table-cell>
          <table:table-cell table:style-name="ce12" office:value-type="string" calcext:value-type="string">
            <text:p>execute</text:p>
          </table:table-cell>
          <table:table-cell table:style-name="ce66" office:value-type="string" calcext:value-type="string">
            <text:p>Command</text:p>
          </table:table-cell>
          <table:table-cell table:style-name="ce12" office:value-type="string" calcext:value-type="string">
            <text:p>DSDBQuery</text:p>
          </table:table-cell>
          <table:table-cell table:style-name="ce12" office:value-type="string" calcext:value-type="string">
            <text:p>DSInteger</text:p>
          </table:table-cell>
          <table:table-cell table:style-name="ce12" table:number-columns-repeated="7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12" office:value-type="string" calcext:value-type="string">
            <text:p>database</text:p>
          </table:table-cell>
          <table:table-cell table:style-name="ce12" office:value-type="string" calcext:value-type="string">
            <text:p>singleFieldQuery</text:p>
          </table:table-cell>
          <table:table-cell table:style-name="ce66" office:value-type="string" calcext:value-type="string">
            <text:p>Command</text:p>
          </table:table-cell>
          <table:table-cell table:style-name="ce12" office:value-type="string" calcext:value-type="string">
            <text:p>DSDBQuery</text:p>
          </table:table-cell>
          <table:table-cell table:style-name="ce12" office:value-type="string" calcext:value-type="string">
            <text:p>DSString</text:p>
          </table:table-cell>
          <table:table-cell table:style-name="ce12" table:number-columns-repeated="7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12" office:value-type="string" calcext:value-type="string">
            <text:p>database</text:p>
          </table:table-cell>
          <table:table-cell table:style-name="ce12" office:value-type="string" calcext:value-type="string">
            <text:p>newUser</text:p>
          </table:table-cell>
          <table:table-cell table:style-name="ce67" office:value-type="string" calcext:value-type="string">
            <text:p>Event</text:p>
          </table:table-cell>
          <table:table-cell table:style-name="ce12"/>
          <table:table-cell table:style-name="ce55" office:value-type="string" calcext:value-type="string">
            <text:p>DSString</text:p>
          </table:table-cell>
          <table:table-cell table:style-name="ce12" table:number-columns-repeated="7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12" office:value-type="string" calcext:value-type="string">
            <text:p>database</text:p>
          </table:table-cell>
          <table:table-cell table:style-name="ce12" office:value-type="string" calcext:value-type="string">
            <text:p>userLogin</text:p>
          </table:table-cell>
          <table:table-cell table:style-name="ce67" office:value-type="string" calcext:value-type="string">
            <text:p>Event</text:p>
          </table:table-cell>
          <table:table-cell table:style-name="ce12"/>
          <table:table-cell table:style-name="ce55" office:value-type="string" calcext:value-type="string">
            <text:p>DSString</text:p>
          </table:table-cell>
          <table:table-cell table:style-name="ce12" table:number-columns-repeated="7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12" table:number-columns-repeated="2"/>
          <table:table-cell table:style-name="ce67"/>
          <table:table-cell table:style-name="ce12"/>
          <table:table-cell table:style-name="ce55"/>
          <table:table-cell table:style-name="ce12" table:number-columns-repeated="7"/>
          <table:table-cell table:style-name="Default" table:number-columns-repeated="49"/>
          <table:table-cell table:number-columns-repeated="962"/>
        </table:table-row>
        <table:table-row table:style-name="ro1">
          <table:table-cell table:style-name="ce7" office:value-type="string" calcext:value-type="string">
            <text:p>UserManagement</text:p>
          </table:table-cell>
          <table:table-cell table:style-name="Default" table:number-columns-repeated="61"/>
          <table:table-cell table:style-name="ce5" table:number-columns-repeated="962"/>
        </table:table-row>
        <table:table-row table:style-name="ro1">
          <table:table-cell/>
          <table:table-cell table:style-name="ce12" office:value-type="string" calcext:value-type="string">
            <text:p>userman</text:p>
          </table:table-cell>
          <table:table-cell table:style-name="ce12" office:value-type="string" calcext:value-type="string">
            <text:p>login</text:p>
          </table:table-cell>
          <table:table-cell table:style-name="ce66" office:value-type="string" calcext:value-type="string">
            <text:p>Command</text:p>
          </table:table-cell>
          <table:table-cell table:style-name="ce55" office:value-type="string" calcext:value-type="string">
            <text:p>DSLoginInfo</text:p>
          </table:table-cell>
          <table:table-cell table:style-name="ce55" office:value-type="string" calcext:value-type="string">
            <text:p>DSLoginResult</text:p>
          </table:table-cell>
          <table:table-cell table:style-name="ce12" table:number-columns-repeated="7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12" office:value-type="string" calcext:value-type="string">
            <text:p>userman</text:p>
          </table:table-cell>
          <table:table-cell table:style-name="ce12" office:value-type="string" calcext:value-type="string">
            <text:p>logout</text:p>
          </table:table-cell>
          <table:table-cell table:style-name="ce66" office:value-type="string" calcext:value-type="string">
            <text:p>Command</text:p>
          </table:table-cell>
          <table:table-cell table:style-name="ce12" office:value-type="string" calcext:value-type="string">
            <text:p>DSInteger</text:p>
          </table:table-cell>
          <table:table-cell table:style-name="ce12" table:number-columns-repeated="8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12" office:value-type="string" calcext:value-type="string">
            <text:p>userman</text:p>
          </table:table-cell>
          <table:table-cell table:style-name="ce12" office:value-type="string" calcext:value-type="string">
            <text:p>checkPermission</text:p>
          </table:table-cell>
          <table:table-cell table:style-name="ce66" office:value-type="string" calcext:value-type="string">
            <text:p>Command</text:p>
          </table:table-cell>
          <table:table-cell table:style-name="ce55" office:value-type="string" calcext:value-type="string">
            <text:p>DSChkPermission</text:p>
          </table:table-cell>
          <table:table-cell table:style-name="ce12" office:value-type="string" calcext:value-type="string">
            <text:p>DSBoolean</text:p>
          </table:table-cell>
          <table:table-cell table:style-name="ce12" table:number-columns-repeated="7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13" office:value-type="string" calcext:value-type="string">
            <text:p>userman</text:p>
          </table:table-cell>
          <table:table-cell table:style-name="ce13" office:value-type="string" calcext:value-type="string">
            <text:p>checkPermissionByName</text:p>
          </table:table-cell>
          <table:table-cell table:style-name="ce68" office:value-type="string" calcext:value-type="string">
            <text:p>Command</text:p>
          </table:table-cell>
          <table:table-cell table:style-name="ce106" office:value-type="string" calcext:value-type="string">
            <text:p>DSChkPermissionByName</text:p>
          </table:table-cell>
          <table:table-cell table:style-name="ce13" office:value-type="string" calcext:value-type="string">
            <text:p>DSBoolean</text:p>
          </table:table-cell>
          <table:table-cell table:style-name="ce13" table:number-columns-repeated="7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12" office:value-type="string" calcext:value-type="string">
            <text:p>userman</text:p>
          </table:table-cell>
          <table:table-cell table:style-name="ce12" office:value-type="string" calcext:value-type="string">
            <text:p>addUser</text:p>
          </table:table-cell>
          <table:table-cell table:style-name="ce66" office:value-type="string" calcext:value-type="string">
            <text:p>Command</text:p>
          </table:table-cell>
          <table:table-cell table:style-name="ce55" office:value-type="string" calcext:value-type="string">
            <text:p>DSAddUser</text:p>
          </table:table-cell>
          <table:table-cell table:style-name="ce12" office:value-type="string" calcext:value-type="string">
            <text:p>DSInteger</text:p>
          </table:table-cell>
          <table:table-cell table:style-name="ce12" table:number-columns-repeated="7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12" office:value-type="string" calcext:value-type="string">
            <text:p>userman</text:p>
          </table:table-cell>
          <table:table-cell table:style-name="ce12" office:value-type="string" calcext:value-type="string">
            <text:p>removeUser</text:p>
          </table:table-cell>
          <table:table-cell table:style-name="ce66" office:value-type="string" calcext:value-type="string">
            <text:p>Command</text:p>
          </table:table-cell>
          <table:table-cell table:style-name="ce12" office:value-type="string" calcext:value-type="string">
            <text:p>DSInteger</text:p>
          </table:table-cell>
          <table:table-cell table:style-name="ce12" table:number-columns-repeated="8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12" office:value-type="string" calcext:value-type="string">
            <text:p>userman</text:p>
          </table:table-cell>
          <table:table-cell table:style-name="ce12" office:value-type="string" calcext:value-type="string">
            <text:p>modifyUser</text:p>
          </table:table-cell>
          <table:table-cell table:style-name="ce66" office:value-type="string" calcext:value-type="string">
            <text:p>Command</text:p>
          </table:table-cell>
          <table:table-cell table:style-name="ce55" office:value-type="string" calcext:value-type="string">
            <text:p>DSModifyUser</text:p>
          </table:table-cell>
          <table:table-cell table:style-name="ce12" table:number-columns-repeated="8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12" office:value-type="string" calcext:value-type="string">
            <text:p>userman</text:p>
          </table:table-cell>
          <table:table-cell table:style-name="ce12" office:value-type="string" calcext:value-type="string">
            <text:p>getUserInfo</text:p>
          </table:table-cell>
          <table:table-cell table:style-name="ce66" office:value-type="string" calcext:value-type="string">
            <text:p>Command</text:p>
          </table:table-cell>
          <table:table-cell table:style-name="ce12" office:value-type="string" calcext:value-type="string">
            <text:p>DSInteger</text:p>
          </table:table-cell>
          <table:table-cell table:style-name="ce55" office:value-type="string" calcext:value-type="string">
            <text:p>DSUserInfo</text:p>
          </table:table-cell>
          <table:table-cell table:style-name="ce12" table:number-columns-repeated="7"/>
          <table:table-cell table:style-name="Default" table:number-columns-repeated="49"/>
          <table:table-cell table:number-columns-repeated="962"/>
        </table:table-row>
        <table:table-row table:style-name="ro1">
          <table:table-cell table:style-name="Default"/>
          <table:table-cell table:style-name="ce12" office:value-type="string" calcext:value-type="string">
            <text:p>userman</text:p>
          </table:table-cell>
          <table:table-cell table:style-name="ce12" office:value-type="string" calcext:value-type="string">
            <text:p>registerPermission</text:p>
          </table:table-cell>
          <table:table-cell table:style-name="ce66" office:value-type="string" calcext:value-type="string">
            <text:p>Command</text:p>
          </table:table-cell>
          <table:table-cell table:style-name="ce55" office:value-type="string" calcext:value-type="string">
            <text:p>DSRegPermission</text:p>
          </table:table-cell>
          <table:table-cell table:style-name="ce12" office:value-type="string" calcext:value-type="string">
            <text:p>DSInteger</text:p>
          </table:table-cell>
          <table:table-cell table:style-name="ce12" table:number-columns-repeated="7"/>
          <table:table-cell table:style-name="Default" table:number-columns-repeated="49"/>
          <table:table-cell table:number-columns-repeated="962"/>
        </table:table-row>
        <table:table-row table:style-name="ro1">
          <table:table-cell table:style-name="Default"/>
          <table:table-cell table:style-name="ce12" office:value-type="string" calcext:value-type="string">
            <text:p>userman</text:p>
          </table:table-cell>
          <table:table-cell table:style-name="ce12" office:value-type="string" calcext:value-type="string">
            <text:p>updatePermission</text:p>
          </table:table-cell>
          <table:table-cell table:style-name="ce66" office:value-type="string" calcext:value-type="string">
            <text:p>Command</text:p>
          </table:table-cell>
          <table:table-cell table:style-name="ce12" office:value-type="string" calcext:value-type="string">
            <text:p>DSUpdatePermission</text:p>
          </table:table-cell>
          <table:table-cell table:style-name="ce12" table:number-columns-repeated="8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12" office:value-type="string" calcext:value-type="string">
            <text:p>userman</text:p>
          </table:table-cell>
          <table:table-cell table:style-name="ce12" office:value-type="string" calcext:value-type="string">
            <text:p>removePermission</text:p>
          </table:table-cell>
          <table:table-cell table:style-name="ce66" office:value-type="string" calcext:value-type="string">
            <text:p>Command</text:p>
          </table:table-cell>
          <table:table-cell table:style-name="ce12" office:value-type="string" calcext:value-type="string">
            <text:p>DSInteger</text:p>
          </table:table-cell>
          <table:table-cell table:style-name="ce12" table:number-columns-repeated="8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12" office:value-type="string" calcext:value-type="string">
            <text:p>userman</text:p>
          </table:table-cell>
          <table:table-cell table:style-name="ce12" office:value-type="string" calcext:value-type="string">
            <text:p>registerUsergroup</text:p>
          </table:table-cell>
          <table:table-cell table:style-name="ce66" office:value-type="string" calcext:value-type="string">
            <text:p>Command</text:p>
          </table:table-cell>
          <table:table-cell table:style-name="ce12" office:value-type="string" calcext:value-type="string">
            <text:p>DSRegUsrGrp</text:p>
          </table:table-cell>
          <table:table-cell table:style-name="ce12" office:value-type="string" calcext:value-type="string">
            <text:p>DSInteger</text:p>
          </table:table-cell>
          <table:table-cell table:style-name="ce12" table:number-columns-repeated="7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12" office:value-type="string" calcext:value-type="string">
            <text:p>userman</text:p>
          </table:table-cell>
          <table:table-cell table:style-name="ce12" office:value-type="string" calcext:value-type="string">
            <text:p>updateUsergroup</text:p>
          </table:table-cell>
          <table:table-cell table:style-name="ce66" office:value-type="string" calcext:value-type="string">
            <text:p>Command</text:p>
          </table:table-cell>
          <table:table-cell table:style-name="ce12" office:value-type="string" calcext:value-type="string">
            <text:p>DSUpdateUsrGrp</text:p>
          </table:table-cell>
          <table:table-cell table:style-name="ce12" table:number-columns-repeated="8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12" office:value-type="string" calcext:value-type="string">
            <text:p>userman</text:p>
          </table:table-cell>
          <table:table-cell table:style-name="ce12" office:value-type="string" calcext:value-type="string">
            <text:p>removeUsergroup</text:p>
          </table:table-cell>
          <table:table-cell table:style-name="ce66" office:value-type="string" calcext:value-type="string">
            <text:p>Command</text:p>
          </table:table-cell>
          <table:table-cell table:style-name="ce12" office:value-type="string" calcext:value-type="string">
            <text:p>DSInteger</text:p>
          </table:table-cell>
          <table:table-cell table:style-name="ce12" table:number-columns-repeated="8"/>
          <table:table-cell table:style-name="Default" table:number-columns-repeated="4"/>
          <table:table-cell table:style-name="ce140"/>
          <table:table-cell table:style-name="Default" table:number-columns-repeated="44"/>
          <table:table-cell table:number-columns-repeated="962"/>
        </table:table-row>
        <table:table-row table:style-name="ro1">
          <table:table-cell/>
          <table:table-cell table:style-name="ce12" office:value-type="string" calcext:value-type="string">
            <text:p>userman</text:p>
          </table:table-cell>
          <table:table-cell table:style-name="ce12" office:value-type="string" calcext:value-type="string">
            <text:p>listUsers</text:p>
          </table:table-cell>
          <table:table-cell table:style-name="ce66" office:value-type="string" calcext:value-type="string">
            <text:p>Command</text:p>
          </table:table-cell>
          <table:table-cell table:style-name="ce12"/>
          <table:table-cell table:style-name="ce12" office:value-type="string" calcext:value-type="string">
            <text:p>DSUserList</text:p>
          </table:table-cell>
          <table:table-cell table:style-name="ce12" table:number-columns-repeated="7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12" office:value-type="string" calcext:value-type="string">
            <text:p>userman</text:p>
          </table:table-cell>
          <table:table-cell table:style-name="ce12" office:value-type="string" calcext:value-type="string">
            <text:p>listUsersByGroup</text:p>
          </table:table-cell>
          <table:table-cell table:style-name="ce66" office:value-type="string" calcext:value-type="string">
            <text:p>Command</text:p>
          </table:table-cell>
          <table:table-cell table:style-name="ce12" office:value-type="string" calcext:value-type="string">
            <text:p>DSInteger</text:p>
          </table:table-cell>
          <table:table-cell table:style-name="ce55" office:value-type="string" calcext:value-type="string">
            <text:p>DSUserList</text:p>
          </table:table-cell>
          <table:table-cell table:style-name="ce12" table:number-columns-repeated="7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12" office:value-type="string" calcext:value-type="string">
            <text:p>userman</text:p>
          </table:table-cell>
          <table:table-cell table:style-name="ce12" office:value-type="string" calcext:value-type="string">
            <text:p>listPermissions</text:p>
          </table:table-cell>
          <table:table-cell table:style-name="ce66" office:value-type="string" calcext:value-type="string">
            <text:p>Command</text:p>
          </table:table-cell>
          <table:table-cell table:style-name="ce12"/>
          <table:table-cell table:style-name="ce12" office:value-type="string" calcext:value-type="string">
            <text:p>DSPermissionsList</text:p>
          </table:table-cell>
          <table:table-cell table:style-name="ce12" table:number-columns-repeated="7"/>
          <table:table-cell table:style-name="Default" table:number-columns-repeated="49"/>
          <table:table-cell table:number-columns-repeated="962"/>
        </table:table-row>
        <table:table-row table:style-name="ro2">
          <table:table-cell/>
          <table:table-cell table:style-name="ce12" office:value-type="string" calcext:value-type="string">
            <text:p>userman</text:p>
          </table:table-cell>
          <table:table-cell table:style-name="ce12" office:value-type="string" calcext:value-type="string">
            <text:p>listUsergroups</text:p>
          </table:table-cell>
          <table:table-cell table:style-name="ce66" office:value-type="string" calcext:value-type="string">
            <text:p>Command</text:p>
          </table:table-cell>
          <table:table-cell table:style-name="ce12"/>
          <table:table-cell table:style-name="ce12" office:value-type="string" calcext:value-type="string">
            <text:p>DSUserGroupsList</text:p>
          </table:table-cell>
          <table:table-cell table:style-name="ce12" table:number-columns-repeated="7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12" office:value-type="string" calcext:value-type="string">
            <text:p>userman</text:p>
          </table:table-cell>
          <table:table-cell table:style-name="ce12" office:value-type="string" calcext:value-type="string">
            <text:p>removeUserUsergroup</text:p>
          </table:table-cell>
          <table:table-cell table:style-name="ce66" office:value-type="string" calcext:value-type="string">
            <text:p>Command</text:p>
          </table:table-cell>
          <table:table-cell table:style-name="ce55" office:value-type="string" calcext:value-type="string">
            <text:p>DSUserUsergroup</text:p>
          </table:table-cell>
          <table:table-cell table:style-name="ce12" table:number-columns-repeated="8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12" office:value-type="string" calcext:value-type="string">
            <text:p>userman</text:p>
          </table:table-cell>
          <table:table-cell table:style-name="ce55" office:value-type="string" calcext:value-type="string">
            <text:p>addUserUsergroup</text:p>
          </table:table-cell>
          <table:table-cell table:style-name="ce66" office:value-type="string" calcext:value-type="string">
            <text:p>Command</text:p>
          </table:table-cell>
          <table:table-cell table:style-name="ce12" office:value-type="string" calcext:value-type="string">
            <text:p>DSUserUsergroup</text:p>
          </table:table-cell>
          <table:table-cell table:style-name="ce12" table:number-columns-repeated="8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12" office:value-type="string" calcext:value-type="string">
            <text:p>userman</text:p>
          </table:table-cell>
          <table:table-cell table:style-name="ce12" office:value-type="string" calcext:value-type="string">
            <text:p>removeUserPermission</text:p>
          </table:table-cell>
          <table:table-cell table:style-name="ce66" office:value-type="string" calcext:value-type="string">
            <text:p>Command</text:p>
          </table:table-cell>
          <table:table-cell table:style-name="ce12" office:value-type="string" calcext:value-type="string">
            <text:p>DSUserPermission</text:p>
          </table:table-cell>
          <table:table-cell table:style-name="ce12" table:number-columns-repeated="8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12" office:value-type="string" calcext:value-type="string">
            <text:p>userman</text:p>
          </table:table-cell>
          <table:table-cell table:style-name="ce12" office:value-type="string" calcext:value-type="string">
            <text:p>addUserPermission</text:p>
          </table:table-cell>
          <table:table-cell table:style-name="ce66" office:value-type="string" calcext:value-type="string">
            <text:p>Command</text:p>
          </table:table-cell>
          <table:table-cell table:style-name="ce12" office:value-type="string" calcext:value-type="string">
            <text:p>DSUserPermission</text:p>
          </table:table-cell>
          <table:table-cell table:style-name="ce12" table:number-columns-repeated="8"/>
          <table:table-cell table:style-name="Default" table:number-columns-repeated="49"/>
          <table:table-cell table:number-columns-repeated="962"/>
        </table:table-row>
        <table:table-row table:style-name="ro1">
          <table:table-cell office:value-type="string" calcext:value-type="string">
            <text:p>n</text:p>
          </table:table-cell>
          <table:table-cell table:style-name="ce14" office:value-type="string" calcext:value-type="string">
            <text:p>userman</text:p>
          </table:table-cell>
          <table:table-cell table:style-name="ce56" office:value-type="string" calcext:value-type="string">
            <text:p>AddContact</text:p>
          </table:table-cell>
          <table:table-cell table:style-name="ce69" office:value-type="string" calcext:value-type="string">
            <text:p>Command</text:p>
          </table:table-cell>
          <table:table-cell table:style-name="ce12" table:number-columns-repeated="9"/>
          <table:table-cell table:style-name="Default" table:number-columns-repeated="49"/>
          <table:table-cell table:number-columns-repeated="962"/>
        </table:table-row>
        <table:table-row table:style-name="ro2">
          <table:table-cell office:value-type="string" calcext:value-type="string">
            <text:p>n</text:p>
          </table:table-cell>
          <table:table-cell table:style-name="ce15" office:value-type="string" calcext:value-type="string">
            <text:p>userman</text:p>
          </table:table-cell>
          <table:table-cell table:style-name="ce56" office:value-type="string" calcext:value-type="string">
            <text:p>RemoveContact</text:p>
          </table:table-cell>
          <table:table-cell table:style-name="ce70" office:value-type="string" calcext:value-type="string">
            <text:p>Command</text:p>
          </table:table-cell>
          <table:table-cell table:style-name="ce12" table:number-columns-repeated="9"/>
          <table:table-cell table:style-name="Default" table:number-columns-repeated="49"/>
          <table:table-cell table:number-columns-repeated="962"/>
        </table:table-row>
        <table:table-row table:style-name="ro2">
          <table:table-cell office:value-type="string" calcext:value-type="string">
            <text:p>n</text:p>
          </table:table-cell>
          <table:table-cell table:style-name="ce16" office:value-type="string" calcext:value-type="string">
            <text:p>userman</text:p>
          </table:table-cell>
          <table:table-cell table:style-name="ce56" office:value-type="string" calcext:value-type="string">
            <text:p>EditContact</text:p>
          </table:table-cell>
          <table:table-cell table:style-name="ce71" office:value-type="string" calcext:value-type="string">
            <text:p>Command</text:p>
          </table:table-cell>
          <table:table-cell table:style-name="ce12" table:number-columns-repeated="9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17" office:value-type="string" calcext:value-type="string">
            <text:p>userman</text:p>
          </table:table-cell>
          <table:table-cell table:style-name="ce12" office:value-type="string" calcext:value-type="string">
            <text:p>listUserPermissions</text:p>
          </table:table-cell>
          <table:table-cell table:style-name="ce66" office:value-type="string" calcext:value-type="string">
            <text:p>Command</text:p>
          </table:table-cell>
          <table:table-cell table:style-name="ce107" office:value-type="string" calcext:value-type="string">
            <text:p>DSInteger</text:p>
          </table:table-cell>
          <table:table-cell table:style-name="ce124" office:value-type="string" calcext:value-type="string">
            <text:p>DSUserPermissionList</text:p>
          </table:table-cell>
          <table:table-cell table:style-name="ce12" table:number-columns-repeated="7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18" office:value-type="string" calcext:value-type="string">
            <text:p>userman</text:p>
          </table:table-cell>
          <table:table-cell table:style-name="ce18" office:value-type="string" calcext:value-type="string">
            <text:p>removeUsergroupPermission</text:p>
          </table:table-cell>
          <table:table-cell table:style-name="ce72" office:value-type="string" calcext:value-type="string">
            <text:p>Command</text:p>
          </table:table-cell>
          <table:table-cell table:style-name="ce18" office:value-type="string" calcext:value-type="string">
            <text:p>DSUsergroupPermission</text:p>
          </table:table-cell>
          <table:table-cell table:style-name="ce18" table:number-columns-repeated="8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19" office:value-type="string" calcext:value-type="string">
            <text:p>userman</text:p>
          </table:table-cell>
          <table:table-cell table:style-name="ce18" office:value-type="string" calcext:value-type="string">
            <text:p>addUsergroupPermission</text:p>
          </table:table-cell>
          <table:table-cell table:style-name="ce72" office:value-type="string" calcext:value-type="string">
            <text:p>Command</text:p>
          </table:table-cell>
          <table:table-cell table:style-name="ce108" office:value-type="string" calcext:value-type="string">
            <text:p>DSUsergroupPermission</text:p>
          </table:table-cell>
          <table:table-cell table:style-name="ce19"/>
          <table:table-cell table:style-name="ce18" table:number-columns-repeated="7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20" office:value-type="string" calcext:value-type="string">
            <text:p>userman</text:p>
          </table:table-cell>
          <table:table-cell table:style-name="ce57" office:value-type="string" calcext:value-type="string">
            <text:p>listUsergroupPermissions</text:p>
          </table:table-cell>
          <table:table-cell table:style-name="ce73" office:value-type="string" calcext:value-type="string">
            <text:p>Command</text:p>
          </table:table-cell>
          <table:table-cell table:style-name="ce109" office:value-type="string" calcext:value-type="string">
            <text:p>DSInteger</text:p>
          </table:table-cell>
          <table:table-cell table:style-name="ce125" office:value-type="string" calcext:value-type="string">
            <text:p>DSUsergroupPermissionList</text:p>
          </table:table-cell>
          <table:table-cell table:style-name="ce130" table:number-columns-repeated="7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12" office:value-type="string" calcext:value-type="string">
            <text:p>userman</text:p>
          </table:table-cell>
          <table:table-cell table:style-name="ce12" office:value-type="string" calcext:value-type="string">
            <text:p>login</text:p>
          </table:table-cell>
          <table:table-cell table:style-name="ce74" office:value-type="string" calcext:value-type="string">
            <text:p>Event</text:p>
          </table:table-cell>
          <table:table-cell table:style-name="ce12"/>
          <table:table-cell table:style-name="ce12" office:value-type="string" calcext:value-type="string">
            <text:p>DSUserInfo</text:p>
          </table:table-cell>
          <table:table-cell table:style-name="ce12" table:number-columns-repeated="7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12" office:value-type="string" calcext:value-type="string">
            <text:p>userman</text:p>
          </table:table-cell>
          <table:table-cell table:style-name="ce12" office:value-type="string" calcext:value-type="string">
            <text:p>logout</text:p>
          </table:table-cell>
          <table:table-cell table:style-name="ce74" office:value-type="string" calcext:value-type="string">
            <text:p>Event</text:p>
          </table:table-cell>
          <table:table-cell table:style-name="ce12"/>
          <table:table-cell table:style-name="ce12" office:value-type="string" calcext:value-type="string">
            <text:p>DSUserInfo</text:p>
          </table:table-cell>
          <table:table-cell table:style-name="ce12" table:number-columns-repeated="7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12" office:value-type="string" calcext:value-type="string">
            <text:p>userman</text:p>
          </table:table-cell>
          <table:table-cell table:style-name="ce12" office:value-type="string" calcext:value-type="string">
            <text:p>userAdded</text:p>
          </table:table-cell>
          <table:table-cell table:style-name="ce74" office:value-type="string" calcext:value-type="string">
            <text:p>Event</text:p>
          </table:table-cell>
          <table:table-cell table:style-name="ce12"/>
          <table:table-cell table:style-name="ce12" office:value-type="string" calcext:value-type="string">
            <text:p>DSUserInfo</text:p>
          </table:table-cell>
          <table:table-cell table:style-name="ce12" table:number-columns-repeated="7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12" office:value-type="string" calcext:value-type="string">
            <text:p>userman</text:p>
          </table:table-cell>
          <table:table-cell table:style-name="ce12" office:value-type="string" calcext:value-type="string">
            <text:p>userRemoved</text:p>
          </table:table-cell>
          <table:table-cell table:style-name="ce74" office:value-type="string" calcext:value-type="string">
            <text:p>Event</text:p>
          </table:table-cell>
          <table:table-cell table:style-name="ce12"/>
          <table:table-cell table:style-name="ce12" office:value-type="string" calcext:value-type="string">
            <text:p>DSUserInfo</text:p>
          </table:table-cell>
          <table:table-cell table:style-name="ce12" table:number-columns-repeated="7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12" office:value-type="string" calcext:value-type="string">
            <text:p>userman</text:p>
          </table:table-cell>
          <table:table-cell table:style-name="ce12" office:value-type="string" calcext:value-type="string">
            <text:p>userModified</text:p>
          </table:table-cell>
          <table:table-cell table:style-name="ce74" office:value-type="string" calcext:value-type="string">
            <text:p>Event</text:p>
          </table:table-cell>
          <table:table-cell table:style-name="ce12"/>
          <table:table-cell table:style-name="ce12" office:value-type="string" calcext:value-type="string">
            <text:p>DSUserInfo</text:p>
          </table:table-cell>
          <table:table-cell table:style-name="ce12" table:number-columns-repeated="7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12" office:value-type="string" calcext:value-type="string">
            <text:p>userman</text:p>
          </table:table-cell>
          <table:table-cell table:style-name="ce12" office:value-type="string" calcext:value-type="string">
            <text:p>usergroupAdded</text:p>
          </table:table-cell>
          <table:table-cell table:style-name="ce74" office:value-type="string" calcext:value-type="string">
            <text:p>Event</text:p>
          </table:table-cell>
          <table:table-cell table:style-name="ce12"/>
          <table:table-cell table:style-name="ce55" office:value-type="string" calcext:value-type="string">
            <text:p>DSUpdateUsrGrp</text:p>
          </table:table-cell>
          <table:table-cell table:style-name="ce12" table:number-columns-repeated="7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12" office:value-type="string" calcext:value-type="string">
            <text:p>userman</text:p>
          </table:table-cell>
          <table:table-cell table:style-name="ce12" office:value-type="string" calcext:value-type="string">
            <text:p>usergroupRemoved</text:p>
          </table:table-cell>
          <table:table-cell table:style-name="ce74" office:value-type="string" calcext:value-type="string">
            <text:p>Event</text:p>
          </table:table-cell>
          <table:table-cell table:style-name="ce12"/>
          <table:table-cell table:style-name="ce55" office:value-type="string" calcext:value-type="string">
            <text:p>DSUpdateUsrGrp</text:p>
          </table:table-cell>
          <table:table-cell table:style-name="ce12" table:number-columns-repeated="7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12" office:value-type="string" calcext:value-type="string">
            <text:p>userman</text:p>
          </table:table-cell>
          <table:table-cell table:style-name="ce12" office:value-type="string" calcext:value-type="string">
            <text:p>usergroupModified</text:p>
          </table:table-cell>
          <table:table-cell table:style-name="ce74" office:value-type="string" calcext:value-type="string">
            <text:p>Event</text:p>
          </table:table-cell>
          <table:table-cell table:style-name="ce12"/>
          <table:table-cell table:style-name="ce55" office:value-type="string" calcext:value-type="string">
            <text:p>DSUpdateUsrGrp</text:p>
          </table:table-cell>
          <table:table-cell table:style-name="ce12" table:number-columns-repeated="7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12" office:value-type="string" calcext:value-type="string">
            <text:p>userman</text:p>
          </table:table-cell>
          <table:table-cell table:style-name="ce12" office:value-type="string" calcext:value-type="string">
            <text:p>permissionAdded</text:p>
          </table:table-cell>
          <table:table-cell table:style-name="ce74" office:value-type="string" calcext:value-type="string">
            <text:p>Event</text:p>
          </table:table-cell>
          <table:table-cell table:style-name="ce12"/>
          <table:table-cell table:style-name="ce12" office:value-type="string" calcext:value-type="string">
            <text:p>DSUpdatePermission</text:p>
          </table:table-cell>
          <table:table-cell table:style-name="ce12" table:number-columns-repeated="7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12" office:value-type="string" calcext:value-type="string">
            <text:p>userman</text:p>
          </table:table-cell>
          <table:table-cell table:style-name="ce12" office:value-type="string" calcext:value-type="string">
            <text:p>permissionRemoved</text:p>
          </table:table-cell>
          <table:table-cell table:style-name="ce74" office:value-type="string" calcext:value-type="string">
            <text:p>Event</text:p>
          </table:table-cell>
          <table:table-cell table:style-name="ce12"/>
          <table:table-cell table:style-name="ce12" office:value-type="string" calcext:value-type="string">
            <text:p>DSUpdatePermission</text:p>
          </table:table-cell>
          <table:table-cell table:style-name="ce12" table:number-columns-repeated="7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12" office:value-type="string" calcext:value-type="string">
            <text:p>userman</text:p>
          </table:table-cell>
          <table:table-cell table:style-name="ce12" office:value-type="string" calcext:value-type="string">
            <text:p>permissionModified</text:p>
          </table:table-cell>
          <table:table-cell table:style-name="ce74" office:value-type="string" calcext:value-type="string">
            <text:p>Event</text:p>
          </table:table-cell>
          <table:table-cell table:style-name="ce12"/>
          <table:table-cell table:style-name="ce12" office:value-type="string" calcext:value-type="string">
            <text:p>DSUpdatePermission</text:p>
          </table:table-cell>
          <table:table-cell table:style-name="ce12" table:number-columns-repeated="7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12" office:value-type="string" calcext:value-type="string">
            <text:p>userman</text:p>
          </table:table-cell>
          <table:table-cell table:style-name="ce12" office:value-type="string" calcext:value-type="string">
            <text:p>userUsergroupRemoved</text:p>
          </table:table-cell>
          <table:table-cell table:style-name="ce74" office:value-type="string" calcext:value-type="string">
            <text:p>Event</text:p>
          </table:table-cell>
          <table:table-cell table:style-name="ce12"/>
          <table:table-cell table:style-name="ce55" office:value-type="string" calcext:value-type="string">
            <text:p>DSUserUsergroup</text:p>
          </table:table-cell>
          <table:table-cell table:style-name="ce12" table:number-columns-repeated="7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12" office:value-type="string" calcext:value-type="string">
            <text:p>userman</text:p>
          </table:table-cell>
          <table:table-cell table:style-name="ce55" office:value-type="string" calcext:value-type="string">
            <text:p>userUsergroupAdded</text:p>
          </table:table-cell>
          <table:table-cell table:style-name="ce74" office:value-type="string" calcext:value-type="string">
            <text:p>Event</text:p>
          </table:table-cell>
          <table:table-cell table:style-name="ce12"/>
          <table:table-cell table:style-name="ce12" office:value-type="string" calcext:value-type="string">
            <text:p>DSUserUsergroup</text:p>
          </table:table-cell>
          <table:table-cell table:style-name="ce12" table:number-columns-repeated="7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12" office:value-type="string" calcext:value-type="string">
            <text:p>userman</text:p>
          </table:table-cell>
          <table:table-cell table:style-name="ce12" office:value-type="string" calcext:value-type="string">
            <text:p>userPermissionRemoved</text:p>
          </table:table-cell>
          <table:table-cell table:style-name="ce74" office:value-type="string" calcext:value-type="string">
            <text:p>Event</text:p>
          </table:table-cell>
          <table:table-cell table:style-name="ce12"/>
          <table:table-cell table:style-name="ce55" office:value-type="string" calcext:value-type="string">
            <text:p>DSUserPermission</text:p>
          </table:table-cell>
          <table:table-cell table:style-name="ce12" table:number-columns-repeated="7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12" office:value-type="string" calcext:value-type="string">
            <text:p>userman</text:p>
          </table:table-cell>
          <table:table-cell table:style-name="ce12" office:value-type="string" calcext:value-type="string">
            <text:p>userPermissionAdded</text:p>
          </table:table-cell>
          <table:table-cell table:style-name="ce74" office:value-type="string" calcext:value-type="string">
            <text:p>Event</text:p>
          </table:table-cell>
          <table:table-cell table:style-name="ce12"/>
          <table:table-cell table:style-name="ce12" office:value-type="string" calcext:value-type="string">
            <text:p>DSUserPermission</text:p>
          </table:table-cell>
          <table:table-cell table:style-name="ce12" table:number-columns-repeated="7"/>
          <table:table-cell table:style-name="Default" table:number-columns-repeated="49"/>
          <table:table-cell table:number-columns-repeated="962"/>
        </table:table-row>
        <table:table-row table:style-name="ro1" table:number-rows-repeated="3">
          <table:table-cell/>
          <table:table-cell table:style-name="ce12" table:number-columns-repeated="2"/>
          <table:table-cell table:style-name="ce75"/>
          <table:table-cell table:style-name="ce12" table:number-columns-repeated="9"/>
          <table:table-cell table:style-name="Default" table:number-columns-repeated="49"/>
          <table:table-cell table:number-columns-repeated="962"/>
        </table:table-row>
        <table:table-row table:style-name="ro1">
          <table:table-cell table:style-name="ce5" office:value-type="string" calcext:value-type="string">
            <text:p>GUI</text:p>
          </table:table-cell>
          <table:table-cell table:style-name="Default"/>
          <table:table-cell table:style-name="Default" office:value-type="string" calcext:value-type="string">
            <text:p>Devours all</text:p>
          </table:table-cell>
          <table:table-cell table:style-name="Default" table:number-columns-repeated="59"/>
          <table:table-cell table:style-name="ce5" table:number-columns-repeated="962"/>
        </table:table-row>
        <table:table-row table:style-name="ro1">
          <table:table-cell/>
          <table:table-cell table:style-name="ce12" table:number-columns-repeated="2"/>
          <table:table-cell table:style-name="ce75"/>
          <table:table-cell table:style-name="ce12" table:number-columns-repeated="9"/>
          <table:table-cell table:style-name="Default" table:number-columns-repeated="49"/>
          <table:table-cell table:number-columns-repeated="962"/>
        </table:table-row>
        <table:table-row table:style-name="ro1">
          <table:table-cell table:style-name="ce5" office:value-type="string" calcext:value-type="string">
            <text:p>BMS</text:p>
          </table:table-cell>
          <table:table-cell table:style-name="Default" table:number-columns-repeated="61"/>
          <table:table-cell table:style-name="ce5" table:number-columns-repeated="962"/>
        </table:table-row>
        <table:table-row table:style-name="ro1">
          <table:table-cell/>
          <table:table-cell table:style-name="ce12" office:value-type="string" calcext:value-type="string">
            <text:p>bms</text:p>
          </table:table-cell>
          <table:table-cell table:style-name="ce12" office:value-type="string" calcext:value-type="string">
            <text:p>newGateway</text:p>
          </table:table-cell>
          <table:table-cell table:style-name="ce76" office:value-type="string" calcext:value-type="string">
            <text:p>Command</text:p>
          </table:table-cell>
          <table:table-cell table:style-name="ce12" office:value-type="string" calcext:value-type="string">
            <text:p>DSGatewayInfo</text:p>
          </table:table-cell>
          <table:table-cell table:style-name="ce12" table:number-columns-repeated="8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21" office:value-type="string" calcext:value-type="string">
            <text:p>bms</text:p>
          </table:table-cell>
          <table:table-cell table:style-name="ce12" office:value-type="string" calcext:value-type="string">
            <text:p>editGateway</text:p>
          </table:table-cell>
          <table:table-cell table:style-name="ce76" office:value-type="string" calcext:value-type="string">
            <text:p>Command</text:p>
          </table:table-cell>
          <table:table-cell table:style-name="ce12" office:value-type="string" calcext:value-type="string">
            <text:p>DSGatewayInfo</text:p>
          </table:table-cell>
          <table:table-cell table:style-name="ce12" table:number-columns-repeated="8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22" office:value-type="string" calcext:value-type="string">
            <text:p>bms</text:p>
          </table:table-cell>
          <table:table-cell table:style-name="ce12" office:value-type="string" calcext:value-type="string">
            <text:p>removeGateway</text:p>
          </table:table-cell>
          <table:table-cell table:style-name="ce76" office:value-type="string" calcext:value-type="string">
            <text:p>Command</text:p>
          </table:table-cell>
          <table:table-cell table:style-name="ce12" office:value-type="string" calcext:value-type="string">
            <text:p>DSString</text:p>
          </table:table-cell>
          <table:table-cell table:style-name="ce12" table:number-columns-repeated="8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23" office:value-type="string" calcext:value-type="string">
            <text:p>bms</text:p>
          </table:table-cell>
          <table:table-cell table:style-name="ce12" office:value-type="string" calcext:value-type="string">
            <text:p>moveGateway</text:p>
          </table:table-cell>
          <table:table-cell table:style-name="ce76" office:value-type="string" calcext:value-type="string">
            <text:p>Command</text:p>
          </table:table-cell>
          <table:table-cell table:style-name="ce12" office:value-type="string" calcext:value-type="string">
            <text:p>DSMoveGateway</text:p>
          </table:table-cell>
          <table:table-cell table:style-name="ce12" table:number-columns-repeated="8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24" office:value-type="string" calcext:value-type="string">
            <text:p>bms</text:p>
          </table:table-cell>
          <table:table-cell table:style-name="ce12" office:value-type="string" calcext:value-type="string">
            <text:p>listGateways</text:p>
          </table:table-cell>
          <table:table-cell table:style-name="ce76" office:value-type="string" calcext:value-type="string">
            <text:p>Command</text:p>
          </table:table-cell>
          <table:table-cell table:style-name="ce12" office:value-type="string" calcext:value-type="string">
            <text:p>DSInteger(all if dropped)</text:p>
          </table:table-cell>
          <table:table-cell table:style-name="ce12" table:number-columns-repeated="8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25" office:value-type="string" calcext:value-type="string">
            <text:p>bms</text:p>
          </table:table-cell>
          <table:table-cell table:style-name="ce12" office:value-type="string" calcext:value-type="string">
            <text:p>newDevice</text:p>
          </table:table-cell>
          <table:table-cell table:style-name="ce76" office:value-type="string" calcext:value-type="string">
            <text:p>Command</text:p>
          </table:table-cell>
          <table:table-cell table:style-name="ce12" office:value-type="string" calcext:value-type="string">
            <text:p>DSDeviceInfo</text:p>
          </table:table-cell>
          <table:table-cell table:style-name="ce12" table:number-columns-repeated="8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26" office:value-type="string" calcext:value-type="string">
            <text:p>bms</text:p>
          </table:table-cell>
          <table:table-cell table:style-name="ce12" office:value-type="string" calcext:value-type="string">
            <text:p>editDevice</text:p>
          </table:table-cell>
          <table:table-cell table:style-name="ce76" office:value-type="string" calcext:value-type="string">
            <text:p>Command</text:p>
          </table:table-cell>
          <table:table-cell table:style-name="ce12" office:value-type="string" calcext:value-type="string">
            <text:p>DSDeviceInfo</text:p>
          </table:table-cell>
          <table:table-cell table:style-name="ce12" table:number-columns-repeated="8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27" office:value-type="string" calcext:value-type="string">
            <text:p>bms</text:p>
          </table:table-cell>
          <table:table-cell table:style-name="ce12" office:value-type="string" calcext:value-type="string">
            <text:p>removeDevice</text:p>
          </table:table-cell>
          <table:table-cell table:style-name="ce76" office:value-type="string" calcext:value-type="string">
            <text:p>Command</text:p>
          </table:table-cell>
          <table:table-cell table:style-name="ce12" office:value-type="string" calcext:value-type="string">
            <text:p>DSString</text:p>
          </table:table-cell>
          <table:table-cell table:style-name="ce12" table:number-columns-repeated="8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28" office:value-type="string" calcext:value-type="string">
            <text:p>bms</text:p>
          </table:table-cell>
          <table:table-cell table:style-name="ce12" office:value-type="string" calcext:value-type="string">
            <text:p>moveDevice</text:p>
          </table:table-cell>
          <table:table-cell table:style-name="ce76" office:value-type="string" calcext:value-type="string">
            <text:p>Command</text:p>
          </table:table-cell>
          <table:table-cell table:style-name="ce12" office:value-type="string" calcext:value-type="string">
            <text:p>DSMoveGateway</text:p>
          </table:table-cell>
          <table:table-cell table:style-name="ce12" table:number-columns-repeated="8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29" office:value-type="string" calcext:value-type="string">
            <text:p>bms</text:p>
          </table:table-cell>
          <table:table-cell table:style-name="ce12" office:value-type="string" calcext:value-type="string">
            <text:p>listDevices</text:p>
          </table:table-cell>
          <table:table-cell table:style-name="ce76" office:value-type="string" calcext:value-type="string">
            <text:p>Command</text:p>
          </table:table-cell>
          <table:table-cell table:style-name="ce12" office:value-type="string" calcext:value-type="string">
            <text:p>DSInteger(all if dropped)</text:p>
          </table:table-cell>
          <table:table-cell table:style-name="ce12" table:number-columns-repeated="8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30" office:value-type="string" calcext:value-type="string">
            <text:p>bms</text:p>
          </table:table-cell>
          <table:table-cell table:style-name="ce12" office:value-type="string" calcext:value-type="string">
            <text:p>newZone</text:p>
          </table:table-cell>
          <table:table-cell table:style-name="ce76" office:value-type="string" calcext:value-type="string">
            <text:p>Command</text:p>
          </table:table-cell>
          <table:table-cell table:style-name="ce12" office:value-type="string" calcext:value-type="string">
            <text:p>DSZoneInfo</text:p>
          </table:table-cell>
          <table:table-cell table:style-name="ce12" table:number-columns-repeated="8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31" office:value-type="string" calcext:value-type="string">
            <text:p>bms</text:p>
          </table:table-cell>
          <table:table-cell table:style-name="ce12" office:value-type="string" calcext:value-type="string">
            <text:p>removeZone</text:p>
          </table:table-cell>
          <table:table-cell table:style-name="ce76" office:value-type="string" calcext:value-type="string">
            <text:p>Command</text:p>
          </table:table-cell>
          <table:table-cell table:style-name="ce12" office:value-type="string" calcext:value-type="string">
            <text:p>DSString</text:p>
          </table:table-cell>
          <table:table-cell table:style-name="ce12" table:number-columns-repeated="8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32" office:value-type="string" calcext:value-type="string">
            <text:p>bms</text:p>
          </table:table-cell>
          <table:table-cell table:style-name="ce12" office:value-type="string" calcext:value-type="string">
            <text:p>listZones</text:p>
          </table:table-cell>
          <table:table-cell table:style-name="ce76" office:value-type="string" calcext:value-type="string">
            <text:p>Command</text:p>
          </table:table-cell>
          <table:table-cell table:style-name="ce12" office:value-type="string" calcext:value-type="string">
            <text:p>DSInteger(all if dropped)</text:p>
          </table:table-cell>
          <table:table-cell table:style-name="ce12" table:number-columns-repeated="8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33" office:value-type="string" calcext:value-type="string">
            <text:p>bms</text:p>
          </table:table-cell>
          <table:table-cell table:style-name="ce12" office:value-type="string" calcext:value-type="string">
            <text:p>moveDeviceToZone</text:p>
          </table:table-cell>
          <table:table-cell table:style-name="ce76" office:value-type="string" calcext:value-type="string">
            <text:p>Command</text:p>
          </table:table-cell>
          <table:table-cell table:style-name="ce12" office:value-type="string" calcext:value-type="string">
            <text:p>DSMoveGateway</text:p>
          </table:table-cell>
          <table:table-cell table:style-name="ce12" table:number-columns-repeated="8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34" office:value-type="string" calcext:value-type="string">
            <text:p>bms</text:p>
          </table:table-cell>
          <table:table-cell table:style-name="ce12" office:value-type="string" calcext:value-type="string">
            <text:p>moveGatewayToZone</text:p>
          </table:table-cell>
          <table:table-cell table:style-name="ce76" office:value-type="string" calcext:value-type="string">
            <text:p>Command</text:p>
          </table:table-cell>
          <table:table-cell table:style-name="ce12" office:value-type="string" calcext:value-type="string">
            <text:p>DSMoveGateway</text:p>
          </table:table-cell>
          <table:table-cell table:style-name="ce12" table:number-columns-repeated="8"/>
          <table:table-cell table:style-name="Default" table:number-columns-repeated="49"/>
          <table:table-cell table:number-columns-repeated="962"/>
        </table:table-row>
        <table:table-row table:style-name="ro1" table:number-rows-repeated="3">
          <table:table-cell/>
          <table:table-cell table:style-name="ce12" table:number-columns-repeated="2"/>
          <table:table-cell table:style-name="ce76"/>
          <table:table-cell table:style-name="ce12" table:number-columns-repeated="9"/>
          <table:table-cell table:style-name="Default" table:number-columns-repeated="49"/>
          <table:table-cell table:number-columns-repeated="962"/>
        </table:table-row>
        <table:table-row table:style-name="ro1">
          <table:table-cell table:style-name="ce5" office:value-type="string" calcext:value-type="string">
            <text:p>Chat</text:p>
          </table:table-cell>
          <table:table-cell table:style-name="Default" table:number-columns-repeated="61"/>
          <table:table-cell table:number-columns-repeated="962"/>
        </table:table-row>
        <table:table-row table:style-name="ro1">
          <table:table-cell/>
          <table:table-cell table:style-name="ce12" office:value-type="string" calcext:value-type="string">
            <text:p>chat</text:p>
          </table:table-cell>
          <table:table-cell table:style-name="ce12" office:value-type="string" calcext:value-type="string">
            <text:p>newMessage</text:p>
          </table:table-cell>
          <table:table-cell table:style-name="ce77" office:value-type="string" calcext:value-type="string">
            <text:p>Command</text:p>
          </table:table-cell>
          <table:table-cell table:style-name="ce12" office:value-type="string" calcext:value-type="string">
            <text:p>DSNewMessage</text:p>
          </table:table-cell>
          <table:table-cell table:style-name="ce126" office:value-type="string" calcext:value-type="string">
            <text:p>DSInteger</text:p>
          </table:table-cell>
          <table:table-cell table:style-name="ce131"/>
          <table:table-cell table:style-name="ce12" table:number-columns-repeated="6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12" office:value-type="string" calcext:value-type="string">
            <text:p>chat</text:p>
          </table:table-cell>
          <table:table-cell table:style-name="ce12" office:value-type="string" calcext:value-type="string">
            <text:p>removeMessage</text:p>
          </table:table-cell>
          <table:table-cell table:style-name="ce78" office:value-type="string" calcext:value-type="string">
            <text:p>Command</text:p>
          </table:table-cell>
          <table:table-cell table:style-name="ce12" office:value-type="string" calcext:value-type="string">
            <text:p>DSInteger</text:p>
          </table:table-cell>
          <table:table-cell table:style-name="ce12"/>
          <table:table-cell table:style-name="ce132"/>
          <table:table-cell table:style-name="ce12" table:number-columns-repeated="6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35" office:value-type="string" calcext:value-type="string">
            <text:p>chat</text:p>
          </table:table-cell>
          <table:table-cell table:style-name="ce12" office:value-type="string" calcext:value-type="string">
            <text:p>checkNewMessages</text:p>
          </table:table-cell>
          <table:table-cell table:style-name="ce79" office:value-type="string" calcext:value-type="string">
            <text:p>Command</text:p>
          </table:table-cell>
          <table:table-cell table:style-name="ce12" office:value-type="string" calcext:value-type="string">
            <text:p>DSInteger</text:p>
          </table:table-cell>
          <table:table-cell table:style-name="ce12" office:value-type="string" calcext:value-type="string">
            <text:p>DSCheckMessages</text:p>
          </table:table-cell>
          <table:table-cell table:style-name="ce133"/>
          <table:table-cell table:style-name="ce12" table:number-columns-repeated="6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36" office:value-type="string" calcext:value-type="string">
            <text:p>chat</text:p>
          </table:table-cell>
          <table:table-cell table:style-name="ce12" office:value-type="string" calcext:value-type="string">
            <text:p>getMessages</text:p>
          </table:table-cell>
          <table:table-cell table:style-name="ce80" office:value-type="string" calcext:value-type="string">
            <text:p>Command</text:p>
          </table:table-cell>
          <table:table-cell table:style-name="ce12" office:value-type="string" calcext:value-type="string">
            <text:p>DSGetMessages</text:p>
          </table:table-cell>
          <table:table-cell table:style-name="ce12" office:value-type="string" calcext:value-type="string">
            <text:p>DSMessageList</text:p>
          </table:table-cell>
          <table:table-cell table:style-name="ce134"/>
          <table:table-cell table:style-name="ce12" table:number-columns-repeated="6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37" office:value-type="string" calcext:value-type="string">
            <text:p>chat</text:p>
          </table:table-cell>
          <table:table-cell table:style-name="ce12" office:value-type="string" calcext:value-type="string">
            <text:p>messagesSeen</text:p>
          </table:table-cell>
          <table:table-cell table:style-name="ce81" office:value-type="string" calcext:value-type="string">
            <text:p>Command</text:p>
          </table:table-cell>
          <table:table-cell table:style-name="ce110" office:value-type="string" calcext:value-type="string">
            <text:p>DSSeen</text:p>
          </table:table-cell>
          <table:table-cell table:style-name="ce12"/>
          <table:table-cell table:style-name="ce135"/>
          <table:table-cell table:style-name="ce12" table:number-columns-repeated="6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38" office:value-type="string" calcext:value-type="string">
            <text:p>chat</text:p>
          </table:table-cell>
          <table:table-cell table:style-name="ce12" office:value-type="string" calcext:value-type="string">
            <text:p>messagesNotified</text:p>
          </table:table-cell>
          <table:table-cell table:style-name="ce82" office:value-type="string" calcext:value-type="string">
            <text:p>Command</text:p>
          </table:table-cell>
          <table:table-cell table:style-name="ce111" office:value-type="string" calcext:value-type="string">
            <text:p>DSSeen</text:p>
          </table:table-cell>
          <table:table-cell table:style-name="ce12"/>
          <table:table-cell table:style-name="ce136"/>
          <table:table-cell table:style-name="ce12" table:number-columns-repeated="6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38" office:value-type="string" calcext:value-type="string">
            <text:p>chat</text:p>
          </table:table-cell>
          <table:table-cell table:style-name="ce12" office:value-type="string" calcext:value-type="string">
            <text:p>getUserData</text:p>
          </table:table-cell>
          <table:table-cell table:style-name="ce83" office:value-type="string" calcext:value-type="string">
            <text:p>Command</text:p>
          </table:table-cell>
          <table:table-cell table:style-name="ce112" office:value-type="string" calcext:value-type="string">
            <text:p>DSInteger</text:p>
          </table:table-cell>
          <table:table-cell table:style-name="ce127" office:value-type="string" calcext:value-type="string">
            <text:p>DSChatUserData</text:p>
          </table:table-cell>
          <table:table-cell table:style-name="ce137"/>
          <table:table-cell table:style-name="ce12" table:number-columns-repeated="6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39" office:value-type="string" calcext:value-type="string">
            <text:p>chat</text:p>
          </table:table-cell>
          <table:table-cell table:style-name="ce12" office:value-type="string" calcext:value-type="string">
            <text:p>changeUserState</text:p>
          </table:table-cell>
          <table:table-cell table:style-name="ce84" office:value-type="string" calcext:value-type="string">
            <text:p>Command</text:p>
          </table:table-cell>
          <table:table-cell table:style-name="ce12" office:value-type="string" calcext:value-type="string">
            <text:p>DSChangeUserState</text:p>
          </table:table-cell>
          <table:table-cell table:style-name="ce12"/>
          <table:table-cell table:style-name="ce138"/>
          <table:table-cell table:style-name="ce12" table:number-columns-repeated="6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40" office:value-type="string" calcext:value-type="string">
            <text:p>chat</text:p>
          </table:table-cell>
          <table:table-cell table:style-name="ce12" office:value-type="string" calcext:value-type="string">
            <text:p>changeReachState</text:p>
          </table:table-cell>
          <table:table-cell table:style-name="ce85" office:value-type="string" calcext:value-type="string">
            <text:p>Command</text:p>
          </table:table-cell>
          <table:table-cell table:style-name="ce113" office:value-type="string" calcext:value-type="string">
            <text:p>DSChangeUserReachState</text:p>
          </table:table-cell>
          <table:table-cell table:style-name="ce12"/>
          <table:table-cell table:style-name="ce139"/>
          <table:table-cell table:style-name="ce12" table:number-columns-repeated="6"/>
          <table:table-cell table:style-name="Default" table:number-columns-repeated="49"/>
          <table:table-cell table:number-columns-repeated="962"/>
        </table:table-row>
        <table:table-row table:style-name="ro3">
          <table:table-cell/>
          <table:table-cell table:style-name="ce41" office:value-type="string" calcext:value-type="string">
            <text:p>chat</text:p>
          </table:table-cell>
          <table:table-cell table:style-name="ce12" office:value-type="string" calcext:value-type="string">
            <text:p>newSession</text:p>
          </table:table-cell>
          <table:table-cell table:style-name="ce86" office:value-type="string" calcext:value-type="string">
            <text:p>Command</text:p>
          </table:table-cell>
          <table:table-cell table:style-name="ce12" office:value-type="string" calcext:value-type="string">
            <text:p>DSListUserID</text:p>
          </table:table-cell>
          <table:table-cell table:style-name="ce128" office:value-type="string" calcext:value-type="string">
            <text:p>DSInteger</text:p>
          </table:table-cell>
          <table:table-cell table:style-name="ce12" table:number-columns-repeated="7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42" office:value-type="string" calcext:value-type="string">
            <text:p>chat</text:p>
          </table:table-cell>
          <table:table-cell table:style-name="ce12" office:value-type="string" calcext:value-type="string">
            <text:p>addUserToSession</text:p>
          </table:table-cell>
          <table:table-cell table:style-name="ce87" office:value-type="string" calcext:value-type="string">
            <text:p>Command</text:p>
          </table:table-cell>
          <table:table-cell table:style-name="ce12" office:value-type="string" calcext:value-type="string">
            <text:p>DSAddUserSession</text:p>
          </table:table-cell>
          <table:table-cell table:style-name="ce12" table:number-columns-repeated="8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43" office:value-type="string" calcext:value-type="string">
            <text:p>chat</text:p>
          </table:table-cell>
          <table:table-cell table:style-name="ce12" office:value-type="string" calcext:value-type="string">
            <text:p>removeUserFromSession</text:p>
          </table:table-cell>
          <table:table-cell table:style-name="ce88" office:value-type="string" calcext:value-type="string">
            <text:p>Command</text:p>
          </table:table-cell>
          <table:table-cell table:style-name="ce114" office:value-type="string" calcext:value-type="string">
            <text:p>DSAddUserSession</text:p>
          </table:table-cell>
          <table:table-cell table:style-name="ce12" table:number-columns-repeated="8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44" office:value-type="string" calcext:value-type="string">
            <text:p>chat</text:p>
          </table:table-cell>
          <table:table-cell table:style-name="ce12" office:value-type="string" calcext:value-type="string">
            <text:p>changeLeader</text:p>
          </table:table-cell>
          <table:table-cell table:style-name="ce89" office:value-type="string" calcext:value-type="string">
            <text:p>Command</text:p>
          </table:table-cell>
          <table:table-cell table:style-name="ce115" office:value-type="string" calcext:value-type="string">
            <text:p>DSAddUserSession</text:p>
          </table:table-cell>
          <table:table-cell table:style-name="ce12" table:number-columns-repeated="8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45" office:value-type="string" calcext:value-type="string">
            <text:p>chat</text:p>
          </table:table-cell>
          <table:table-cell table:style-name="ce12" office:value-type="string" calcext:value-type="string">
            <text:p>listSessions</text:p>
          </table:table-cell>
          <table:table-cell table:style-name="ce90" office:value-type="string" calcext:value-type="string">
            <text:p>Command</text:p>
          </table:table-cell>
          <table:table-cell table:style-name="ce116" office:value-type="string" calcext:value-type="string">
            <text:p>DSInteger</text:p>
          </table:table-cell>
          <table:table-cell table:style-name="ce12" office:value-type="string" calcext:value-type="string">
            <text:p>DSSessionList</text:p>
          </table:table-cell>
          <table:table-cell table:style-name="ce12" table:number-columns-repeated="7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46" office:value-type="string" calcext:value-type="string">
            <text:p>chat</text:p>
          </table:table-cell>
          <table:table-cell table:style-name="ce12" office:value-type="string" calcext:value-type="string">
            <text:p>getSession</text:p>
          </table:table-cell>
          <table:table-cell table:style-name="ce91" office:value-type="string" calcext:value-type="string">
            <text:p>Command</text:p>
          </table:table-cell>
          <table:table-cell table:style-name="ce12" office:value-type="string" calcext:value-type="string">
            <text:p>DSInteger</text:p>
          </table:table-cell>
          <table:table-cell table:style-name="ce12" office:value-type="string" calcext:value-type="string">
            <text:p>DSSession</text:p>
          </table:table-cell>
          <table:table-cell table:style-name="ce12" table:number-columns-repeated="7"/>
          <table:table-cell table:style-name="Default" table:number-columns-repeated="49"/>
          <table:table-cell table:number-columns-repeated="962"/>
        </table:table-row>
        <table:table-row table:style-name="ro1">
          <table:table-cell office:value-type="string" calcext:value-type="string">
            <text:p>n</text:p>
          </table:table-cell>
          <table:table-cell table:style-name="ce47" office:value-type="string" calcext:value-type="string">
            <text:p>chat</text:p>
          </table:table-cell>
          <table:table-cell table:style-name="ce47" office:value-type="string" calcext:value-type="string">
            <text:p>SessionUserList</text:p>
          </table:table-cell>
          <table:table-cell table:style-name="ce92" office:value-type="string" calcext:value-type="string">
            <text:p>Command</text:p>
          </table:table-cell>
          <table:table-cell table:style-name="ce117" office:value-type="string" calcext:value-type="string">
            <text:p>DSInteger</text:p>
          </table:table-cell>
          <table:table-cell table:style-name="ce12" office:value-type="string" calcext:value-type="string">
            <text:p>DSUserList</text:p>
          </table:table-cell>
          <table:table-cell table:style-name="ce12" table:number-columns-repeated="7"/>
          <table:table-cell table:style-name="Default" table:number-columns-repeated="49"/>
          <table:table-cell table:number-columns-repeated="962"/>
        </table:table-row>
        <table:table-row table:style-name="ro1">
          <table:table-cell office:value-type="string" calcext:value-type="string">
            <text:p>n</text:p>
          </table:table-cell>
          <table:table-cell table:style-name="ce48" office:value-type="string" calcext:value-type="string">
            <text:p>chat</text:p>
          </table:table-cell>
          <table:table-cell table:style-name="ce47" office:value-type="string" calcext:value-type="string">
            <text:p>removeSession</text:p>
          </table:table-cell>
          <table:table-cell table:style-name="ce93" office:value-type="string" calcext:value-type="string">
            <text:p>Command</text:p>
          </table:table-cell>
          <table:table-cell table:style-name="ce118" office:value-type="string" calcext:value-type="string">
            <text:p>DSInteger</text:p>
          </table:table-cell>
          <table:table-cell table:style-name="ce12" table:number-columns-repeated="8"/>
          <table:table-cell table:style-name="Default" table:number-columns-repeated="49"/>
          <table:table-cell table:number-columns-repeated="962"/>
        </table:table-row>
        <table:table-row table:style-name="ro2">
          <table:table-cell/>
          <table:table-cell table:style-name="ce49" office:value-type="string" calcext:value-type="string">
            <text:p>chat</text:p>
          </table:table-cell>
          <table:table-cell table:style-name="ce58" office:value-type="string" calcext:value-type="string">
            <text:p>newMessageReceived</text:p>
          </table:table-cell>
          <table:table-cell table:style-name="ce94" office:value-type="string" calcext:value-type="string">
            <text:p>Event</text:p>
          </table:table-cell>
          <table:table-cell table:style-name="ce58" office:value-type="string" calcext:value-type="string">
            <text:p>DSNewMessage</text:p>
          </table:table-cell>
          <table:table-cell table:style-name="ce58" table:number-columns-repeated="8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50" office:value-type="string" calcext:value-type="string">
            <text:p>chat</text:p>
          </table:table-cell>
          <table:table-cell table:style-name="ce59" office:value-type="string" calcext:value-type="string">
            <text:p>sessionUserAdded</text:p>
          </table:table-cell>
          <table:table-cell table:style-name="ce95" office:value-type="string" calcext:value-type="string">
            <text:p>Event</text:p>
          </table:table-cell>
          <table:table-cell table:style-name="ce59" office:value-type="string" calcext:value-type="string">
            <text:p>DSAddUserSession</text:p>
          </table:table-cell>
          <table:table-cell table:style-name="ce59" table:number-columns-repeated="8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51" office:value-type="string" calcext:value-type="string">
            <text:p>chat</text:p>
          </table:table-cell>
          <table:table-cell table:style-name="ce60" office:value-type="string" calcext:value-type="string">
            <text:p>sessionUserRemoved</text:p>
          </table:table-cell>
          <table:table-cell table:style-name="ce96" office:value-type="string" calcext:value-type="string">
            <text:p>Event</text:p>
          </table:table-cell>
          <table:table-cell table:style-name="ce119" office:value-type="string" calcext:value-type="string">
            <text:p>DSAddUserSession</text:p>
          </table:table-cell>
          <table:table-cell table:style-name="ce129" table:number-columns-repeated="8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52" office:value-type="string" calcext:value-type="string">
            <text:p>chat</text:p>
          </table:table-cell>
          <table:table-cell table:style-name="ce61" office:value-type="string" calcext:value-type="string">
            <text:p>sessionLeaderChanged</text:p>
          </table:table-cell>
          <table:table-cell table:style-name="ce97" office:value-type="string" calcext:value-type="string">
            <text:p>Event</text:p>
          </table:table-cell>
          <table:table-cell table:style-name="ce120" office:value-type="string" calcext:value-type="string">
            <text:p>DSAddUserSession</text:p>
          </table:table-cell>
          <table:table-cell table:style-name="ce61" table:number-columns-repeated="8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53" office:value-type="string" calcext:value-type="string">
            <text:p>chat</text:p>
          </table:table-cell>
          <table:table-cell table:style-name="ce62" office:value-type="string" calcext:value-type="string">
            <text:p>userStateChanged</text:p>
          </table:table-cell>
          <table:table-cell table:style-name="ce98" office:value-type="string" calcext:value-type="string">
            <text:p>Event</text:p>
          </table:table-cell>
          <table:table-cell table:style-name="ce121" office:value-type="string" calcext:value-type="string">
            <text:p>DSChangeUserState</text:p>
          </table:table-cell>
          <table:table-cell table:style-name="ce62" table:number-columns-repeated="8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54" table:number-columns-repeated="2"/>
          <table:table-cell table:style-name="ce75"/>
          <table:table-cell table:style-name="ce12" table:number-columns-repeated="9"/>
          <table:table-cell table:style-name="Default" table:number-columns-repeated="49"/>
          <table:table-cell table:number-columns-repeated="962"/>
        </table:table-row>
        <table:table-row table:style-name="ro1" table:number-rows-repeated="17">
          <table:table-cell/>
          <table:table-cell table:style-name="ce12" table:number-columns-repeated="2"/>
          <table:table-cell table:style-name="ce75"/>
          <table:table-cell table:style-name="ce12" table:number-columns-repeated="9"/>
          <table:table-cell table:style-name="Default" table:number-columns-repeated="49"/>
          <table:table-cell table:number-columns-repeated="962"/>
        </table:table-row>
        <table:table-row table:style-name="ro1" table:number-rows-repeated="156">
          <table:table-cell table:number-columns-repeated="13"/>
          <table:table-cell table:style-name="Default" table:number-columns-repeated="49"/>
          <table:table-cell table:number-columns-repeated="962"/>
        </table:table-row>
        <table:table-row table:style-name="ro1" table:number-rows-repeated="1048270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Nodes.E132:Nodes.M149 Nodes.B91:Nodes.B91 Nodes.B133:Nodes.B149 Nodes.C45:Nodes.D62 Nodes.C133:Nodes.C149 Nodes.B110:Nodes.B111 Nodes.D132:Nodes.D149 Nodes.H110:Nodes.M126 Nodes.C110:Nodes.C124 Nodes.F120:Nodes.F126 Nodes.E117:Nodes.E117 Nodes.E124:Nodes.E124 Nodes.F111:Nodes.F115 Nodes.E110:Nodes.E113 Nodes.F117:Nodes.F118 Nodes.G119:Nodes.G126 Nodes.E119:Nodes.E120 Nodes.B3:Nodes.B5 Nodes.B45:Nodes.B62 Nodes.C3:Nodes.M16 Nodes.B41:Nodes.B43 Nodes.C19:Nodes.M26 Nodes.C17:Nodes.D18 Nodes.G18:Nodes.M18 Nodes.G17:Nodes.M17 Nodes.C41:Nodes.M43 Nodes.C27:Nodes.D31 Nodes.F27:Nodes.M31 Nodes.E45:Nodes.F65 Nodes.C91:Nodes.M108 Nodes.C66:Nodes.D66 Nodes.G45:Nodes.M66 Nodes.B34:Nodes.B39 Nodes.C34:Nodes.M39 Nodes.B7:Nodes.B32 Nodes.C32:Nodes.M32 Nodes.B70:Nodes.B87 Nodes.C70:Nodes.E87 Nodes.G70:Nodes.M87 Nodes.F70:Nodes.F87 Nodes.B89:Nodes.M89 Nodes.B106:Nodes.B108 Nodes.B68:Nodes.B68 Nodes.F68:Nodes.F68">
            <calcext:condition calcext:apply-style-name="r2" calcext:value="formula-is(ISODD(ROW()))" calcext:base-cell-address="Nodes.B3"/>
          </calcext:conditional-format>
          <calcext:conditional-format calcext:target-range-address="Nodes.E132:Nodes.M149 Nodes.B91:Nodes.B91 Nodes.B133:Nodes.B149 Nodes.C45:Nodes.D62 Nodes.C133:Nodes.C149 Nodes.B110:Nodes.B111 Nodes.D132:Nodes.D149 Nodes.H110:Nodes.M126 Nodes.C110:Nodes.C124 Nodes.F120:Nodes.F126 Nodes.E117:Nodes.E117 Nodes.E124:Nodes.E124 Nodes.F111:Nodes.F115 Nodes.E110:Nodes.E113 Nodes.F117:Nodes.F118 Nodes.G119:Nodes.G126 Nodes.E119:Nodes.E120 Nodes.B3:Nodes.B5 Nodes.B45:Nodes.B62 Nodes.C3:Nodes.M16 Nodes.B41:Nodes.B43 Nodes.C19:Nodes.M26 Nodes.C17:Nodes.D18 Nodes.G18:Nodes.M18 Nodes.G17:Nodes.M17 Nodes.C41:Nodes.M43 Nodes.C27:Nodes.D31 Nodes.F27:Nodes.M31 Nodes.E45:Nodes.F65 Nodes.C91:Nodes.M108 Nodes.C66:Nodes.D66 Nodes.G45:Nodes.M66 Nodes.B34:Nodes.B39 Nodes.C34:Nodes.M39 Nodes.B7:Nodes.B32 Nodes.C32:Nodes.M32 Nodes.B70:Nodes.B87 Nodes.C70:Nodes.E87 Nodes.G70:Nodes.M87 Nodes.F70:Nodes.F87 Nodes.B89:Nodes.M89 Nodes.B106:Nodes.B108 Nodes.B68:Nodes.B68 Nodes.F68:Nodes.F68">
            <calcext:condition calcext:apply-style-name="r1" calcext:value="formula-is(ISEVEN(ROW()))" calcext:base-cell-address="Nodes.B3"/>
          </calcext:conditional-format>
          <calcext:conditional-format calcext:target-range-address="Nodes.B92:Nodes.B92">
            <calcext:condition calcext:apply-style-name="r2" calcext:value="formula-is(ISODD(ROW()))" calcext:base-cell-address="Nodes.B92"/>
          </calcext:conditional-format>
          <calcext:conditional-format calcext:target-range-address="Nodes.B92:Nodes.B92">
            <calcext:condition calcext:apply-style-name="r1" calcext:value="formula-is(ISEVEN(ROW()))" calcext:base-cell-address="Nodes.B92"/>
          </calcext:conditional-format>
          <calcext:conditional-format calcext:target-range-address="Nodes.B93:Nodes.B93">
            <calcext:condition calcext:apply-style-name="r2" calcext:value="formula-is(ISODD(ROW()))" calcext:base-cell-address="Nodes.B93"/>
          </calcext:conditional-format>
          <calcext:conditional-format calcext:target-range-address="Nodes.B93:Nodes.B93">
            <calcext:condition calcext:apply-style-name="r1" calcext:value="formula-is(ISEVEN(ROW()))" calcext:base-cell-address="Nodes.B93"/>
          </calcext:conditional-format>
          <calcext:conditional-format calcext:target-range-address="Nodes.B94:Nodes.B94">
            <calcext:condition calcext:apply-style-name="r2" calcext:value="formula-is(ISODD(ROW()))" calcext:base-cell-address="Nodes.B94"/>
          </calcext:conditional-format>
          <calcext:conditional-format calcext:target-range-address="Nodes.B94:Nodes.B94">
            <calcext:condition calcext:apply-style-name="r1" calcext:value="formula-is(ISEVEN(ROW()))" calcext:base-cell-address="Nodes.B94"/>
          </calcext:conditional-format>
          <calcext:conditional-format calcext:target-range-address="Nodes.B95:Nodes.B95">
            <calcext:condition calcext:apply-style-name="r2" calcext:value="formula-is(ISODD(ROW()))" calcext:base-cell-address="Nodes.B95"/>
          </calcext:conditional-format>
          <calcext:conditional-format calcext:target-range-address="Nodes.B95:Nodes.B95">
            <calcext:condition calcext:apply-style-name="r1" calcext:value="formula-is(ISEVEN(ROW()))" calcext:base-cell-address="Nodes.B95"/>
          </calcext:conditional-format>
          <calcext:conditional-format calcext:target-range-address="Nodes.B96:Nodes.B96">
            <calcext:condition calcext:apply-style-name="r2" calcext:value="formula-is(ISODD(ROW()))" calcext:base-cell-address="Nodes.B96"/>
          </calcext:conditional-format>
          <calcext:conditional-format calcext:target-range-address="Nodes.B96:Nodes.B96">
            <calcext:condition calcext:apply-style-name="r1" calcext:value="formula-is(ISEVEN(ROW()))" calcext:base-cell-address="Nodes.B96"/>
          </calcext:conditional-format>
          <calcext:conditional-format calcext:target-range-address="Nodes.B97:Nodes.B97">
            <calcext:condition calcext:apply-style-name="r2" calcext:value="formula-is(ISODD(ROW()))" calcext:base-cell-address="Nodes.B97"/>
          </calcext:conditional-format>
          <calcext:conditional-format calcext:target-range-address="Nodes.B97:Nodes.B97">
            <calcext:condition calcext:apply-style-name="r1" calcext:value="formula-is(ISEVEN(ROW()))" calcext:base-cell-address="Nodes.B97"/>
          </calcext:conditional-format>
          <calcext:conditional-format calcext:target-range-address="Nodes.B98:Nodes.B98">
            <calcext:condition calcext:apply-style-name="r2" calcext:value="formula-is(ISODD(ROW()))" calcext:base-cell-address="Nodes.B98"/>
          </calcext:conditional-format>
          <calcext:conditional-format calcext:target-range-address="Nodes.B98:Nodes.B98">
            <calcext:condition calcext:apply-style-name="r1" calcext:value="formula-is(ISEVEN(ROW()))" calcext:base-cell-address="Nodes.B98"/>
          </calcext:conditional-format>
          <calcext:conditional-format calcext:target-range-address="Nodes.B99:Nodes.B99">
            <calcext:condition calcext:apply-style-name="r2" calcext:value="formula-is(ISODD(ROW()))" calcext:base-cell-address="Nodes.B99"/>
          </calcext:conditional-format>
          <calcext:conditional-format calcext:target-range-address="Nodes.B99:Nodes.B99">
            <calcext:condition calcext:apply-style-name="r1" calcext:value="formula-is(ISEVEN(ROW()))" calcext:base-cell-address="Nodes.B99"/>
          </calcext:conditional-format>
          <calcext:conditional-format calcext:target-range-address="Nodes.B100:Nodes.B100">
            <calcext:condition calcext:apply-style-name="r2" calcext:value="formula-is(ISODD(ROW()))" calcext:base-cell-address="Nodes.B100"/>
          </calcext:conditional-format>
          <calcext:conditional-format calcext:target-range-address="Nodes.B100:Nodes.B100">
            <calcext:condition calcext:apply-style-name="r1" calcext:value="formula-is(ISEVEN(ROW()))" calcext:base-cell-address="Nodes.B100"/>
          </calcext:conditional-format>
          <calcext:conditional-format calcext:target-range-address="Nodes.B101:Nodes.B101">
            <calcext:condition calcext:apply-style-name="r2" calcext:value="formula-is(ISODD(ROW()))" calcext:base-cell-address="Nodes.B101"/>
          </calcext:conditional-format>
          <calcext:conditional-format calcext:target-range-address="Nodes.B101:Nodes.B101">
            <calcext:condition calcext:apply-style-name="r1" calcext:value="formula-is(ISEVEN(ROW()))" calcext:base-cell-address="Nodes.B101"/>
          </calcext:conditional-format>
          <calcext:conditional-format calcext:target-range-address="Nodes.B102:Nodes.B102">
            <calcext:condition calcext:apply-style-name="r2" calcext:value="formula-is(ISODD(ROW()))" calcext:base-cell-address="Nodes.B102"/>
          </calcext:conditional-format>
          <calcext:conditional-format calcext:target-range-address="Nodes.B102:Nodes.B102">
            <calcext:condition calcext:apply-style-name="r1" calcext:value="formula-is(ISEVEN(ROW()))" calcext:base-cell-address="Nodes.B102"/>
          </calcext:conditional-format>
          <calcext:conditional-format calcext:target-range-address="Nodes.B103:Nodes.B103">
            <calcext:condition calcext:apply-style-name="r2" calcext:value="formula-is(ISODD(ROW()))" calcext:base-cell-address="Nodes.B103"/>
          </calcext:conditional-format>
          <calcext:conditional-format calcext:target-range-address="Nodes.B103:Nodes.B103">
            <calcext:condition calcext:apply-style-name="r1" calcext:value="formula-is(ISEVEN(ROW()))" calcext:base-cell-address="Nodes.B103"/>
          </calcext:conditional-format>
          <calcext:conditional-format calcext:target-range-address="Nodes.B104:Nodes.B104">
            <calcext:condition calcext:apply-style-name="r2" calcext:value="formula-is(ISODD(ROW()))" calcext:base-cell-address="Nodes.B104"/>
          </calcext:conditional-format>
          <calcext:conditional-format calcext:target-range-address="Nodes.B104:Nodes.B104">
            <calcext:condition calcext:apply-style-name="r1" calcext:value="formula-is(ISEVEN(ROW()))" calcext:base-cell-address="Nodes.B104"/>
          </calcext:conditional-format>
          <calcext:conditional-format calcext:target-range-address="Nodes.B105:Nodes.B105">
            <calcext:condition calcext:apply-style-name="r2" calcext:value="formula-is(ISODD(ROW()))" calcext:base-cell-address="Nodes.B105"/>
          </calcext:conditional-format>
          <calcext:conditional-format calcext:target-range-address="Nodes.B105:Nodes.B105">
            <calcext:condition calcext:apply-style-name="r1" calcext:value="formula-is(ISEVEN(ROW()))" calcext:base-cell-address="Nodes.B105"/>
          </calcext:conditional-format>
          <calcext:conditional-format calcext:target-range-address="Nodes.C63:Nodes.C65">
            <calcext:condition calcext:apply-style-name="r2" calcext:value="formula-is(ISODD(ROW()))" calcext:base-cell-address="Nodes.C63"/>
            <calcext:condition calcext:apply-style-name="r1" calcext:value="formula-is(ISEVEN(ROW()))" calcext:base-cell-address="Nodes.C63"/>
          </calcext:conditional-format>
          <calcext:conditional-format calcext:target-range-address="Nodes.B63:Nodes.B63">
            <calcext:condition calcext:apply-style-name="r2" calcext:value="formula-is(ISODD(ROW()))" calcext:base-cell-address="Nodes.B63"/>
          </calcext:conditional-format>
          <calcext:conditional-format calcext:target-range-address="Nodes.B63:Nodes.B63">
            <calcext:condition calcext:apply-style-name="r1" calcext:value="formula-is(ISEVEN(ROW()))" calcext:base-cell-address="Nodes.B63"/>
          </calcext:conditional-format>
          <calcext:conditional-format calcext:target-range-address="Nodes.B64:Nodes.B64">
            <calcext:condition calcext:apply-style-name="r2" calcext:value="formula-is(ISODD(ROW()))" calcext:base-cell-address="Nodes.B64"/>
          </calcext:conditional-format>
          <calcext:conditional-format calcext:target-range-address="Nodes.B64:Nodes.B64">
            <calcext:condition calcext:apply-style-name="r1" calcext:value="formula-is(ISEVEN(ROW()))" calcext:base-cell-address="Nodes.B64"/>
          </calcext:conditional-format>
          <calcext:conditional-format calcext:target-range-address="Nodes.B65:Nodes.B65">
            <calcext:condition calcext:apply-style-name="r2" calcext:value="formula-is(ISODD(ROW()))" calcext:base-cell-address="Nodes.B65"/>
          </calcext:conditional-format>
          <calcext:conditional-format calcext:target-range-address="Nodes.B65:Nodes.B65">
            <calcext:condition calcext:apply-style-name="r1" calcext:value="formula-is(ISEVEN(ROW()))" calcext:base-cell-address="Nodes.B65"/>
          </calcext:conditional-format>
          <calcext:conditional-format calcext:target-range-address="Nodes.D63:Nodes.D63">
            <calcext:condition calcext:apply-style-name="r2" calcext:value="formula-is(ISODD(ROW()))" calcext:base-cell-address="Nodes.D63"/>
          </calcext:conditional-format>
          <calcext:conditional-format calcext:target-range-address="Nodes.D63:Nodes.D63">
            <calcext:condition calcext:apply-style-name="r1" calcext:value="formula-is(ISEVEN(ROW()))" calcext:base-cell-address="Nodes.D63"/>
          </calcext:conditional-format>
          <calcext:conditional-format calcext:target-range-address="Nodes.D64:Nodes.D64">
            <calcext:condition calcext:apply-style-name="r2" calcext:value="formula-is(ISODD(ROW()))" calcext:base-cell-address="Nodes.D64"/>
          </calcext:conditional-format>
          <calcext:conditional-format calcext:target-range-address="Nodes.D64:Nodes.D64">
            <calcext:condition calcext:apply-style-name="r1" calcext:value="formula-is(ISEVEN(ROW()))" calcext:base-cell-address="Nodes.D64"/>
          </calcext:conditional-format>
          <calcext:conditional-format calcext:target-range-address="Nodes.D65:Nodes.D65">
            <calcext:condition calcext:apply-style-name="r2" calcext:value="formula-is(ISODD(ROW()))" calcext:base-cell-address="Nodes.D65"/>
          </calcext:conditional-format>
          <calcext:conditional-format calcext:target-range-address="Nodes.D65:Nodes.D65">
            <calcext:condition calcext:apply-style-name="r1" calcext:value="formula-is(ISEVEN(ROW()))" calcext:base-cell-address="Nodes.D65"/>
          </calcext:conditional-format>
          <calcext:conditional-format calcext:target-range-address="Nodes.B112:Nodes.B112">
            <calcext:condition calcext:apply-style-name="r2" calcext:value="formula-is(ISODD(ROW()))" calcext:base-cell-address="Nodes.B112"/>
          </calcext:conditional-format>
          <calcext:conditional-format calcext:target-range-address="Nodes.B112:Nodes.B112">
            <calcext:condition calcext:apply-style-name="r1" calcext:value="formula-is(ISEVEN(ROW()))" calcext:base-cell-address="Nodes.B112"/>
          </calcext:conditional-format>
          <calcext:conditional-format calcext:target-range-address="Nodes.B114:Nodes.B114">
            <calcext:condition calcext:apply-style-name="r2" calcext:value="formula-is(ISODD(ROW()))" calcext:base-cell-address="Nodes.B114"/>
          </calcext:conditional-format>
          <calcext:conditional-format calcext:target-range-address="Nodes.B114:Nodes.B114">
            <calcext:condition calcext:apply-style-name="r1" calcext:value="formula-is(ISEVEN(ROW()))" calcext:base-cell-address="Nodes.B114"/>
          </calcext:conditional-format>
          <calcext:conditional-format calcext:target-range-address="Nodes.B115:Nodes.B116">
            <calcext:condition calcext:apply-style-name="r2" calcext:value="formula-is(ISODD(ROW()))" calcext:base-cell-address="Nodes.B115"/>
          </calcext:conditional-format>
          <calcext:conditional-format calcext:target-range-address="Nodes.B115:Nodes.B116">
            <calcext:condition calcext:apply-style-name="r1" calcext:value="formula-is(ISEVEN(ROW()))" calcext:base-cell-address="Nodes.B115"/>
          </calcext:conditional-format>
          <calcext:conditional-format calcext:target-range-address="Nodes.B117:Nodes.B117">
            <calcext:condition calcext:apply-style-name="r2" calcext:value="formula-is(ISODD(ROW()))" calcext:base-cell-address="Nodes.B117"/>
          </calcext:conditional-format>
          <calcext:conditional-format calcext:target-range-address="Nodes.B117:Nodes.B117">
            <calcext:condition calcext:apply-style-name="r1" calcext:value="formula-is(ISEVEN(ROW()))" calcext:base-cell-address="Nodes.B117"/>
          </calcext:conditional-format>
          <calcext:conditional-format calcext:target-range-address="Nodes.B118:Nodes.B118">
            <calcext:condition calcext:apply-style-name="r2" calcext:value="formula-is(ISODD(ROW()))" calcext:base-cell-address="Nodes.B118"/>
          </calcext:conditional-format>
          <calcext:conditional-format calcext:target-range-address="Nodes.B118:Nodes.B118">
            <calcext:condition calcext:apply-style-name="r1" calcext:value="formula-is(ISEVEN(ROW()))" calcext:base-cell-address="Nodes.B118"/>
          </calcext:conditional-format>
          <calcext:conditional-format calcext:target-range-address="Nodes.B119:Nodes.B119">
            <calcext:condition calcext:apply-style-name="r2" calcext:value="formula-is(ISODD(ROW()))" calcext:base-cell-address="Nodes.B119"/>
          </calcext:conditional-format>
          <calcext:conditional-format calcext:target-range-address="Nodes.B119:Nodes.B119">
            <calcext:condition calcext:apply-style-name="r1" calcext:value="formula-is(ISEVEN(ROW()))" calcext:base-cell-address="Nodes.B119"/>
          </calcext:conditional-format>
          <calcext:conditional-format calcext:target-range-address="Nodes.B120:Nodes.B120">
            <calcext:condition calcext:apply-style-name="r2" calcext:value="formula-is(ISODD(ROW()))" calcext:base-cell-address="Nodes.B120"/>
          </calcext:conditional-format>
          <calcext:conditional-format calcext:target-range-address="Nodes.B120:Nodes.B120">
            <calcext:condition calcext:apply-style-name="r1" calcext:value="formula-is(ISEVEN(ROW()))" calcext:base-cell-address="Nodes.B120"/>
          </calcext:conditional-format>
          <calcext:conditional-format calcext:target-range-address="Nodes.B121:Nodes.B121">
            <calcext:condition calcext:apply-style-name="r2" calcext:value="formula-is(ISODD(ROW()))" calcext:base-cell-address="Nodes.B121"/>
          </calcext:conditional-format>
          <calcext:conditional-format calcext:target-range-address="Nodes.B121:Nodes.B121">
            <calcext:condition calcext:apply-style-name="r1" calcext:value="formula-is(ISEVEN(ROW()))" calcext:base-cell-address="Nodes.B121"/>
          </calcext:conditional-format>
          <calcext:conditional-format calcext:target-range-address="Nodes.B122:Nodes.B122">
            <calcext:condition calcext:apply-style-name="r2" calcext:value="formula-is(ISODD(ROW()))" calcext:base-cell-address="Nodes.B122"/>
          </calcext:conditional-format>
          <calcext:conditional-format calcext:target-range-address="Nodes.B122:Nodes.B122">
            <calcext:condition calcext:apply-style-name="r1" calcext:value="formula-is(ISEVEN(ROW()))" calcext:base-cell-address="Nodes.B122"/>
          </calcext:conditional-format>
          <calcext:conditional-format calcext:target-range-address="Nodes.B123:Nodes.B123">
            <calcext:condition calcext:apply-style-name="r2" calcext:value="formula-is(ISODD(ROW()))" calcext:base-cell-address="Nodes.B123"/>
          </calcext:conditional-format>
          <calcext:conditional-format calcext:target-range-address="Nodes.B123:Nodes.B123">
            <calcext:condition calcext:apply-style-name="r1" calcext:value="formula-is(ISEVEN(ROW()))" calcext:base-cell-address="Nodes.B123"/>
          </calcext:conditional-format>
          <calcext:conditional-format calcext:target-range-address="Nodes.B124:Nodes.B124">
            <calcext:condition calcext:apply-style-name="r2" calcext:value="formula-is(ISODD(ROW()))" calcext:base-cell-address="Nodes.B124"/>
          </calcext:conditional-format>
          <calcext:conditional-format calcext:target-range-address="Nodes.B124:Nodes.B124">
            <calcext:condition calcext:apply-style-name="r1" calcext:value="formula-is(ISEVEN(ROW()))" calcext:base-cell-address="Nodes.B124"/>
          </calcext:conditional-format>
          <calcext:conditional-format calcext:target-range-address="Nodes.D110:Nodes.D110">
            <calcext:condition calcext:apply-style-name="r2" calcext:value="formula-is(ISODD(ROW()))" calcext:base-cell-address="Nodes.D110"/>
          </calcext:conditional-format>
          <calcext:conditional-format calcext:target-range-address="Nodes.D110:Nodes.D110">
            <calcext:condition calcext:apply-style-name="r1" calcext:value="formula-is(ISEVEN(ROW()))" calcext:base-cell-address="Nodes.D110"/>
          </calcext:conditional-format>
          <calcext:conditional-format calcext:target-range-address="Nodes.B113:Nodes.B113">
            <calcext:condition calcext:apply-style-name="r2" calcext:value="formula-is(ISODD(ROW()))" calcext:base-cell-address="Nodes.B113"/>
          </calcext:conditional-format>
          <calcext:conditional-format calcext:target-range-address="Nodes.B113:Nodes.B113">
            <calcext:condition calcext:apply-style-name="r1" calcext:value="formula-is(ISEVEN(ROW()))" calcext:base-cell-address="Nodes.B113"/>
          </calcext:conditional-format>
          <calcext:conditional-format calcext:target-range-address="Nodes.D112:Nodes.D112">
            <calcext:condition calcext:apply-style-name="r2" calcext:value="formula-is(ISODD(ROW()))" calcext:base-cell-address="Nodes.D112"/>
          </calcext:conditional-format>
          <calcext:conditional-format calcext:target-range-address="Nodes.D112:Nodes.D112">
            <calcext:condition calcext:apply-style-name="r1" calcext:value="formula-is(ISEVEN(ROW()))" calcext:base-cell-address="Nodes.D112"/>
          </calcext:conditional-format>
          <calcext:conditional-format calcext:target-range-address="Nodes.D113:Nodes.D113">
            <calcext:condition calcext:apply-style-name="r2" calcext:value="formula-is(ISODD(ROW()))" calcext:base-cell-address="Nodes.D113"/>
          </calcext:conditional-format>
          <calcext:conditional-format calcext:target-range-address="Nodes.D113:Nodes.D113">
            <calcext:condition calcext:apply-style-name="r1" calcext:value="formula-is(ISEVEN(ROW()))" calcext:base-cell-address="Nodes.D113"/>
          </calcext:conditional-format>
          <calcext:conditional-format calcext:target-range-address="Nodes.D114:Nodes.D114">
            <calcext:condition calcext:apply-style-name="r2" calcext:value="formula-is(ISODD(ROW()))" calcext:base-cell-address="Nodes.D114"/>
          </calcext:conditional-format>
          <calcext:conditional-format calcext:target-range-address="Nodes.D114:Nodes.D114">
            <calcext:condition calcext:apply-style-name="r1" calcext:value="formula-is(ISEVEN(ROW()))" calcext:base-cell-address="Nodes.D114"/>
          </calcext:conditional-format>
          <calcext:conditional-format calcext:target-range-address="Nodes.D115:Nodes.D115">
            <calcext:condition calcext:apply-style-name="r2" calcext:value="formula-is(ISODD(ROW()))" calcext:base-cell-address="Nodes.D115"/>
          </calcext:conditional-format>
          <calcext:conditional-format calcext:target-range-address="Nodes.D115:Nodes.D115">
            <calcext:condition calcext:apply-style-name="r1" calcext:value="formula-is(ISEVEN(ROW()))" calcext:base-cell-address="Nodes.D115"/>
          </calcext:conditional-format>
          <calcext:conditional-format calcext:target-range-address="Nodes.D116:Nodes.D116">
            <calcext:condition calcext:apply-style-name="r2" calcext:value="formula-is(ISODD(ROW()))" calcext:base-cell-address="Nodes.D116"/>
          </calcext:conditional-format>
          <calcext:conditional-format calcext:target-range-address="Nodes.D116:Nodes.D116">
            <calcext:condition calcext:apply-style-name="r1" calcext:value="formula-is(ISEVEN(ROW()))" calcext:base-cell-address="Nodes.D116"/>
          </calcext:conditional-format>
          <calcext:conditional-format calcext:target-range-address="Nodes.D117:Nodes.D117">
            <calcext:condition calcext:apply-style-name="r2" calcext:value="formula-is(ISODD(ROW()))" calcext:base-cell-address="Nodes.D117"/>
          </calcext:conditional-format>
          <calcext:conditional-format calcext:target-range-address="Nodes.D117:Nodes.D117">
            <calcext:condition calcext:apply-style-name="r1" calcext:value="formula-is(ISEVEN(ROW()))" calcext:base-cell-address="Nodes.D117"/>
          </calcext:conditional-format>
          <calcext:conditional-format calcext:target-range-address="Nodes.D118:Nodes.D118">
            <calcext:condition calcext:apply-style-name="r2" calcext:value="formula-is(ISODD(ROW()))" calcext:base-cell-address="Nodes.D118"/>
          </calcext:conditional-format>
          <calcext:conditional-format calcext:target-range-address="Nodes.D118:Nodes.D118">
            <calcext:condition calcext:apply-style-name="r1" calcext:value="formula-is(ISEVEN(ROW()))" calcext:base-cell-address="Nodes.D118"/>
          </calcext:conditional-format>
          <calcext:conditional-format calcext:target-range-address="Nodes.D119:Nodes.D119">
            <calcext:condition calcext:apply-style-name="r2" calcext:value="formula-is(ISODD(ROW()))" calcext:base-cell-address="Nodes.D119"/>
          </calcext:conditional-format>
          <calcext:conditional-format calcext:target-range-address="Nodes.D119:Nodes.D119">
            <calcext:condition calcext:apply-style-name="r1" calcext:value="formula-is(ISEVEN(ROW()))" calcext:base-cell-address="Nodes.D119"/>
          </calcext:conditional-format>
          <calcext:conditional-format calcext:target-range-address="Nodes.D120:Nodes.D120">
            <calcext:condition calcext:apply-style-name="r2" calcext:value="formula-is(ISODD(ROW()))" calcext:base-cell-address="Nodes.D120"/>
          </calcext:conditional-format>
          <calcext:conditional-format calcext:target-range-address="Nodes.D120:Nodes.D120">
            <calcext:condition calcext:apply-style-name="r1" calcext:value="formula-is(ISEVEN(ROW()))" calcext:base-cell-address="Nodes.D120"/>
          </calcext:conditional-format>
          <calcext:conditional-format calcext:target-range-address="Nodes.D121:Nodes.D121">
            <calcext:condition calcext:apply-style-name="r2" calcext:value="formula-is(ISODD(ROW()))" calcext:base-cell-address="Nodes.D121"/>
          </calcext:conditional-format>
          <calcext:conditional-format calcext:target-range-address="Nodes.D121:Nodes.D121">
            <calcext:condition calcext:apply-style-name="r1" calcext:value="formula-is(ISEVEN(ROW()))" calcext:base-cell-address="Nodes.D121"/>
          </calcext:conditional-format>
          <calcext:conditional-format calcext:target-range-address="Nodes.D122:Nodes.D122">
            <calcext:condition calcext:apply-style-name="r2" calcext:value="formula-is(ISODD(ROW()))" calcext:base-cell-address="Nodes.D122"/>
          </calcext:conditional-format>
          <calcext:conditional-format calcext:target-range-address="Nodes.D122:Nodes.D122">
            <calcext:condition calcext:apply-style-name="r1" calcext:value="formula-is(ISEVEN(ROW()))" calcext:base-cell-address="Nodes.D122"/>
          </calcext:conditional-format>
          <calcext:conditional-format calcext:target-range-address="Nodes.D123:Nodes.D123">
            <calcext:condition calcext:apply-style-name="r2" calcext:value="formula-is(ISODD(ROW()))" calcext:base-cell-address="Nodes.D123"/>
          </calcext:conditional-format>
          <calcext:conditional-format calcext:target-range-address="Nodes.D123:Nodes.D123">
            <calcext:condition calcext:apply-style-name="r1" calcext:value="formula-is(ISEVEN(ROW()))" calcext:base-cell-address="Nodes.D123"/>
          </calcext:conditional-format>
          <calcext:conditional-format calcext:target-range-address="Nodes.D124:Nodes.D124">
            <calcext:condition calcext:apply-style-name="r2" calcext:value="formula-is(ISODD(ROW()))" calcext:base-cell-address="Nodes.D124"/>
          </calcext:conditional-format>
          <calcext:conditional-format calcext:target-range-address="Nodes.D124:Nodes.D124">
            <calcext:condition calcext:apply-style-name="r1" calcext:value="formula-is(ISEVEN(ROW()))" calcext:base-cell-address="Nodes.D124"/>
          </calcext:conditional-format>
          <calcext:conditional-format calcext:target-range-address="Nodes.E127:Nodes.M127 Nodes.C127:Nodes.C127">
            <calcext:condition calcext:apply-style-name="r2" calcext:value="formula-is(ISODD(ROW()))" calcext:base-cell-address="Nodes.C127"/>
          </calcext:conditional-format>
          <calcext:conditional-format calcext:target-range-address="Nodes.E127:Nodes.M127 Nodes.C127:Nodes.C127">
            <calcext:condition calcext:apply-style-name="r1" calcext:value="formula-is(ISEVEN(ROW()))" calcext:base-cell-address="Nodes.C127"/>
          </calcext:conditional-format>
          <calcext:conditional-format calcext:target-range-address="Nodes.B127:Nodes.B127">
            <calcext:condition calcext:apply-style-name="r2" calcext:value="formula-is(ISODD(ROW()))" calcext:base-cell-address="Nodes.B127"/>
          </calcext:conditional-format>
          <calcext:conditional-format calcext:target-range-address="Nodes.B127:Nodes.B127">
            <calcext:condition calcext:apply-style-name="r1" calcext:value="formula-is(ISEVEN(ROW()))" calcext:base-cell-address="Nodes.B127"/>
          </calcext:conditional-format>
          <calcext:conditional-format calcext:target-range-address="Nodes.D127:Nodes.D127">
            <calcext:condition calcext:apply-style-name="r2" calcext:value="formula-is(ISODD(ROW()))" calcext:base-cell-address="Nodes.D127"/>
          </calcext:conditional-format>
          <calcext:conditional-format calcext:target-range-address="Nodes.D127:Nodes.D127">
            <calcext:condition calcext:apply-style-name="r1" calcext:value="formula-is(ISEVEN(ROW()))" calcext:base-cell-address="Nodes.D127"/>
          </calcext:conditional-format>
          <calcext:conditional-format calcext:target-range-address="Nodes.E128:Nodes.M128 Nodes.C128:Nodes.C128">
            <calcext:condition calcext:apply-style-name="r2" calcext:value="formula-is(ISODD(ROW()))" calcext:base-cell-address="Nodes.C128"/>
          </calcext:conditional-format>
          <calcext:conditional-format calcext:target-range-address="Nodes.E128:Nodes.M128 Nodes.C128:Nodes.C128">
            <calcext:condition calcext:apply-style-name="r1" calcext:value="formula-is(ISEVEN(ROW()))" calcext:base-cell-address="Nodes.C128"/>
          </calcext:conditional-format>
          <calcext:conditional-format calcext:target-range-address="Nodes.B128:Nodes.B128">
            <calcext:condition calcext:apply-style-name="r2" calcext:value="formula-is(ISODD(ROW()))" calcext:base-cell-address="Nodes.B128"/>
          </calcext:conditional-format>
          <calcext:conditional-format calcext:target-range-address="Nodes.B128:Nodes.B128">
            <calcext:condition calcext:apply-style-name="r1" calcext:value="formula-is(ISEVEN(ROW()))" calcext:base-cell-address="Nodes.B128"/>
          </calcext:conditional-format>
          <calcext:conditional-format calcext:target-range-address="Nodes.D128:Nodes.D128">
            <calcext:condition calcext:apply-style-name="r2" calcext:value="formula-is(ISODD(ROW()))" calcext:base-cell-address="Nodes.D128"/>
          </calcext:conditional-format>
          <calcext:conditional-format calcext:target-range-address="Nodes.D128:Nodes.D128">
            <calcext:condition calcext:apply-style-name="r1" calcext:value="formula-is(ISEVEN(ROW()))" calcext:base-cell-address="Nodes.D128"/>
          </calcext:conditional-format>
          <calcext:conditional-format calcext:target-range-address="Nodes.F129:Nodes.M129 Nodes.C129:Nodes.C129">
            <calcext:condition calcext:apply-style-name="r2" calcext:value="formula-is(ISODD(ROW()))" calcext:base-cell-address="Nodes.C129"/>
          </calcext:conditional-format>
          <calcext:conditional-format calcext:target-range-address="Nodes.F129:Nodes.M129 Nodes.C129:Nodes.C129">
            <calcext:condition calcext:apply-style-name="r1" calcext:value="formula-is(ISEVEN(ROW()))" calcext:base-cell-address="Nodes.C129"/>
          </calcext:conditional-format>
          <calcext:conditional-format calcext:target-range-address="Nodes.B129:Nodes.B129">
            <calcext:condition calcext:apply-style-name="r2" calcext:value="formula-is(ISODD(ROW()))" calcext:base-cell-address="Nodes.B129"/>
          </calcext:conditional-format>
          <calcext:conditional-format calcext:target-range-address="Nodes.B129:Nodes.B129">
            <calcext:condition calcext:apply-style-name="r1" calcext:value="formula-is(ISEVEN(ROW()))" calcext:base-cell-address="Nodes.B129"/>
          </calcext:conditional-format>
          <calcext:conditional-format calcext:target-range-address="Nodes.D129:Nodes.D129">
            <calcext:condition calcext:apply-style-name="r2" calcext:value="formula-is(ISODD(ROW()))" calcext:base-cell-address="Nodes.D129"/>
          </calcext:conditional-format>
          <calcext:conditional-format calcext:target-range-address="Nodes.D129:Nodes.D129">
            <calcext:condition calcext:apply-style-name="r1" calcext:value="formula-is(ISEVEN(ROW()))" calcext:base-cell-address="Nodes.D129"/>
          </calcext:conditional-format>
          <calcext:conditional-format calcext:target-range-address="Nodes.F130:Nodes.M130 Nodes.C130:Nodes.C130">
            <calcext:condition calcext:apply-style-name="r2" calcext:value="formula-is(ISODD(ROW()))" calcext:base-cell-address="Nodes.C130"/>
          </calcext:conditional-format>
          <calcext:conditional-format calcext:target-range-address="Nodes.F130:Nodes.M130 Nodes.C130:Nodes.C130">
            <calcext:condition calcext:apply-style-name="r1" calcext:value="formula-is(ISEVEN(ROW()))" calcext:base-cell-address="Nodes.C130"/>
          </calcext:conditional-format>
          <calcext:conditional-format calcext:target-range-address="Nodes.B130:Nodes.B130">
            <calcext:condition calcext:apply-style-name="r2" calcext:value="formula-is(ISODD(ROW()))" calcext:base-cell-address="Nodes.B130"/>
          </calcext:conditional-format>
          <calcext:conditional-format calcext:target-range-address="Nodes.B130:Nodes.B130">
            <calcext:condition calcext:apply-style-name="r1" calcext:value="formula-is(ISEVEN(ROW()))" calcext:base-cell-address="Nodes.B130"/>
          </calcext:conditional-format>
          <calcext:conditional-format calcext:target-range-address="Nodes.D130:Nodes.D130">
            <calcext:condition calcext:apply-style-name="r2" calcext:value="formula-is(ISODD(ROW()))" calcext:base-cell-address="Nodes.D130"/>
          </calcext:conditional-format>
          <calcext:conditional-format calcext:target-range-address="Nodes.D130:Nodes.D130">
            <calcext:condition calcext:apply-style-name="r1" calcext:value="formula-is(ISEVEN(ROW()))" calcext:base-cell-address="Nodes.D130"/>
          </calcext:conditional-format>
          <calcext:conditional-format calcext:target-range-address="Nodes.F131:Nodes.M131 Nodes.C131:Nodes.C131">
            <calcext:condition calcext:apply-style-name="r2" calcext:value="formula-is(ISODD(ROW()))" calcext:base-cell-address="Nodes.C131"/>
          </calcext:conditional-format>
          <calcext:conditional-format calcext:target-range-address="Nodes.F131:Nodes.M131 Nodes.C131:Nodes.C131">
            <calcext:condition calcext:apply-style-name="r1" calcext:value="formula-is(ISEVEN(ROW()))" calcext:base-cell-address="Nodes.C131"/>
          </calcext:conditional-format>
          <calcext:conditional-format calcext:target-range-address="Nodes.B131:Nodes.B131">
            <calcext:condition calcext:apply-style-name="r2" calcext:value="formula-is(ISODD(ROW()))" calcext:base-cell-address="Nodes.B131"/>
          </calcext:conditional-format>
          <calcext:conditional-format calcext:target-range-address="Nodes.B131:Nodes.B131">
            <calcext:condition calcext:apply-style-name="r1" calcext:value="formula-is(ISEVEN(ROW()))" calcext:base-cell-address="Nodes.B131"/>
          </calcext:conditional-format>
          <calcext:conditional-format calcext:target-range-address="Nodes.D131:Nodes.D131">
            <calcext:condition calcext:apply-style-name="r2" calcext:value="formula-is(ISODD(ROW()))" calcext:base-cell-address="Nodes.D131"/>
          </calcext:conditional-format>
          <calcext:conditional-format calcext:target-range-address="Nodes.D131:Nodes.D131">
            <calcext:condition calcext:apply-style-name="r1" calcext:value="formula-is(ISEVEN(ROW()))" calcext:base-cell-address="Nodes.D131"/>
          </calcext:conditional-format>
          <calcext:conditional-format calcext:target-range-address="Nodes.D111:Nodes.D111">
            <calcext:condition calcext:apply-style-name="r2" calcext:value="formula-is(ISODD(ROW()))" calcext:base-cell-address="Nodes.D111"/>
          </calcext:conditional-format>
          <calcext:conditional-format calcext:target-range-address="Nodes.D111:Nodes.D111">
            <calcext:condition calcext:apply-style-name="r1" calcext:value="formula-is(ISEVEN(ROW()))" calcext:base-cell-address="Nodes.D111"/>
          </calcext:conditional-format>
          <calcext:conditional-format calcext:target-range-address="Nodes.F116:Nodes.F116">
            <calcext:condition calcext:apply-style-name="r2" calcext:value="formula-is(ISODD(ROW()))" calcext:base-cell-address="Nodes.F116"/>
          </calcext:conditional-format>
          <calcext:conditional-format calcext:target-range-address="Nodes.F116:Nodes.F116">
            <calcext:condition calcext:apply-style-name="r1" calcext:value="formula-is(ISEVEN(ROW()))" calcext:base-cell-address="Nodes.F116"/>
          </calcext:conditional-format>
          <calcext:conditional-format calcext:target-range-address="Nodes.E116:Nodes.E116">
            <calcext:condition calcext:apply-style-name="r2" calcext:value="formula-is(ISODD(ROW()))" calcext:base-cell-address="Nodes.E116"/>
          </calcext:conditional-format>
          <calcext:conditional-format calcext:target-range-address="Nodes.E116:Nodes.E116">
            <calcext:condition calcext:apply-style-name="r1" calcext:value="formula-is(ISEVEN(ROW()))" calcext:base-cell-address="Nodes.E116"/>
          </calcext:conditional-format>
          <calcext:conditional-format calcext:target-range-address="Nodes.F110:Nodes.F110">
            <calcext:condition calcext:apply-style-name="r2" calcext:value="formula-is(ISODD(ROW()))" calcext:base-cell-address="Nodes.F110"/>
          </calcext:conditional-format>
          <calcext:conditional-format calcext:target-range-address="Nodes.F110:Nodes.F110">
            <calcext:condition calcext:apply-style-name="r1" calcext:value="formula-is(ISEVEN(ROW()))" calcext:base-cell-address="Nodes.F110"/>
          </calcext:conditional-format>
          <calcext:conditional-format calcext:target-range-address="Nodes.E114:Nodes.E114">
            <calcext:condition calcext:apply-style-name="r2" calcext:value="formula-is(ISODD(ROW()))" calcext:base-cell-address="Nodes.E114"/>
          </calcext:conditional-format>
          <calcext:conditional-format calcext:target-range-address="Nodes.E114:Nodes.E114">
            <calcext:condition calcext:apply-style-name="r1" calcext:value="formula-is(ISEVEN(ROW()))" calcext:base-cell-address="Nodes.E114"/>
          </calcext:conditional-format>
          <calcext:conditional-format calcext:target-range-address="Nodes.E115:Nodes.E115">
            <calcext:condition calcext:apply-style-name="r2" calcext:value="formula-is(ISODD(ROW()))" calcext:base-cell-address="Nodes.E115"/>
          </calcext:conditional-format>
          <calcext:conditional-format calcext:target-range-address="Nodes.E115:Nodes.E115">
            <calcext:condition calcext:apply-style-name="r1" calcext:value="formula-is(ISEVEN(ROW()))" calcext:base-cell-address="Nodes.E115"/>
          </calcext:conditional-format>
          <calcext:conditional-format calcext:target-range-address="Nodes.F119:Nodes.F119">
            <calcext:condition calcext:apply-style-name="r2" calcext:value="formula-is(ISODD(ROW()))" calcext:base-cell-address="Nodes.F119"/>
          </calcext:conditional-format>
          <calcext:conditional-format calcext:target-range-address="Nodes.F119:Nodes.F119">
            <calcext:condition calcext:apply-style-name="r1" calcext:value="formula-is(ISEVEN(ROW()))" calcext:base-cell-address="Nodes.F119"/>
          </calcext:conditional-format>
          <calcext:conditional-format calcext:target-range-address="Nodes.E129:Nodes.E129">
            <calcext:condition calcext:apply-style-name="r2" calcext:value="formula-is(ISODD(ROW()))" calcext:base-cell-address="Nodes.E129"/>
          </calcext:conditional-format>
          <calcext:conditional-format calcext:target-range-address="Nodes.E129:Nodes.E129">
            <calcext:condition calcext:apply-style-name="r1" calcext:value="formula-is(ISEVEN(ROW()))" calcext:base-cell-address="Nodes.E129"/>
          </calcext:conditional-format>
          <calcext:conditional-format calcext:target-range-address="Nodes.E130:Nodes.E130">
            <calcext:condition calcext:apply-style-name="r2" calcext:value="formula-is(ISODD(ROW()))" calcext:base-cell-address="Nodes.E130"/>
          </calcext:conditional-format>
          <calcext:conditional-format calcext:target-range-address="Nodes.E130:Nodes.E130">
            <calcext:condition calcext:apply-style-name="r1" calcext:value="formula-is(ISEVEN(ROW()))" calcext:base-cell-address="Nodes.E130"/>
          </calcext:conditional-format>
          <calcext:conditional-format calcext:target-range-address="Nodes.E131:Nodes.E131">
            <calcext:condition calcext:apply-style-name="r2" calcext:value="formula-is(ISODD(ROW()))" calcext:base-cell-address="Nodes.E131"/>
          </calcext:conditional-format>
          <calcext:conditional-format calcext:target-range-address="Nodes.E131:Nodes.E131">
            <calcext:condition calcext:apply-style-name="r1" calcext:value="formula-is(ISEVEN(ROW()))" calcext:base-cell-address="Nodes.E131"/>
          </calcext:conditional-format>
          <calcext:conditional-format calcext:target-range-address="Nodes.G110:Nodes.G110">
            <calcext:condition calcext:apply-style-name="r2" calcext:value="formula-is(ISODD(ROW()))" calcext:base-cell-address="Nodes.G110"/>
          </calcext:conditional-format>
          <calcext:conditional-format calcext:target-range-address="Nodes.G110:Nodes.G110">
            <calcext:condition calcext:apply-style-name="r1" calcext:value="formula-is(ISEVEN(ROW()))" calcext:base-cell-address="Nodes.G110"/>
          </calcext:conditional-format>
          <calcext:conditional-format calcext:target-range-address="Nodes.G111:Nodes.G111">
            <calcext:condition calcext:apply-style-name="r2" calcext:value="formula-is(ISODD(ROW()))" calcext:base-cell-address="Nodes.G111"/>
          </calcext:conditional-format>
          <calcext:conditional-format calcext:target-range-address="Nodes.G111:Nodes.G111">
            <calcext:condition calcext:apply-style-name="r1" calcext:value="formula-is(ISEVEN(ROW()))" calcext:base-cell-address="Nodes.G111"/>
          </calcext:conditional-format>
          <calcext:conditional-format calcext:target-range-address="Nodes.G112:Nodes.G112">
            <calcext:condition calcext:apply-style-name="r2" calcext:value="formula-is(ISODD(ROW()))" calcext:base-cell-address="Nodes.G112"/>
          </calcext:conditional-format>
          <calcext:conditional-format calcext:target-range-address="Nodes.G112:Nodes.G112">
            <calcext:condition calcext:apply-style-name="r1" calcext:value="formula-is(ISEVEN(ROW()))" calcext:base-cell-address="Nodes.G112"/>
          </calcext:conditional-format>
          <calcext:conditional-format calcext:target-range-address="Nodes.G113:Nodes.G113">
            <calcext:condition calcext:apply-style-name="r2" calcext:value="formula-is(ISODD(ROW()))" calcext:base-cell-address="Nodes.G113"/>
          </calcext:conditional-format>
          <calcext:conditional-format calcext:target-range-address="Nodes.G113:Nodes.G113">
            <calcext:condition calcext:apply-style-name="r1" calcext:value="formula-is(ISEVEN(ROW()))" calcext:base-cell-address="Nodes.G113"/>
          </calcext:conditional-format>
          <calcext:conditional-format calcext:target-range-address="Nodes.G114:Nodes.G114">
            <calcext:condition calcext:apply-style-name="r2" calcext:value="formula-is(ISODD(ROW()))" calcext:base-cell-address="Nodes.G114"/>
          </calcext:conditional-format>
          <calcext:conditional-format calcext:target-range-address="Nodes.G114:Nodes.G114">
            <calcext:condition calcext:apply-style-name="r1" calcext:value="formula-is(ISEVEN(ROW()))" calcext:base-cell-address="Nodes.G114"/>
          </calcext:conditional-format>
          <calcext:conditional-format calcext:target-range-address="Nodes.G115:Nodes.G115">
            <calcext:condition calcext:apply-style-name="r2" calcext:value="formula-is(ISODD(ROW()))" calcext:base-cell-address="Nodes.G115"/>
          </calcext:conditional-format>
          <calcext:conditional-format calcext:target-range-address="Nodes.G115:Nodes.G115">
            <calcext:condition calcext:apply-style-name="r1" calcext:value="formula-is(ISEVEN(ROW()))" calcext:base-cell-address="Nodes.G115"/>
          </calcext:conditional-format>
          <calcext:conditional-format calcext:target-range-address="Nodes.G116:Nodes.G116">
            <calcext:condition calcext:apply-style-name="r2" calcext:value="formula-is(ISODD(ROW()))" calcext:base-cell-address="Nodes.G116"/>
          </calcext:conditional-format>
          <calcext:conditional-format calcext:target-range-address="Nodes.G116:Nodes.G116">
            <calcext:condition calcext:apply-style-name="r1" calcext:value="formula-is(ISEVEN(ROW()))" calcext:base-cell-address="Nodes.G116"/>
          </calcext:conditional-format>
          <calcext:conditional-format calcext:target-range-address="Nodes.E122:Nodes.E122">
            <calcext:condition calcext:apply-style-name="r2" calcext:value="formula-is(ISODD(ROW()))" calcext:base-cell-address="Nodes.E122"/>
          </calcext:conditional-format>
          <calcext:conditional-format calcext:target-range-address="Nodes.E122:Nodes.E122">
            <calcext:condition calcext:apply-style-name="r1" calcext:value="formula-is(ISEVEN(ROW()))" calcext:base-cell-address="Nodes.E122"/>
          </calcext:conditional-format>
          <calcext:conditional-format calcext:target-range-address="Nodes.G117:Nodes.G117">
            <calcext:condition calcext:apply-style-name="r2" calcext:value="formula-is(ISODD(ROW()))" calcext:base-cell-address="Nodes.G117"/>
          </calcext:conditional-format>
          <calcext:conditional-format calcext:target-range-address="Nodes.G117:Nodes.G117">
            <calcext:condition calcext:apply-style-name="r1" calcext:value="formula-is(ISEVEN(ROW()))" calcext:base-cell-address="Nodes.G117"/>
          </calcext:conditional-format>
          <calcext:conditional-format calcext:target-range-address="Nodes.G118:Nodes.G118">
            <calcext:condition calcext:apply-style-name="r2" calcext:value="formula-is(ISODD(ROW()))" calcext:base-cell-address="Nodes.G118"/>
          </calcext:conditional-format>
          <calcext:conditional-format calcext:target-range-address="Nodes.G118:Nodes.G118">
            <calcext:condition calcext:apply-style-name="r1" calcext:value="formula-is(ISEVEN(ROW()))" calcext:base-cell-address="Nodes.G118"/>
          </calcext:conditional-format>
          <calcext:conditional-format calcext:target-range-address="Nodes.B6:Nodes.B6">
            <calcext:condition calcext:apply-style-name="r2" calcext:value="formula-is(ISODD(ROW()))" calcext:base-cell-address="Nodes.B6"/>
          </calcext:conditional-format>
          <calcext:conditional-format calcext:target-range-address="Nodes.B6:Nodes.B6">
            <calcext:condition calcext:apply-style-name="r1" calcext:value="formula-is(ISEVEN(ROW()))" calcext:base-cell-address="Nodes.B6"/>
          </calcext:conditional-format>
          <calcext:conditional-format calcext:target-range-address="Nodes.B44:Nodes.M44">
            <calcext:condition calcext:apply-style-name="r2" calcext:value="formula-is(ISODD(ROW()))" calcext:base-cell-address="Nodes.B44"/>
          </calcext:conditional-format>
          <calcext:conditional-format calcext:target-range-address="Nodes.B44:Nodes.M44">
            <calcext:condition calcext:apply-style-name="r1" calcext:value="formula-is(ISEVEN(ROW()))" calcext:base-cell-address="Nodes.B44"/>
          </calcext:conditional-format>
          <calcext:conditional-format calcext:target-range-address="Nodes.F18:Nodes.F18">
            <calcext:condition calcext:apply-style-name="r2" calcext:value="formula-is(ISODD(ROW()))" calcext:base-cell-address="Nodes.F18"/>
          </calcext:conditional-format>
          <calcext:conditional-format calcext:target-range-address="Nodes.F18:Nodes.F18">
            <calcext:condition calcext:apply-style-name="r1" calcext:value="formula-is(ISEVEN(ROW()))" calcext:base-cell-address="Nodes.F18"/>
          </calcext:conditional-format>
          <calcext:conditional-format calcext:target-range-address="Nodes.F17:Nodes.F17">
            <calcext:condition calcext:apply-style-name="r2" calcext:value="formula-is(ISODD(ROW()))" calcext:base-cell-address="Nodes.F17"/>
          </calcext:conditional-format>
          <calcext:conditional-format calcext:target-range-address="Nodes.F17:Nodes.F17">
            <calcext:condition calcext:apply-style-name="r1" calcext:value="formula-is(ISEVEN(ROW()))" calcext:base-cell-address="Nodes.F17"/>
          </calcext:conditional-format>
          <calcext:conditional-format calcext:target-range-address="Nodes.E17:Nodes.E17">
            <calcext:condition calcext:apply-style-name="r2" calcext:value="formula-is(ISODD(ROW()))" calcext:base-cell-address="Nodes.E17"/>
          </calcext:conditional-format>
          <calcext:conditional-format calcext:target-range-address="Nodes.E17:Nodes.E17">
            <calcext:condition calcext:apply-style-name="r1" calcext:value="formula-is(ISEVEN(ROW()))" calcext:base-cell-address="Nodes.E17"/>
          </calcext:conditional-format>
          <calcext:conditional-format calcext:target-range-address="Nodes.E27:Nodes.E27">
            <calcext:condition calcext:apply-style-name="r2" calcext:value="formula-is(ISODD(ROW()))" calcext:base-cell-address="Nodes.E27"/>
          </calcext:conditional-format>
          <calcext:conditional-format calcext:target-range-address="Nodes.E27:Nodes.E27">
            <calcext:condition calcext:apply-style-name="r1" calcext:value="formula-is(ISEVEN(ROW()))" calcext:base-cell-address="Nodes.E27"/>
          </calcext:conditional-format>
          <calcext:conditional-format calcext:target-range-address="Nodes.E28:Nodes.E28">
            <calcext:condition calcext:apply-style-name="r2" calcext:value="formula-is(ISODD(ROW()))" calcext:base-cell-address="Nodes.E28"/>
          </calcext:conditional-format>
          <calcext:conditional-format calcext:target-range-address="Nodes.E28:Nodes.E28">
            <calcext:condition calcext:apply-style-name="r1" calcext:value="formula-is(ISEVEN(ROW()))" calcext:base-cell-address="Nodes.E28"/>
          </calcext:conditional-format>
          <calcext:conditional-format calcext:target-range-address="Nodes.E29:Nodes.E29">
            <calcext:condition calcext:apply-style-name="r2" calcext:value="formula-is(ISODD(ROW()))" calcext:base-cell-address="Nodes.E29"/>
          </calcext:conditional-format>
          <calcext:conditional-format calcext:target-range-address="Nodes.E29:Nodes.E29">
            <calcext:condition calcext:apply-style-name="r1" calcext:value="formula-is(ISEVEN(ROW()))" calcext:base-cell-address="Nodes.E29"/>
          </calcext:conditional-format>
          <calcext:conditional-format calcext:target-range-address="Nodes.E30:Nodes.E30">
            <calcext:condition calcext:apply-style-name="r2" calcext:value="formula-is(ISODD(ROW()))" calcext:base-cell-address="Nodes.E30"/>
          </calcext:conditional-format>
          <calcext:conditional-format calcext:target-range-address="Nodes.E30:Nodes.E30">
            <calcext:condition calcext:apply-style-name="r1" calcext:value="formula-is(ISEVEN(ROW()))" calcext:base-cell-address="Nodes.E30"/>
          </calcext:conditional-format>
          <calcext:conditional-format calcext:target-range-address="Nodes.E31:Nodes.E31">
            <calcext:condition calcext:apply-style-name="r2" calcext:value="formula-is(ISODD(ROW()))" calcext:base-cell-address="Nodes.E31"/>
          </calcext:conditional-format>
          <calcext:conditional-format calcext:target-range-address="Nodes.E31:Nodes.E31">
            <calcext:condition calcext:apply-style-name="r1" calcext:value="formula-is(ISEVEN(ROW()))" calcext:base-cell-address="Nodes.E31"/>
          </calcext:conditional-format>
          <calcext:conditional-format calcext:target-range-address="Nodes.B66:Nodes.B66">
            <calcext:condition calcext:apply-style-name="r2" calcext:value="formula-is(ISODD(ROW()))" calcext:base-cell-address="Nodes.B66"/>
          </calcext:conditional-format>
          <calcext:conditional-format calcext:target-range-address="Nodes.B66:Nodes.B66">
            <calcext:condition calcext:apply-style-name="r1" calcext:value="formula-is(ISEVEN(ROW()))" calcext:base-cell-address="Nodes.B66"/>
          </calcext:conditional-format>
          <calcext:conditional-format calcext:target-range-address="Nodes.E66:Nodes.E66">
            <calcext:condition calcext:apply-style-name="r2" calcext:value="formula-is(ISODD(ROW()))" calcext:base-cell-address="Nodes.E66"/>
          </calcext:conditional-format>
          <calcext:conditional-format calcext:target-range-address="Nodes.E66:Nodes.E66">
            <calcext:condition calcext:apply-style-name="r1" calcext:value="formula-is(ISEVEN(ROW()))" calcext:base-cell-address="Nodes.E66"/>
          </calcext:conditional-format>
          <calcext:conditional-format calcext:target-range-address="Nodes.F66:Nodes.F66">
            <calcext:condition calcext:apply-style-name="r2" calcext:value="formula-is(ISODD(ROW()))" calcext:base-cell-address="Nodes.F66"/>
          </calcext:conditional-format>
          <calcext:conditional-format calcext:target-range-address="Nodes.F66:Nodes.F66">
            <calcext:condition calcext:apply-style-name="r1" calcext:value="formula-is(ISEVEN(ROW()))" calcext:base-cell-address="Nodes.F66"/>
          </calcext:conditional-format>
          <calcext:conditional-format calcext:target-range-address="Nodes.B67:Nodes.M67 Nodes.B68:Nodes.D68 Nodes.F68:Nodes.M68">
            <calcext:condition calcext:apply-style-name="r2" calcext:value="formula-is(ISODD(ROW()))" calcext:base-cell-address="Nodes.B67"/>
          </calcext:conditional-format>
          <calcext:conditional-format calcext:target-range-address="Nodes.B67:Nodes.M67 Nodes.B68:Nodes.D68 Nodes.F68:Nodes.M68">
            <calcext:condition calcext:apply-style-name="r1" calcext:value="formula-is(ISEVEN(ROW()))" calcext:base-cell-address="Nodes.B67"/>
          </calcext:conditional-format>
          <calcext:conditional-format calcext:target-range-address="Nodes.E68:Nodes.E68">
            <calcext:condition calcext:apply-style-name="r2" calcext:value="formula-is(ISODD(ROW()))" calcext:base-cell-address="Nodes.E68"/>
          </calcext:conditional-format>
          <calcext:conditional-format calcext:target-range-address="Nodes.E68:Nodes.E68">
            <calcext:condition calcext:apply-style-name="r1" calcext:value="formula-is(ISEVEN(ROW()))" calcext:base-cell-address="Nodes.E68"/>
          </calcext:conditional-format>
          <calcext:conditional-format calcext:target-range-address="Nodes.D69:Nodes.D69 Nodes.G69:Nodes.M69">
            <calcext:condition calcext:apply-style-name="r2" calcext:value="formula-is(ISODD(ROW()))" calcext:base-cell-address="Nodes.D69"/>
          </calcext:conditional-format>
          <calcext:conditional-format calcext:target-range-address="Nodes.D69:Nodes.D69 Nodes.G69:Nodes.M69">
            <calcext:condition calcext:apply-style-name="r1" calcext:value="formula-is(ISEVEN(ROW()))" calcext:base-cell-address="Nodes.D69"/>
          </calcext:conditional-format>
          <calcext:conditional-format calcext:target-range-address="Nodes.B69:Nodes.B69">
            <calcext:condition calcext:apply-style-name="r2" calcext:value="formula-is(ISODD(ROW()))" calcext:base-cell-address="Nodes.B69"/>
          </calcext:conditional-format>
          <calcext:conditional-format calcext:target-range-address="Nodes.B69:Nodes.B69">
            <calcext:condition calcext:apply-style-name="r1" calcext:value="formula-is(ISEVEN(ROW()))" calcext:base-cell-address="Nodes.B69"/>
          </calcext:conditional-format>
          <calcext:conditional-format calcext:target-range-address="Nodes.E69:Nodes.E69">
            <calcext:condition calcext:apply-style-name="r2" calcext:value="formula-is(ISODD(ROW()))" calcext:base-cell-address="Nodes.E69"/>
          </calcext:conditional-format>
          <calcext:conditional-format calcext:target-range-address="Nodes.E69:Nodes.E69">
            <calcext:condition calcext:apply-style-name="r1" calcext:value="formula-is(ISEVEN(ROW()))" calcext:base-cell-address="Nodes.E69"/>
          </calcext:conditional-format>
          <calcext:conditional-format calcext:target-range-address="Nodes.F69:Nodes.F69">
            <calcext:condition calcext:apply-style-name="r2" calcext:value="formula-is(ISODD(ROW()))" calcext:base-cell-address="Nodes.F69"/>
          </calcext:conditional-format>
          <calcext:conditional-format calcext:target-range-address="Nodes.F69:Nodes.F69">
            <calcext:condition calcext:apply-style-name="r1" calcext:value="formula-is(ISEVEN(ROW()))" calcext:base-cell-address="Nodes.F69"/>
          </calcext:conditional-format>
          <calcext:conditional-format calcext:target-range-address="Nodes.C69:Nodes.C69">
            <calcext:condition calcext:apply-style-name="r2" calcext:value="formula-is(ISODD(ROW()))" calcext:base-cell-address="Nodes.C69"/>
          </calcext:conditional-format>
          <calcext:conditional-format calcext:target-range-address="Nodes.C69:Nodes.C69">
            <calcext:condition calcext:apply-style-name="r1" calcext:value="formula-is(ISEVEN(ROW()))" calcext:base-cell-address="Nodes.C69"/>
          </calcext:conditional-format>
          <calcext:conditional-format calcext:target-range-address="Nodes.E121:Nodes.E121">
            <calcext:condition calcext:apply-style-name="r2" calcext:value="formula-is(ISODD(ROW()))" calcext:base-cell-address="Nodes.E121"/>
          </calcext:conditional-format>
          <calcext:conditional-format calcext:target-range-address="Nodes.E121:Nodes.E121">
            <calcext:condition calcext:apply-style-name="r1" calcext:value="formula-is(ISEVEN(ROW()))" calcext:base-cell-address="Nodes.E121"/>
          </calcext:conditional-format>
          <calcext:conditional-format calcext:target-range-address="Nodes.E123:Nodes.E123">
            <calcext:condition calcext:apply-style-name="r2" calcext:value="formula-is(ISODD(ROW()))" calcext:base-cell-address="Nodes.E123"/>
          </calcext:conditional-format>
          <calcext:conditional-format calcext:target-range-address="Nodes.E123:Nodes.E123">
            <calcext:condition calcext:apply-style-name="r1" calcext:value="formula-is(ISEVEN(ROW()))" calcext:base-cell-address="Nodes.E123"/>
          </calcext:conditional-format>
          <calcext:conditional-format calcext:target-range-address="Nodes.E118:Nodes.E118">
            <calcext:condition calcext:apply-style-name="r2" calcext:value="formula-is(ISODD(ROW()))" calcext:base-cell-address="Nodes.E118"/>
          </calcext:conditional-format>
          <calcext:conditional-format calcext:target-range-address="Nodes.E118:Nodes.E118">
            <calcext:condition calcext:apply-style-name="r1" calcext:value="formula-is(ISEVEN(ROW()))" calcext:base-cell-address="Nodes.E118"/>
          </calcext:conditional-format>
          <calcext:conditional-format calcext:target-range-address="Nodes.B132:Nodes.C132">
            <calcext:condition calcext:apply-style-name="r2" calcext:value="formula-is(ISODD(ROW()))" calcext:base-cell-address="Nodes.B132"/>
          </calcext:conditional-format>
          <calcext:conditional-format calcext:target-range-address="Nodes.B132:Nodes.C132">
            <calcext:condition calcext:apply-style-name="r1" calcext:value="formula-is(ISEVEN(ROW()))" calcext:base-cell-address="Nodes.B132"/>
          </calcext:conditional-format>
          <calcext:conditional-format calcext:target-range-address="Nodes.B125:Nodes.C125 Nodes.C126:Nodes.C126">
            <calcext:condition calcext:apply-style-name="r2" calcext:value="formula-is(ISODD(ROW()))" calcext:base-cell-address="Nodes.B125"/>
          </calcext:conditional-format>
          <calcext:conditional-format calcext:target-range-address="Nodes.B125:Nodes.C125 Nodes.C126:Nodes.C126">
            <calcext:condition calcext:apply-style-name="r1" calcext:value="formula-is(ISEVEN(ROW()))" calcext:base-cell-address="Nodes.B125"/>
          </calcext:conditional-format>
          <calcext:conditional-format calcext:target-range-address="Nodes.D125:Nodes.D125">
            <calcext:condition calcext:apply-style-name="r2" calcext:value="formula-is(ISODD(ROW()))" calcext:base-cell-address="Nodes.D125"/>
          </calcext:conditional-format>
          <calcext:conditional-format calcext:target-range-address="Nodes.D125:Nodes.D125">
            <calcext:condition calcext:apply-style-name="r1" calcext:value="formula-is(ISEVEN(ROW()))" calcext:base-cell-address="Nodes.D125"/>
          </calcext:conditional-format>
          <calcext:conditional-format calcext:target-range-address="Nodes.E125:Nodes.E125">
            <calcext:condition calcext:apply-style-name="r2" calcext:value="formula-is(ISODD(ROW()))" calcext:base-cell-address="Nodes.E125"/>
          </calcext:conditional-format>
          <calcext:conditional-format calcext:target-range-address="Nodes.E125:Nodes.E125">
            <calcext:condition calcext:apply-style-name="r1" calcext:value="formula-is(ISEVEN(ROW()))" calcext:base-cell-address="Nodes.E125"/>
          </calcext:conditional-format>
          <calcext:conditional-format calcext:target-range-address="Nodes.B126:Nodes.B126">
            <calcext:condition calcext:apply-style-name="r2" calcext:value="formula-is(ISODD(ROW()))" calcext:base-cell-address="Nodes.B126"/>
          </calcext:conditional-format>
          <calcext:conditional-format calcext:target-range-address="Nodes.B126:Nodes.B126">
            <calcext:condition calcext:apply-style-name="r1" calcext:value="formula-is(ISEVEN(ROW()))" calcext:base-cell-address="Nodes.B126"/>
          </calcext:conditional-format>
          <calcext:conditional-format calcext:target-range-address="Nodes.D126:Nodes.D126">
            <calcext:condition calcext:apply-style-name="r2" calcext:value="formula-is(ISODD(ROW()))" calcext:base-cell-address="Nodes.D126"/>
          </calcext:conditional-format>
          <calcext:conditional-format calcext:target-range-address="Nodes.D126:Nodes.D126">
            <calcext:condition calcext:apply-style-name="r1" calcext:value="formula-is(ISEVEN(ROW()))" calcext:base-cell-address="Nodes.D126"/>
          </calcext:conditional-format>
          <calcext:conditional-format calcext:target-range-address="Nodes.E126:Nodes.E126">
            <calcext:condition calcext:apply-style-name="r2" calcext:value="formula-is(ISODD(ROW()))" calcext:base-cell-address="Nodes.E126"/>
          </calcext:conditional-format>
          <calcext:conditional-format calcext:target-range-address="Nodes.E126:Nodes.E126">
            <calcext:condition calcext:apply-style-name="r1" calcext:value="formula-is(ISEVEN(ROW()))" calcext:base-cell-address="Nodes.E126"/>
          </calcext:conditional-format>
        </calcext:conditional-formats>
      </table:table>
      <table:table table:name="DTStructs" table:style-name="ta1">
        <table:table-column table:style-name="co8" table:default-cell-style-name="ce6"/>
        <table:table-column table:style-name="co9" table:default-cell-style-name="ce6"/>
        <table:table-column table:style-name="co7" table:default-cell-style-name="ce171"/>
        <table:table-column table:style-name="co10" table:default-cell-style-name="ce171"/>
        <table:table-column table:style-name="co11" table:default-cell-style-name="ce188"/>
        <table:table-column table:style-name="co12" table:default-cell-style-name="ce6"/>
        <table:table-column table:style-name="co13" table:default-cell-style-name="ce6"/>
        <table:table-column table:style-name="co14" table:default-cell-style-name="ce6"/>
        <table:table-column table:style-name="co15" table:default-cell-style-name="ce6"/>
        <table:table-column table:style-name="co16" table:default-cell-style-name="ce6"/>
        <table:table-column table:style-name="co7" table:number-columns-repeated="1014" table:default-cell-style-name="ce6"/>
        <table:table-row table:style-name="ro1">
          <table:table-cell table:style-name="ce144" office:value-type="string" calcext:value-type="string">
            <text:p>Owner</text:p>
          </table:table-cell>
          <table:table-cell table:style-name="ce144" office:value-type="string" calcext:value-type="string">
            <text:p>Struct Name</text:p>
          </table:table-cell>
          <table:table-cell table:style-name="ce163" office:value-type="string" calcext:value-type="string">
            <text:p>Ver</text:p>
          </table:table-cell>
          <table:table-cell table:style-name="ce163" office:value-type="string" calcext:value-type="string">
            <text:p>Field Num</text:p>
          </table:table-cell>
          <table:table-cell table:style-name="ce144" office:value-type="string" calcext:value-type="string">
            <text:p>Types ..</text:p>
          </table:table-cell>
          <table:table-cell table:style-name="ce144" table:number-columns-repeated="1019"/>
        </table:table-row>
        <table:table-row table:style-name="ro1">
          <table:table-cell table:style-name="ce5" office:value-type="string" calcext:value-type="string">
            <text:p>General</text:p>
          </table:table-cell>
          <table:table-cell table:style-name="ce145"/>
          <table:table-cell table:style-name="ce164" table:number-columns-repeated="2"/>
          <table:table-cell table:style-name="ce172"/>
          <table:table-cell table:style-name="ce145" table:number-columns-repeated="3"/>
          <table:table-cell table:number-columns-repeated="1016"/>
        </table:table-row>
        <table:table-row table:style-name="ro1">
          <table:table-cell/>
          <table:table-cell table:style-name="ce145" office:value-type="string" calcext:value-type="string">
            <text:p>DSString</text:p>
          </table:table-cell>
          <table:table-cell table:style-name="ce164" office:value-type="float" office:value="0" calcext:value-type="float">
            <text:p>0</text:p>
          </table:table-cell>
          <table:table-cell table:style-name="ce164" office:value-type="float" office:value="1" calcext:value-type="float">
            <text:p>1</text:p>
          </table:table-cell>
          <table:table-cell table:style-name="ce172" office:value-type="string" calcext:value-type="string">
            <text:p>DTString</text:p>
          </table:table-cell>
          <table:table-cell table:style-name="ce145" table:number-columns-repeated="3"/>
          <table:table-cell table:number-columns-repeated="1016"/>
        </table:table-row>
        <table:table-row table:style-name="ro1">
          <table:table-cell/>
          <table:table-cell table:style-name="ce145" office:value-type="string" calcext:value-type="string">
            <text:p>DSInteger</text:p>
          </table:table-cell>
          <table:table-cell table:style-name="ce164" office:value-type="float" office:value="0" calcext:value-type="float">
            <text:p>0</text:p>
          </table:table-cell>
          <table:table-cell table:style-name="ce164" office:value-type="float" office:value="1" calcext:value-type="float">
            <text:p>1</text:p>
          </table:table-cell>
          <table:table-cell table:style-name="ce172" office:value-type="string" calcext:value-type="string">
            <text:p>DTInteger</text:p>
          </table:table-cell>
          <table:table-cell table:style-name="ce145" table:number-columns-repeated="3"/>
          <table:table-cell table:number-columns-repeated="1016"/>
        </table:table-row>
        <table:table-row table:style-name="ro1">
          <table:table-cell/>
          <table:table-cell table:style-name="ce145" office:value-type="string" calcext:value-type="string">
            <text:p>DSFloat</text:p>
          </table:table-cell>
          <table:table-cell table:style-name="ce164" office:value-type="float" office:value="0" calcext:value-type="float">
            <text:p>0</text:p>
          </table:table-cell>
          <table:table-cell table:style-name="ce164" office:value-type="float" office:value="1" calcext:value-type="float">
            <text:p>1</text:p>
          </table:table-cell>
          <table:table-cell table:style-name="ce172" office:value-type="string" calcext:value-type="string">
            <text:p>DTFloat</text:p>
          </table:table-cell>
          <table:table-cell table:style-name="ce145" table:number-columns-repeated="3"/>
          <table:table-cell table:number-columns-repeated="1016"/>
        </table:table-row>
        <table:table-row table:style-name="ro1">
          <table:table-cell/>
          <table:table-cell table:style-name="ce145" office:value-type="string" calcext:value-type="string">
            <text:p>DSDBTable</text:p>
          </table:table-cell>
          <table:table-cell table:style-name="ce164" office:value-type="float" office:value="0" calcext:value-type="float">
            <text:p>0</text:p>
          </table:table-cell>
          <table:table-cell table:style-name="ce164" office:value-type="float" office:value="1" calcext:value-type="float">
            <text:p>1</text:p>
          </table:table-cell>
          <table:table-cell table:style-name="ce172" office:value-type="string" calcext:value-type="string">
            <text:p>DTTableString</text:p>
          </table:table-cell>
          <table:table-cell table:style-name="ce145" table:number-columns-repeated="3"/>
          <table:table-cell table:number-columns-repeated="1016"/>
        </table:table-row>
        <table:table-row table:style-name="ro1">
          <table:table-cell/>
          <table:table-cell table:style-name="ce145" office:value-type="string" calcext:value-type="string">
            <text:p>DSBoolean</text:p>
          </table:table-cell>
          <table:table-cell table:style-name="ce164" office:value-type="float" office:value="0" calcext:value-type="float">
            <text:p>0</text:p>
          </table:table-cell>
          <table:table-cell table:style-name="ce164"/>
          <table:table-cell table:style-name="ce172" office:value-type="string" calcext:value-type="string">
            <text:p>DTBoolean</text:p>
          </table:table-cell>
          <table:table-cell table:style-name="ce145" table:number-columns-repeated="3"/>
          <table:table-cell table:number-columns-repeated="1016"/>
        </table:table-row>
        <table:table-row table:style-name="ro1">
          <table:table-cell/>
          <table:table-cell table:style-name="ce145"/>
          <table:table-cell table:style-name="ce164" table:number-columns-repeated="2"/>
          <table:table-cell table:style-name="ce172"/>
          <table:table-cell table:style-name="ce145" table:number-columns-repeated="3"/>
          <table:table-cell table:number-columns-repeated="2"/>
          <table:table-cell table:style-name="ce171" table:number-columns-repeated="2"/>
          <table:table-cell table:style-name="ce188"/>
          <table:table-cell table:number-columns-repeated="5"/>
          <table:table-cell table:style-name="ce171" table:number-columns-repeated="2"/>
          <table:table-cell table:style-name="ce188"/>
          <table:table-cell table:number-columns-repeated="5"/>
          <table:table-cell table:style-name="ce171" table:number-columns-repeated="2"/>
          <table:table-cell table:style-name="ce188"/>
          <table:table-cell table:number-columns-repeated="5"/>
          <table:table-cell table:style-name="ce171" table:number-columns-repeated="2"/>
          <table:table-cell table:style-name="ce188"/>
          <table:table-cell table:number-columns-repeated="5"/>
          <table:table-cell table:style-name="ce171" table:number-columns-repeated="2"/>
          <table:table-cell table:style-name="ce188"/>
          <table:table-cell table:number-columns-repeated="5"/>
          <table:table-cell table:style-name="ce171" table:number-columns-repeated="2"/>
          <table:table-cell table:style-name="ce188"/>
          <table:table-cell table:number-columns-repeated="5"/>
          <table:table-cell table:style-name="ce171" table:number-columns-repeated="2"/>
          <table:table-cell table:style-name="ce188"/>
          <table:table-cell table:number-columns-repeated="5"/>
          <table:table-cell table:style-name="ce171" table:number-columns-repeated="2"/>
          <table:table-cell table:style-name="ce188"/>
          <table:table-cell table:number-columns-repeated="5"/>
          <table:table-cell table:style-name="ce171" table:number-columns-repeated="2"/>
          <table:table-cell table:style-name="ce188"/>
          <table:table-cell table:number-columns-repeated="5"/>
          <table:table-cell table:style-name="ce171" table:number-columns-repeated="2"/>
          <table:table-cell table:style-name="ce188"/>
          <table:table-cell table:number-columns-repeated="5"/>
          <table:table-cell table:style-name="ce171" table:number-columns-repeated="2"/>
          <table:table-cell table:style-name="ce188"/>
          <table:table-cell table:number-columns-repeated="5"/>
          <table:table-cell table:style-name="ce171" table:number-columns-repeated="2"/>
          <table:table-cell table:style-name="ce188"/>
          <table:table-cell table:number-columns-repeated="5"/>
          <table:table-cell table:style-name="ce171" table:number-columns-repeated="2"/>
          <table:table-cell table:style-name="ce188"/>
          <table:table-cell table:number-columns-repeated="5"/>
          <table:table-cell table:style-name="ce171" table:number-columns-repeated="2"/>
          <table:table-cell table:style-name="ce188"/>
          <table:table-cell table:number-columns-repeated="5"/>
          <table:table-cell table:style-name="ce171" table:number-columns-repeated="2"/>
          <table:table-cell table:style-name="ce188"/>
          <table:table-cell table:number-columns-repeated="5"/>
          <table:table-cell table:style-name="ce171" table:number-columns-repeated="2"/>
          <table:table-cell table:style-name="ce188"/>
          <table:table-cell table:number-columns-repeated="5"/>
          <table:table-cell table:style-name="ce171" table:number-columns-repeated="2"/>
          <table:table-cell table:style-name="ce188"/>
          <table:table-cell table:number-columns-repeated="5"/>
          <table:table-cell table:style-name="ce171" table:number-columns-repeated="2"/>
          <table:table-cell table:style-name="ce188"/>
          <table:table-cell table:number-columns-repeated="5"/>
          <table:table-cell table:style-name="ce171" table:number-columns-repeated="2"/>
          <table:table-cell table:style-name="ce188"/>
          <table:table-cell table:number-columns-repeated="5"/>
          <table:table-cell table:style-name="ce171" table:number-columns-repeated="2"/>
          <table:table-cell table:style-name="ce188"/>
          <table:table-cell table:number-columns-repeated="5"/>
          <table:table-cell table:style-name="ce171" table:number-columns-repeated="2"/>
          <table:table-cell table:style-name="ce188"/>
          <table:table-cell table:number-columns-repeated="5"/>
          <table:table-cell table:style-name="ce171" table:number-columns-repeated="2"/>
          <table:table-cell table:style-name="ce188"/>
          <table:table-cell table:number-columns-repeated="5"/>
          <table:table-cell table:style-name="ce171" table:number-columns-repeated="2"/>
          <table:table-cell table:style-name="ce188"/>
          <table:table-cell table:number-columns-repeated="5"/>
          <table:table-cell table:style-name="ce171" table:number-columns-repeated="2"/>
          <table:table-cell table:style-name="ce188"/>
          <table:table-cell table:number-columns-repeated="5"/>
          <table:table-cell table:style-name="ce171" table:number-columns-repeated="2"/>
          <table:table-cell table:style-name="ce188"/>
          <table:table-cell table:number-columns-repeated="5"/>
          <table:table-cell table:style-name="ce171" table:number-columns-repeated="2"/>
          <table:table-cell table:style-name="ce188"/>
          <table:table-cell table:number-columns-repeated="5"/>
          <table:table-cell table:style-name="ce171" table:number-columns-repeated="2"/>
          <table:table-cell table:style-name="ce188"/>
          <table:table-cell table:number-columns-repeated="5"/>
          <table:table-cell table:style-name="ce171" table:number-columns-repeated="2"/>
          <table:table-cell table:style-name="ce188"/>
          <table:table-cell table:number-columns-repeated="5"/>
          <table:table-cell table:style-name="ce171" table:number-columns-repeated="2"/>
          <table:table-cell table:style-name="ce188"/>
          <table:table-cell table:number-columns-repeated="5"/>
          <table:table-cell table:style-name="ce171" table:number-columns-repeated="2"/>
          <table:table-cell table:style-name="ce188"/>
          <table:table-cell table:number-columns-repeated="5"/>
          <table:table-cell table:style-name="ce171" table:number-columns-repeated="2"/>
          <table:table-cell table:style-name="ce188"/>
          <table:table-cell table:number-columns-repeated="5"/>
          <table:table-cell table:style-name="ce171" table:number-columns-repeated="2"/>
          <table:table-cell table:style-name="ce188"/>
          <table:table-cell table:number-columns-repeated="5"/>
          <table:table-cell table:style-name="ce171" table:number-columns-repeated="2"/>
          <table:table-cell table:style-name="ce188"/>
          <table:table-cell table:number-columns-repeated="5"/>
          <table:table-cell table:style-name="ce171" table:number-columns-repeated="2"/>
          <table:table-cell table:style-name="ce188"/>
          <table:table-cell table:number-columns-repeated="5"/>
          <table:table-cell table:style-name="ce171" table:number-columns-repeated="2"/>
          <table:table-cell table:style-name="ce188"/>
          <table:table-cell table:number-columns-repeated="5"/>
          <table:table-cell table:style-name="ce171" table:number-columns-repeated="2"/>
          <table:table-cell table:style-name="ce188"/>
          <table:table-cell table:number-columns-repeated="5"/>
          <table:table-cell table:style-name="ce171" table:number-columns-repeated="2"/>
          <table:table-cell table:style-name="ce188"/>
          <table:table-cell table:number-columns-repeated="5"/>
          <table:table-cell table:style-name="ce171" table:number-columns-repeated="2"/>
          <table:table-cell table:style-name="ce188"/>
          <table:table-cell table:number-columns-repeated="5"/>
          <table:table-cell table:style-name="ce171" table:number-columns-repeated="2"/>
          <table:table-cell table:style-name="ce188"/>
          <table:table-cell table:number-columns-repeated="5"/>
          <table:table-cell table:style-name="ce171" table:number-columns-repeated="2"/>
          <table:table-cell table:style-name="ce188"/>
          <table:table-cell table:number-columns-repeated="5"/>
          <table:table-cell table:style-name="ce171" table:number-columns-repeated="2"/>
          <table:table-cell table:style-name="ce188"/>
          <table:table-cell table:number-columns-repeated="5"/>
          <table:table-cell table:style-name="ce171" table:number-columns-repeated="2"/>
          <table:table-cell table:style-name="ce188"/>
          <table:table-cell table:number-columns-repeated="5"/>
          <table:table-cell table:style-name="ce171" table:number-columns-repeated="2"/>
          <table:table-cell table:style-name="ce188"/>
          <table:table-cell table:number-columns-repeated="5"/>
          <table:table-cell table:style-name="ce171" table:number-columns-repeated="2"/>
          <table:table-cell table:style-name="ce188"/>
          <table:table-cell table:number-columns-repeated="5"/>
          <table:table-cell table:style-name="ce171" table:number-columns-repeated="2"/>
          <table:table-cell table:style-name="ce188"/>
          <table:table-cell table:number-columns-repeated="5"/>
          <table:table-cell table:style-name="ce171" table:number-columns-repeated="2"/>
          <table:table-cell table:style-name="ce188"/>
          <table:table-cell table:number-columns-repeated="5"/>
          <table:table-cell table:style-name="ce171" table:number-columns-repeated="2"/>
          <table:table-cell table:style-name="ce188"/>
          <table:table-cell table:number-columns-repeated="5"/>
          <table:table-cell table:style-name="ce171" table:number-columns-repeated="2"/>
          <table:table-cell table:style-name="ce188"/>
          <table:table-cell table:number-columns-repeated="5"/>
          <table:table-cell table:style-name="ce171" table:number-columns-repeated="2"/>
          <table:table-cell table:style-name="ce188"/>
          <table:table-cell table:number-columns-repeated="5"/>
          <table:table-cell table:style-name="ce171" table:number-columns-repeated="2"/>
          <table:table-cell table:style-name="ce188"/>
          <table:table-cell table:number-columns-repeated="5"/>
          <table:table-cell table:style-name="ce171" table:number-columns-repeated="2"/>
          <table:table-cell table:style-name="ce188"/>
          <table:table-cell table:number-columns-repeated="5"/>
          <table:table-cell table:style-name="ce171" table:number-columns-repeated="2"/>
          <table:table-cell table:style-name="ce188"/>
          <table:table-cell table:number-columns-repeated="5"/>
          <table:table-cell table:style-name="ce171" table:number-columns-repeated="2"/>
          <table:table-cell table:style-name="ce188"/>
          <table:table-cell table:number-columns-repeated="5"/>
          <table:table-cell table:style-name="ce171" table:number-columns-repeated="2"/>
          <table:table-cell table:style-name="ce188"/>
          <table:table-cell table:number-columns-repeated="5"/>
          <table:table-cell table:style-name="ce171" table:number-columns-repeated="2"/>
          <table:table-cell table:style-name="ce188"/>
          <table:table-cell table:number-columns-repeated="5"/>
          <table:table-cell table:style-name="ce171" table:number-columns-repeated="2"/>
          <table:table-cell table:style-name="ce188"/>
          <table:table-cell table:number-columns-repeated="5"/>
          <table:table-cell table:style-name="ce171" table:number-columns-repeated="2"/>
          <table:table-cell table:style-name="ce188"/>
          <table:table-cell table:number-columns-repeated="5"/>
          <table:table-cell table:style-name="ce171" table:number-columns-repeated="2"/>
          <table:table-cell table:style-name="ce188"/>
          <table:table-cell table:number-columns-repeated="5"/>
          <table:table-cell table:style-name="ce171" table:number-columns-repeated="2"/>
          <table:table-cell table:style-name="ce188"/>
          <table:table-cell table:number-columns-repeated="5"/>
          <table:table-cell table:style-name="ce171" table:number-columns-repeated="2"/>
          <table:table-cell table:style-name="ce188"/>
          <table:table-cell table:number-columns-repeated="5"/>
          <table:table-cell table:style-name="ce171" table:number-columns-repeated="2"/>
          <table:table-cell table:style-name="ce188"/>
          <table:table-cell table:number-columns-repeated="5"/>
          <table:table-cell table:style-name="ce171" table:number-columns-repeated="2"/>
          <table:table-cell table:style-name="ce188"/>
          <table:table-cell table:number-columns-repeated="5"/>
          <table:table-cell table:style-name="ce171" table:number-columns-repeated="2"/>
          <table:table-cell table:style-name="ce188"/>
          <table:table-cell table:number-columns-repeated="5"/>
          <table:table-cell table:style-name="ce171" table:number-columns-repeated="2"/>
          <table:table-cell table:style-name="ce188"/>
          <table:table-cell table:number-columns-repeated="5"/>
          <table:table-cell table:style-name="ce171" table:number-columns-repeated="2"/>
          <table:table-cell table:style-name="ce188"/>
          <table:table-cell table:number-columns-repeated="5"/>
          <table:table-cell table:style-name="ce171" table:number-columns-repeated="2"/>
          <table:table-cell table:style-name="ce188"/>
          <table:table-cell table:number-columns-repeated="5"/>
          <table:table-cell table:style-name="ce171" table:number-columns-repeated="2"/>
          <table:table-cell table:style-name="ce188"/>
          <table:table-cell table:number-columns-repeated="5"/>
          <table:table-cell table:style-name="ce171" table:number-columns-repeated="2"/>
          <table:table-cell table:style-name="ce188"/>
          <table:table-cell table:number-columns-repeated="5"/>
          <table:table-cell table:style-name="ce171" table:number-columns-repeated="2"/>
          <table:table-cell table:style-name="ce188"/>
          <table:table-cell table:number-columns-repeated="5"/>
          <table:table-cell table:style-name="ce171" table:number-columns-repeated="2"/>
          <table:table-cell table:style-name="ce188"/>
          <table:table-cell table:number-columns-repeated="5"/>
          <table:table-cell table:style-name="ce171" table:number-columns-repeated="2"/>
          <table:table-cell table:style-name="ce188"/>
          <table:table-cell table:number-columns-repeated="5"/>
          <table:table-cell table:style-name="ce171" table:number-columns-repeated="2"/>
          <table:table-cell table:style-name="ce188"/>
          <table:table-cell table:number-columns-repeated="5"/>
          <table:table-cell table:style-name="ce171" table:number-columns-repeated="2"/>
          <table:table-cell table:style-name="ce188"/>
          <table:table-cell table:number-columns-repeated="5"/>
          <table:table-cell table:style-name="ce171" table:number-columns-repeated="2"/>
          <table:table-cell table:style-name="ce188"/>
          <table:table-cell table:number-columns-repeated="5"/>
          <table:table-cell table:style-name="ce171" table:number-columns-repeated="2"/>
          <table:table-cell table:style-name="ce188"/>
          <table:table-cell table:number-columns-repeated="5"/>
          <table:table-cell table:style-name="ce171" table:number-columns-repeated="2"/>
          <table:table-cell table:style-name="ce188"/>
          <table:table-cell table:number-columns-repeated="5"/>
          <table:table-cell table:style-name="ce171" table:number-columns-repeated="2"/>
          <table:table-cell table:style-name="ce188"/>
          <table:table-cell table:number-columns-repeated="5"/>
          <table:table-cell table:style-name="ce171" table:number-columns-repeated="2"/>
          <table:table-cell table:style-name="ce188"/>
          <table:table-cell table:number-columns-repeated="5"/>
          <table:table-cell table:style-name="ce171" table:number-columns-repeated="2"/>
          <table:table-cell table:style-name="ce188"/>
          <table:table-cell table:number-columns-repeated="5"/>
          <table:table-cell table:style-name="ce171" table:number-columns-repeated="2"/>
          <table:table-cell table:style-name="ce188"/>
          <table:table-cell table:number-columns-repeated="5"/>
          <table:table-cell table:style-name="ce171" table:number-columns-repeated="2"/>
          <table:table-cell table:style-name="ce188"/>
          <table:table-cell table:number-columns-repeated="5"/>
          <table:table-cell table:style-name="ce171" table:number-columns-repeated="2"/>
          <table:table-cell table:style-name="ce188"/>
          <table:table-cell table:number-columns-repeated="5"/>
          <table:table-cell table:style-name="ce171" table:number-columns-repeated="2"/>
          <table:table-cell table:style-name="ce188"/>
          <table:table-cell table:number-columns-repeated="5"/>
          <table:table-cell table:style-name="ce171" table:number-columns-repeated="2"/>
          <table:table-cell table:style-name="ce188"/>
          <table:table-cell table:number-columns-repeated="5"/>
          <table:table-cell table:style-name="ce171" table:number-columns-repeated="2"/>
          <table:table-cell table:style-name="ce188"/>
          <table:table-cell table:number-columns-repeated="5"/>
          <table:table-cell table:style-name="ce171" table:number-columns-repeated="2"/>
          <table:table-cell table:style-name="ce188"/>
          <table:table-cell table:number-columns-repeated="5"/>
          <table:table-cell table:style-name="ce171" table:number-columns-repeated="2"/>
          <table:table-cell table:style-name="ce188"/>
          <table:table-cell table:number-columns-repeated="5"/>
          <table:table-cell table:style-name="ce171" table:number-columns-repeated="2"/>
          <table:table-cell table:style-name="ce188"/>
          <table:table-cell table:number-columns-repeated="5"/>
          <table:table-cell table:style-name="ce171" table:number-columns-repeated="2"/>
          <table:table-cell table:style-name="ce188"/>
          <table:table-cell table:number-columns-repeated="5"/>
          <table:table-cell table:style-name="ce171" table:number-columns-repeated="2"/>
          <table:table-cell table:style-name="ce188"/>
          <table:table-cell table:number-columns-repeated="5"/>
          <table:table-cell table:style-name="ce171" table:number-columns-repeated="2"/>
          <table:table-cell table:style-name="ce188"/>
          <table:table-cell table:number-columns-repeated="5"/>
          <table:table-cell table:style-name="ce171" table:number-columns-repeated="2"/>
          <table:table-cell table:style-name="ce188"/>
          <table:table-cell table:number-columns-repeated="5"/>
          <table:table-cell table:style-name="ce171" table:number-columns-repeated="2"/>
          <table:table-cell table:style-name="ce188"/>
          <table:table-cell table:number-columns-repeated="5"/>
          <table:table-cell table:style-name="ce171" table:number-columns-repeated="2"/>
          <table:table-cell table:style-name="ce188"/>
          <table:table-cell table:number-columns-repeated="5"/>
          <table:table-cell table:style-name="ce171" table:number-columns-repeated="2"/>
          <table:table-cell table:style-name="ce188"/>
          <table:table-cell table:number-columns-repeated="5"/>
          <table:table-cell table:style-name="ce171" table:number-columns-repeated="2"/>
          <table:table-cell table:style-name="ce188"/>
          <table:table-cell table:number-columns-repeated="5"/>
          <table:table-cell table:style-name="ce171" table:number-columns-repeated="2"/>
          <table:table-cell table:style-name="ce188"/>
          <table:table-cell table:number-columns-repeated="5"/>
          <table:table-cell table:style-name="ce171" table:number-columns-repeated="2"/>
          <table:table-cell table:style-name="ce188"/>
          <table:table-cell table:number-columns-repeated="5"/>
          <table:table-cell table:style-name="ce171" table:number-columns-repeated="2"/>
          <table:table-cell table:style-name="ce188"/>
          <table:table-cell table:number-columns-repeated="5"/>
          <table:table-cell table:style-name="ce171" table:number-columns-repeated="2"/>
          <table:table-cell table:style-name="ce188"/>
          <table:table-cell table:number-columns-repeated="5"/>
          <table:table-cell table:style-name="ce171" table:number-columns-repeated="2"/>
          <table:table-cell table:style-name="ce188"/>
          <table:table-cell table:number-columns-repeated="5"/>
          <table:table-cell table:style-name="ce171" table:number-columns-repeated="2"/>
          <table:table-cell table:style-name="ce188"/>
          <table:table-cell table:number-columns-repeated="5"/>
          <table:table-cell table:style-name="ce171" table:number-columns-repeated="2"/>
          <table:table-cell table:style-name="ce188"/>
          <table:table-cell table:number-columns-repeated="5"/>
          <table:table-cell table:style-name="ce171" table:number-columns-repeated="2"/>
          <table:table-cell table:style-name="ce188"/>
          <table:table-cell table:number-columns-repeated="5"/>
          <table:table-cell table:style-name="ce171" table:number-columns-repeated="2"/>
          <table:table-cell table:style-name="ce188"/>
          <table:table-cell table:number-columns-repeated="5"/>
          <table:table-cell table:style-name="ce171" table:number-columns-repeated="2"/>
          <table:table-cell table:style-name="ce188"/>
          <table:table-cell table:number-columns-repeated="5"/>
          <table:table-cell table:style-name="ce171" table:number-columns-repeated="2"/>
          <table:table-cell table:style-name="ce188"/>
          <table:table-cell table:number-columns-repeated="5"/>
          <table:table-cell table:style-name="ce171" table:number-columns-repeated="2"/>
          <table:table-cell table:style-name="ce188"/>
          <table:table-cell table:number-columns-repeated="5"/>
          <table:table-cell table:style-name="ce171" table:number-columns-repeated="2"/>
          <table:table-cell table:style-name="ce188"/>
          <table:table-cell table:number-columns-repeated="5"/>
          <table:table-cell table:style-name="ce171" table:number-columns-repeated="2"/>
          <table:table-cell table:style-name="ce188"/>
          <table:table-cell table:number-columns-repeated="5"/>
          <table:table-cell table:style-name="ce171" table:number-columns-repeated="2"/>
          <table:table-cell table:style-name="ce188"/>
          <table:table-cell table:number-columns-repeated="5"/>
          <table:table-cell table:style-name="ce171" table:number-columns-repeated="2"/>
          <table:table-cell table:style-name="ce188"/>
          <table:table-cell table:number-columns-repeated="5"/>
          <table:table-cell table:style-name="ce171" table:number-columns-repeated="2"/>
          <table:table-cell table:style-name="ce188"/>
          <table:table-cell table:number-columns-repeated="5"/>
          <table:table-cell table:style-name="ce171" table:number-columns-repeated="2"/>
          <table:table-cell table:style-name="ce188"/>
          <table:table-cell table:number-columns-repeated="5"/>
          <table:table-cell table:style-name="ce171" table:number-columns-repeated="2"/>
          <table:table-cell table:style-name="ce188"/>
          <table:table-cell table:number-columns-repeated="5"/>
          <table:table-cell table:style-name="ce171" table:number-columns-repeated="2"/>
          <table:table-cell table:style-name="ce188"/>
          <table:table-cell table:number-columns-repeated="5"/>
          <table:table-cell table:style-name="ce171" table:number-columns-repeated="2"/>
          <table:table-cell table:style-name="ce188"/>
          <table:table-cell table:number-columns-repeated="5"/>
          <table:table-cell table:style-name="ce171" table:number-columns-repeated="2"/>
          <table:table-cell table:style-name="ce188"/>
          <table:table-cell table:number-columns-repeated="5"/>
          <table:table-cell table:style-name="ce171" table:number-columns-repeated="2"/>
          <table:table-cell table:style-name="ce188"/>
          <table:table-cell table:number-columns-repeated="5"/>
          <table:table-cell table:style-name="ce171" table:number-columns-repeated="2"/>
          <table:table-cell table:style-name="ce188"/>
          <table:table-cell table:number-columns-repeated="5"/>
          <table:table-cell table:style-name="ce171" table:number-columns-repeated="2"/>
          <table:table-cell table:style-name="ce188"/>
          <table:table-cell table:number-columns-repeated="5"/>
          <table:table-cell table:style-name="ce171" table:number-columns-repeated="2"/>
          <table:table-cell table:style-name="ce188"/>
          <table:table-cell table:number-columns-repeated="5"/>
          <table:table-cell table:style-name="ce171" table:number-columns-repeated="2"/>
          <table:table-cell table:style-name="ce188"/>
          <table:table-cell table:number-columns-repeated="5"/>
          <table:table-cell table:style-name="ce171" table:number-columns-repeated="2"/>
          <table:table-cell table:style-name="ce188"/>
          <table:table-cell table:number-columns-repeated="5"/>
          <table:table-cell table:style-name="ce171" table:number-columns-repeated="2"/>
          <table:table-cell table:style-name="ce188"/>
          <table:table-cell table:number-columns-repeated="5"/>
          <table:table-cell table:style-name="ce171" table:number-columns-repeated="2"/>
          <table:table-cell table:style-name="ce188"/>
          <table:table-cell table:number-columns-repeated="5"/>
          <table:table-cell table:style-name="ce171" table:number-columns-repeated="2"/>
          <table:table-cell table:style-name="ce188"/>
          <table:table-cell table:number-columns-repeated="3"/>
        </table:table-row>
        <table:table-row table:style-name="ro1">
          <table:table-cell table:style-name="ce5" office:value-type="string" calcext:value-type="string">
            <text:p>Database</text:p>
          </table:table-cell>
          <table:table-cell table:style-name="ce145"/>
          <table:table-cell table:style-name="ce164" table:number-columns-repeated="2"/>
          <table:table-cell table:style-name="ce172"/>
          <table:table-cell table:style-name="ce145" table:number-columns-repeated="3"/>
          <table:table-cell table:number-columns-repeated="1016"/>
        </table:table-row>
        <table:table-row table:style-name="ro1">
          <table:table-cell/>
          <table:table-cell table:style-name="ce145" office:value-type="string" calcext:value-type="string">
            <text:p>DSDBQuery</text:p>
          </table:table-cell>
          <table:table-cell table:number-columns-repeated="2" table:style-name="ce164" office:value-type="float" office:value="1" calcext:value-type="float">
            <text:p>1</text:p>
          </table:table-cell>
          <table:table-cell table:style-name="ce172" office:value-type="string" calcext:value-type="string">
            <text:p>DTString “query”</text:p>
          </table:table-cell>
          <table:table-cell table:style-name="ce145" table:number-columns-repeated="3"/>
          <table:table-cell table:number-columns-repeated="1016"/>
        </table:table-row>
        <table:table-row table:style-name="ro1" table:number-rows-repeated="2">
          <table:table-cell/>
          <table:table-cell table:style-name="ce145"/>
          <table:table-cell table:style-name="ce164" table:number-columns-repeated="2"/>
          <table:table-cell table:style-name="ce172"/>
          <table:table-cell table:style-name="ce145" table:number-columns-repeated="3"/>
          <table:table-cell table:number-columns-repeated="1016"/>
        </table:table-row>
        <table:table-row table:style-name="ro1">
          <table:table-cell/>
          <table:table-cell table:style-name="ce145"/>
          <table:table-cell table:style-name="ce164" table:number-columns-repeated="2"/>
          <table:table-cell table:style-name="ce173"/>
          <table:table-cell table:style-name="ce145" table:number-columns-repeated="3"/>
          <table:table-cell table:number-columns-repeated="1016"/>
        </table:table-row>
        <table:table-row table:style-name="ro1">
          <table:table-cell table:style-name="ce5" office:value-type="string" calcext:value-type="string">
            <text:p>UserManagement</text:p>
          </table:table-cell>
          <table:table-cell table:style-name="ce145"/>
          <table:table-cell table:style-name="ce164" table:number-columns-repeated="2"/>
          <table:table-cell table:style-name="ce172"/>
          <table:table-cell table:style-name="ce145" table:number-columns-repeated="3"/>
          <table:table-cell table:number-columns-repeated="1016"/>
        </table:table-row>
        <table:table-row table:style-name="ro1">
          <table:table-cell/>
          <table:table-cell table:style-name="ce145" office:value-type="string" calcext:value-type="string">
            <text:p>DSLoginInfo</text:p>
          </table:table-cell>
          <table:table-cell table:style-name="ce164" office:value-type="float" office:value="1" calcext:value-type="float">
            <text:p>1</text:p>
          </table:table-cell>
          <table:table-cell table:style-name="ce164" office:value-type="float" office:value="2" calcext:value-type="float">
            <text:p>2</text:p>
          </table:table-cell>
          <table:table-cell table:style-name="ce174" office:value-type="string" calcext:value-type="string">
            <text:p>DTString “username”</text:p>
          </table:table-cell>
          <table:table-cell table:style-name="ce145" office:value-type="string" calcext:value-type="string">
            <text:p>DTString “password”</text:p>
          </table:table-cell>
          <table:table-cell table:style-name="ce145" table:number-columns-repeated="2"/>
          <table:table-cell table:number-columns-repeated="1016"/>
        </table:table-row>
        <table:table-row table:style-name="ro1">
          <table:table-cell/>
          <table:table-cell table:style-name="ce145" office:value-type="string" calcext:value-type="string">
            <text:p>DSLoginResult</text:p>
          </table:table-cell>
          <table:table-cell table:style-name="ce164" office:value-type="float" office:value="1" calcext:value-type="float">
            <text:p>1</text:p>
          </table:table-cell>
          <table:table-cell table:style-name="ce164" office:value-type="float" office:value="3" calcext:value-type="float">
            <text:p>3</text:p>
          </table:table-cell>
          <table:table-cell table:style-name="ce172" office:value-type="string" calcext:value-type="string">
            <text:p>DTString “UMLoginResult”</text:p>
          </table:table-cell>
          <table:table-cell table:style-name="ce148" office:value-type="string" calcext:value-type="string">
            <text:p>DTInteger “sessionID”</text:p>
          </table:table-cell>
          <table:table-cell table:style-name="ce145" office:value-type="string" calcext:value-type="string">
            <text:p>DTString “description”</text:p>
          </table:table-cell>
          <table:table-cell table:style-name="ce145" office:value-type="string" calcext:value-type="string">
            <text:p>DTInteger “userID”</text:p>
          </table:table-cell>
          <table:table-cell table:number-columns-repeated="1016"/>
        </table:table-row>
        <table:table-row table:style-name="ro1">
          <table:table-cell/>
          <table:table-cell table:style-name="ce145" office:value-type="string" calcext:value-type="string">
            <text:p>DSChkPermission</text:p>
          </table:table-cell>
          <table:table-cell table:style-name="ce164" office:value-type="float" office:value="1" calcext:value-type="float">
            <text:p>1</text:p>
          </table:table-cell>
          <table:table-cell table:style-name="ce164" office:value-type="float" office:value="2" calcext:value-type="float">
            <text:p>2</text:p>
          </table:table-cell>
          <table:table-cell table:style-name="ce174" office:value-type="string" calcext:value-type="string">
            <text:p>DSInteger <text:s/>“sessionID”</text:p>
          </table:table-cell>
          <table:table-cell table:style-name="ce148" office:value-type="string" calcext:value-type="string">
            <text:p>DSInteger “permissionID”</text:p>
          </table:table-cell>
          <table:table-cell table:style-name="ce145" table:number-columns-repeated="2"/>
          <table:table-cell table:number-columns-repeated="1016"/>
        </table:table-row>
        <table:table-row table:style-name="ro1">
          <table:table-cell/>
          <table:table-cell table:style-name="ce146" office:value-type="string" calcext:value-type="string">
            <text:p>DSChkPermissionByName</text:p>
          </table:table-cell>
          <table:table-cell table:style-name="ce165" office:value-type="float" office:value="1" calcext:value-type="float">
            <text:p>1</text:p>
          </table:table-cell>
          <table:table-cell table:style-name="ce165" office:value-type="float" office:value="2" calcext:value-type="float">
            <text:p>2</text:p>
          </table:table-cell>
          <table:table-cell table:style-name="ce175" office:value-type="string" calcext:value-type="string">
            <text:p>DSInteger <text:s/>“sessionID”</text:p>
          </table:table-cell>
          <table:table-cell table:style-name="ce189" office:value-type="string" calcext:value-type="string">
            <text:p>DSString “name”</text:p>
          </table:table-cell>
          <table:table-cell table:style-name="ce146" table:number-columns-repeated="2"/>
          <table:table-cell table:number-columns-repeated="1016"/>
        </table:table-row>
        <table:table-row table:style-name="ro1">
          <table:table-cell/>
          <table:table-cell table:style-name="ce147" office:value-type="string" calcext:value-type="string">
            <text:p>DSAddUser</text:p>
          </table:table-cell>
          <table:table-cell table:style-name="ce166" office:value-type="float" office:value="1" calcext:value-type="float">
            <text:p>1</text:p>
          </table:table-cell>
          <table:table-cell table:style-name="ce166" office:value-type="float" office:value="3" calcext:value-type="float">
            <text:p>3</text:p>
          </table:table-cell>
          <table:table-cell table:style-name="ce176" office:value-type="string" calcext:value-type="string">
            <text:p>DTString “username”</text:p>
          </table:table-cell>
          <table:table-cell table:style-name="ce190" office:value-type="string" calcext:value-type="string">
            <text:p>DTString “password”</text:p>
          </table:table-cell>
          <table:table-cell table:style-name="ce190" office:value-type="string" calcext:value-type="string">
            <text:p>DTString “name”</text:p>
          </table:table-cell>
          <table:table-cell table:style-name="ce147"/>
          <table:table-cell table:number-columns-repeated="1016"/>
        </table:table-row>
        <table:table-row table:style-name="ro1">
          <table:table-cell/>
          <table:table-cell table:style-name="ce145" office:value-type="string" calcext:value-type="string">
            <text:p>DSModifyUser</text:p>
          </table:table-cell>
          <table:table-cell table:style-name="ce164" office:value-type="float" office:value="1" calcext:value-type="float">
            <text:p>1</text:p>
          </table:table-cell>
          <table:table-cell table:style-name="ce164" office:value-type="float" office:value="4" calcext:value-type="float">
            <text:p>4</text:p>
          </table:table-cell>
          <table:table-cell table:style-name="ce172" office:value-type="string" calcext:value-type="string">
            <text:p>DTInteger “userID”</text:p>
          </table:table-cell>
          <table:table-cell table:style-name="ce174" office:value-type="string" calcext:value-type="string">
            <text:p>DTString “username”</text:p>
          </table:table-cell>
          <table:table-cell table:style-name="ce148" office:value-type="string" calcext:value-type="string">
            <text:p>DTString “password”</text:p>
          </table:table-cell>
          <table:table-cell table:style-name="ce148" office:value-type="string" calcext:value-type="string">
            <text:p>DTString “name”</text:p>
          </table:table-cell>
          <table:table-cell table:number-columns-repeated="1016"/>
        </table:table-row>
        <table:table-row table:style-name="ro3">
          <table:table-cell/>
          <table:table-cell table:style-name="ce145" office:value-type="string" calcext:value-type="string">
            <text:p>DSUserInfo</text:p>
          </table:table-cell>
          <table:table-cell table:style-name="ce164" office:value-type="float" office:value="1" calcext:value-type="float">
            <text:p>1</text:p>
          </table:table-cell>
          <table:table-cell table:style-name="ce164" office:value-type="float" office:value="6" calcext:value-type="float">
            <text:p>6</text:p>
          </table:table-cell>
          <table:table-cell table:style-name="ce172" office:value-type="string" calcext:value-type="string">
            <text:p>DTInteger “id”</text:p>
          </table:table-cell>
          <table:table-cell table:style-name="ce145" office:value-type="string" calcext:value-type="string">
            <text:p>DTString “username”</text:p>
          </table:table-cell>
          <table:table-cell table:style-name="ce145" office:value-type="string" calcext:value-type="string">
            <text:p>DTString “name”</text:p>
          </table:table-cell>
          <table:table-cell table:style-name="ce145" office:value-type="string" calcext:value-type="string">
            <text:p>DTBoolean “banned”</text:p>
          </table:table-cell>
          <table:table-cell office:value-type="string" calcext:value-type="string">
            <text:p>DTString “banReason”</text:p>
          </table:table-cell>
          <table:table-cell office:value-type="string" calcext:value-type="string">
            <text:p>DTBoolean “isOnline”</text:p>
          </table:table-cell>
          <table:table-cell table:number-columns-repeated="1014"/>
        </table:table-row>
        <table:table-row table:style-name="ro1">
          <table:table-cell/>
          <table:table-cell table:style-name="ce148" office:value-type="string" calcext:value-type="string">
            <text:p>DSRegPermission</text:p>
          </table:table-cell>
          <table:table-cell table:style-name="ce164" office:value-type="float" office:value="1" calcext:value-type="float">
            <text:p>1</text:p>
          </table:table-cell>
          <table:table-cell table:style-name="ce164" office:value-type="float" office:value="4" calcext:value-type="float">
            <text:p>4</text:p>
          </table:table-cell>
          <table:table-cell table:style-name="ce172" office:value-type="string" calcext:value-type="string">
            <text:p>DTString “name”</text:p>
          </table:table-cell>
          <table:table-cell table:style-name="ce145" office:value-type="string" calcext:value-type="string">
            <text:p>DTString “title”</text:p>
          </table:table-cell>
          <table:table-cell table:style-name="ce145" office:value-type="string" calcext:value-type="string">
            <text:p>DTString “description”</text:p>
          </table:table-cell>
          <table:table-cell table:style-name="ce145" office:value-type="string" calcext:value-type="string">
            <text:p>DTInteger “parentID” {-1=nothing}</text:p>
          </table:table-cell>
          <table:table-cell table:number-columns-repeated="1016"/>
        </table:table-row>
        <table:table-row table:style-name="ro1">
          <table:table-cell/>
          <table:table-cell table:style-name="ce145" office:value-type="string" calcext:value-type="string">
            <text:p>DSUpdatePermission</text:p>
          </table:table-cell>
          <table:table-cell table:style-name="ce164" office:value-type="float" office:value="1" calcext:value-type="float">
            <text:p>1</text:p>
          </table:table-cell>
          <table:table-cell table:style-name="ce164" office:value-type="float" office:value="5" calcext:value-type="float">
            <text:p>5</text:p>
          </table:table-cell>
          <table:table-cell table:style-name="ce172" office:value-type="string" calcext:value-type="string">
            <text:p>DTInteger “permissionID”</text:p>
          </table:table-cell>
          <table:table-cell table:style-name="ce145" office:value-type="string" calcext:value-type="string">
            <text:p>DTString “name”</text:p>
          </table:table-cell>
          <table:table-cell table:style-name="ce145" office:value-type="string" calcext:value-type="string">
            <text:p>DTString “title”</text:p>
          </table:table-cell>
          <table:table-cell table:style-name="ce145" office:value-type="string" calcext:value-type="string">
            <text:p>DTString “description”</text:p>
          </table:table-cell>
          <table:table-cell office:value-type="string" calcext:value-type="string">
            <text:p>DTInteger “parentID”</text:p>
          </table:table-cell>
          <table:table-cell table:number-columns-repeated="1015"/>
        </table:table-row>
        <table:table-row table:style-name="ro1">
          <table:table-cell/>
          <table:table-cell table:style-name="ce148" office:value-type="string" calcext:value-type="string">
            <text:p>DSRegUsrGrp</text:p>
          </table:table-cell>
          <table:table-cell table:style-name="ce164" office:value-type="float" office:value="1" calcext:value-type="float">
            <text:p>1</text:p>
          </table:table-cell>
          <table:table-cell table:style-name="ce164" office:value-type="float" office:value="3" calcext:value-type="float">
            <text:p>3</text:p>
          </table:table-cell>
          <table:table-cell table:style-name="ce172" office:value-type="string" calcext:value-type="string">
            <text:p>DTString “title”</text:p>
          </table:table-cell>
          <table:table-cell table:style-name="ce145" office:value-type="string" calcext:value-type="string">
            <text:p>DTInteger “parentID”</text:p>
          </table:table-cell>
          <table:table-cell table:style-name="ce145" office:value-type="string" calcext:value-type="string">
            <text:p>DTString “description”</text:p>
          </table:table-cell>
          <table:table-cell table:style-name="ce145"/>
          <table:table-cell table:number-columns-repeated="1016"/>
        </table:table-row>
        <table:table-row table:style-name="ro1">
          <table:table-cell/>
          <table:table-cell table:style-name="ce148" office:value-type="string" calcext:value-type="string">
            <text:p>DSUpdateUsrGrp</text:p>
          </table:table-cell>
          <table:table-cell table:style-name="ce164" office:value-type="float" office:value="1" calcext:value-type="float">
            <text:p>1</text:p>
          </table:table-cell>
          <table:table-cell table:style-name="ce164" office:value-type="float" office:value="4" calcext:value-type="float">
            <text:p>4</text:p>
          </table:table-cell>
          <table:table-cell table:style-name="ce172" office:value-type="string" calcext:value-type="string">
            <text:p>DTInteger “userGroupID”</text:p>
          </table:table-cell>
          <table:table-cell table:style-name="ce145" office:value-type="string" calcext:value-type="string">
            <text:p>DTString “title”</text:p>
          </table:table-cell>
          <table:table-cell table:style-name="ce145" office:value-type="string" calcext:value-type="string">
            <text:p>DTInteger “parentID”</text:p>
          </table:table-cell>
          <table:table-cell table:style-name="ce145" office:value-type="string" calcext:value-type="string">
            <text:p>DTString “description”</text:p>
          </table:table-cell>
          <table:table-cell table:number-columns-repeated="1016"/>
        </table:table-row>
        <table:table-row table:style-name="ro1">
          <table:table-cell/>
          <table:table-cell table:style-name="ce148" office:value-type="string" calcext:value-type="string">
            <text:p>DSUserList</text:p>
          </table:table-cell>
          <table:table-cell table:number-columns-repeated="2" table:style-name="ce164" office:value-type="float" office:value="1" calcext:value-type="float">
            <text:p>1</text:p>
          </table:table-cell>
          <table:table-cell table:style-name="ce172" office:value-type="string" calcext:value-type="string">
            <text:p>DTSet&lt;DSUserInfo&gt; “usersList”</text:p>
          </table:table-cell>
          <table:table-cell table:style-name="ce145" table:number-columns-repeated="3"/>
          <table:table-cell table:number-columns-repeated="1016"/>
        </table:table-row>
        <table:table-row table:style-name="ro1">
          <table:table-cell/>
          <table:table-cell table:style-name="ce148" office:value-type="string" calcext:value-type="string">
            <text:p>DSPermissionsList</text:p>
          </table:table-cell>
          <table:table-cell table:number-columns-repeated="2" table:style-name="ce164" office:value-type="float" office:value="1" calcext:value-type="float">
            <text:p>1</text:p>
          </table:table-cell>
          <table:table-cell table:style-name="ce174" office:value-type="string" calcext:value-type="string">
            <text:p>DTSet&lt;DSUpdatePermission&gt; “permissionsList”</text:p>
          </table:table-cell>
          <table:table-cell table:style-name="ce145" table:number-columns-repeated="3"/>
          <table:table-cell table:number-columns-repeated="1016"/>
        </table:table-row>
        <table:table-row table:style-name="ro1">
          <table:table-cell/>
          <table:table-cell table:style-name="ce145" office:value-type="string" calcext:value-type="string">
            <text:p>DSUserGroupsList</text:p>
          </table:table-cell>
          <table:table-cell table:number-columns-repeated="2" table:style-name="ce164" office:value-type="float" office:value="1" calcext:value-type="float">
            <text:p>1</text:p>
          </table:table-cell>
          <table:table-cell table:style-name="ce172" office:value-type="string" calcext:value-type="string">
            <text:p>DTSet&lt;DSUpdateUsrGrp&gt; “userGroupsList”</text:p>
          </table:table-cell>
          <table:table-cell table:style-name="ce145" table:number-columns-repeated="3"/>
          <table:table-cell table:number-columns-repeated="1016"/>
        </table:table-row>
        <table:table-row table:style-name="ro1">
          <table:table-cell/>
          <table:table-cell table:style-name="ce145" office:value-type="string" calcext:value-type="string">
            <text:p>DSUserUsergroup</text:p>
          </table:table-cell>
          <table:table-cell table:number-columns-repeated="2" table:style-name="ce164" office:value-type="float" office:value="1" calcext:value-type="float">
            <text:p>1</text:p>
          </table:table-cell>
          <table:table-cell table:style-name="ce172" office:value-type="string" calcext:value-type="string">
            <text:p>DTInteger “userID”</text:p>
          </table:table-cell>
          <table:table-cell table:style-name="ce148" office:value-type="string" calcext:value-type="string">
            <text:p>DTInteger “groupID”</text:p>
          </table:table-cell>
          <table:table-cell table:style-name="ce145" table:number-columns-repeated="2"/>
          <table:table-cell table:number-columns-repeated="1016"/>
        </table:table-row>
        <table:table-row table:style-name="ro1">
          <table:table-cell/>
          <table:table-cell table:style-name="ce145" office:value-type="string" calcext:value-type="string">
            <text:p>DSUserPermission</text:p>
          </table:table-cell>
          <table:table-cell table:number-columns-repeated="2" table:style-name="ce164" office:value-type="float" office:value="1" calcext:value-type="float">
            <text:p>1</text:p>
          </table:table-cell>
          <table:table-cell table:style-name="ce172" office:value-type="string" calcext:value-type="string">
            <text:p>DTInteger “userID”</text:p>
          </table:table-cell>
          <table:table-cell table:style-name="ce148" office:value-type="string" calcext:value-type="string">
            <text:p>DTInteger “permissionID”</text:p>
          </table:table-cell>
          <table:table-cell table:style-name="ce148" office:value-type="string" calcext:value-type="string">
            <text:p>DTInteger “state”</text:p>
          </table:table-cell>
          <table:table-cell table:style-name="ce145"/>
          <table:table-cell table:number-columns-repeated="1016"/>
        </table:table-row>
        <table:table-row table:style-name="ro1">
          <table:table-cell/>
          <table:table-cell table:style-name="ce149" office:value-type="string" calcext:value-type="string">
            <text:p>DSUserPermissionList</text:p>
          </table:table-cell>
          <table:table-cell table:style-name="ce167" office:value-type="float" office:value="1" calcext:value-type="float">
            <text:p>1</text:p>
          </table:table-cell>
          <table:table-cell table:style-name="ce164" office:value-type="float" office:value="1" calcext:value-type="float">
            <text:p>1</text:p>
          </table:table-cell>
          <table:table-cell table:style-name="ce172" office:value-type="string" calcext:value-type="string">
            <text:p>DTSet&lt;DSPermissionState&gt; “permissionList</text:p>
          </table:table-cell>
          <table:table-cell table:style-name="ce145" table:number-columns-repeated="3"/>
          <table:table-cell table:number-columns-repeated="1016"/>
        </table:table-row>
        <table:table-row table:style-name="ro1">
          <table:table-cell/>
          <table:table-cell table:style-name="ce150" office:value-type="string" calcext:value-type="string">
            <text:p>DSPermissionState</text:p>
          </table:table-cell>
          <table:table-cell table:style-name="ce168" office:value-type="float" office:value="1" calcext:value-type="float">
            <text:p>1</text:p>
          </table:table-cell>
          <table:table-cell table:style-name="ce164" office:value-type="float" office:value="2" calcext:value-type="float">
            <text:p>2</text:p>
          </table:table-cell>
          <table:table-cell table:style-name="ce177" office:value-type="string" calcext:value-type="string">
            <text:p>DTInteger “id”</text:p>
          </table:table-cell>
          <table:table-cell table:style-name="ce177" office:value-type="string" calcext:value-type="string">
            <text:p>DTInteger “state”</text:p>
          </table:table-cell>
          <table:table-cell table:style-name="ce145" table:number-columns-repeated="2"/>
          <table:table-cell table:number-columns-repeated="1016"/>
        </table:table-row>
        <table:table-row table:style-name="ro1">
          <table:table-cell/>
          <table:table-cell table:style-name="ce151" office:value-type="string" calcext:value-type="string">
            <text:p>DSUsergroupPermission</text:p>
          </table:table-cell>
          <table:table-cell table:number-columns-repeated="2" table:style-name="ce169" office:value-type="float" office:value="1" calcext:value-type="float">
            <text:p>1</text:p>
          </table:table-cell>
          <table:table-cell table:style-name="ce178" office:value-type="string" calcext:value-type="string">
            <text:p>DTInteger “usergroupID”</text:p>
          </table:table-cell>
          <table:table-cell table:style-name="ce191" office:value-type="string" calcext:value-type="string">
            <text:p>DTInteger “permissionID”</text:p>
          </table:table-cell>
          <table:table-cell table:style-name="ce191" office:value-type="string" calcext:value-type="string">
            <text:p>DTInteger “state”</text:p>
          </table:table-cell>
          <table:table-cell table:style-name="ce145"/>
          <table:table-cell table:number-columns-repeated="1016"/>
        </table:table-row>
        <table:table-row table:style-name="ro1">
          <table:table-cell/>
          <table:table-cell table:style-name="ce152"/>
          <table:table-cell table:style-name="ce168"/>
          <table:table-cell table:style-name="ce164"/>
          <table:table-cell table:style-name="ce172"/>
          <table:table-cell table:style-name="ce145" table:number-columns-repeated="3"/>
          <table:table-cell table:number-columns-repeated="1016"/>
        </table:table-row>
        <table:table-row table:style-name="ro1">
          <table:table-cell table:style-name="ce5" office:value-type="string" calcext:value-type="string">
            <text:p>GUI</text:p>
          </table:table-cell>
          <table:table-cell table:style-name="ce145"/>
          <table:table-cell table:style-name="ce164" table:number-columns-repeated="2"/>
          <table:table-cell table:style-name="ce172"/>
          <table:table-cell table:style-name="ce145" table:number-columns-repeated="3"/>
          <table:table-cell table:number-columns-repeated="1016"/>
        </table:table-row>
        <table:table-row table:style-name="ro1">
          <table:table-cell/>
          <table:table-cell table:style-name="ce148" office:value-type="string" calcext:value-type="string">
            <text:p>DSListOfLists</text:p>
          </table:table-cell>
          <table:table-cell table:number-columns-repeated="2" table:style-name="ce164" office:value-type="float" office:value="1" calcext:value-type="float">
            <text:p>1</text:p>
          </table:table-cell>
          <table:table-cell table:style-name="ce172" office:value-type="string" calcext:value-type="string">
            <text:p>DTSet&lt;string&gt; “ListOfLists”</text:p>
          </table:table-cell>
          <table:table-cell table:style-name="ce145" table:number-columns-repeated="3"/>
          <table:table-cell table:number-columns-repeated="1016"/>
        </table:table-row>
        <table:table-row table:style-name="ro1">
          <table:table-cell/>
          <table:table-cell table:style-name="ce145" office:value-type="string" calcext:value-type="string">
            <text:p>DSRegList</text:p>
          </table:table-cell>
          <table:table-cell table:style-name="ce164" office:value-type="float" office:value="1" calcext:value-type="float">
            <text:p>1</text:p>
          </table:table-cell>
          <table:table-cell table:style-name="ce164" office:value-type="float" office:value="2" calcext:value-type="float">
            <text:p>2</text:p>
          </table:table-cell>
          <table:table-cell table:style-name="ce172" office:value-type="string" calcext:value-type="string">
            <text:p>DTString “name”</text:p>
          </table:table-cell>
          <table:table-cell table:style-name="ce172" office:value-type="string" calcext:value-type="string">
            <text:p>DTString “content”</text:p>
          </table:table-cell>
          <table:table-cell table:style-name="ce145" table:number-columns-repeated="2"/>
          <table:table-cell table:number-columns-repeated="1016"/>
        </table:table-row>
        <table:table-row table:style-name="ro1">
          <table:table-cell/>
          <table:table-cell table:style-name="ce145" office:value-type="string" calcext:value-type="string">
            <text:p>DSTemplateInfo</text:p>
          </table:table-cell>
          <table:table-cell table:style-name="ce164" office:value-type="float" office:value="1" calcext:value-type="float">
            <text:p>1</text:p>
          </table:table-cell>
          <table:table-cell table:style-name="ce164" office:value-type="float" office:value="2" calcext:value-type="float">
            <text:p>2</text:p>
          </table:table-cell>
          <table:table-cell table:style-name="ce172" office:value-type="string" calcext:value-type="string">
            <text:p>DTString “templateName”</text:p>
          </table:table-cell>
          <table:table-cell table:style-name="ce145" office:value-type="string" calcext:value-type="string">
            <text:p>DTString “fileName”</text:p>
          </table:table-cell>
          <table:table-cell table:style-name="ce145" table:number-columns-repeated="2"/>
          <table:table-cell table:number-columns-repeated="1016"/>
        </table:table-row>
        <table:table-row table:style-name="ro1">
          <table:table-cell/>
          <table:table-cell table:style-name="ce145" office:value-type="string" calcext:value-type="string">
            <text:p>DSRegTemplate</text:p>
          </table:table-cell>
          <table:table-cell table:style-name="ce164" office:value-type="float" office:value="1" calcext:value-type="float">
            <text:p>1</text:p>
          </table:table-cell>
          <table:table-cell table:style-name="ce164" office:value-type="float" office:value="3" calcext:value-type="float">
            <text:p>3</text:p>
          </table:table-cell>
          <table:table-cell table:style-name="ce172" office:value-type="string" calcext:value-type="string">
            <text:p>DTString “templateName”</text:p>
          </table:table-cell>
          <table:table-cell table:style-name="ce145" office:value-type="string" calcext:value-type="string">
            <text:p>DTString “fileName”</text:p>
          </table:table-cell>
          <table:table-cell table:style-name="ce145" office:value-type="string" calcext:value-type="string">
            <text:p>DTString “content”</text:p>
          </table:table-cell>
          <table:table-cell table:style-name="ce145"/>
          <table:table-cell table:number-columns-repeated="1016"/>
        </table:table-row>
        <table:table-row table:style-name="ro1">
          <table:table-cell/>
          <table:table-cell table:style-name="ce148" office:value-type="string" calcext:value-type="string">
            <text:p>DSTemplateFilesList</text:p>
          </table:table-cell>
          <table:table-cell table:number-columns-repeated="2" table:style-name="ce164" office:value-type="float" office:value="1" calcext:value-type="float">
            <text:p>1</text:p>
          </table:table-cell>
          <table:table-cell table:style-name="ce174" office:value-type="string" calcext:value-type="string">
            <text:p>DTSet&lt;string&gt; “TemplateFilesList”</text:p>
          </table:table-cell>
          <table:table-cell table:style-name="ce145" table:number-columns-repeated="3"/>
          <table:table-cell table:number-columns-repeated="1016"/>
        </table:table-row>
        <table:table-row table:style-name="ro1">
          <table:table-cell/>
          <table:table-cell table:style-name="ce148" office:value-type="string" calcext:value-type="string">
            <text:p>DSTemplatesList</text:p>
          </table:table-cell>
          <table:table-cell table:number-columns-repeated="2" table:style-name="ce164" office:value-type="float" office:value="1" calcext:value-type="float">
            <text:p>1</text:p>
          </table:table-cell>
          <table:table-cell table:style-name="ce174" office:value-type="string" calcext:value-type="string">
            <text:p>DTSet&lt;string&gt; “TemplatesList”</text:p>
          </table:table-cell>
          <table:table-cell table:style-name="ce145" table:number-columns-repeated="3"/>
          <table:table-cell table:number-columns-repeated="1016"/>
        </table:table-row>
        <table:table-row table:style-name="ro1" table:number-rows-repeated="2">
          <table:table-cell/>
          <table:table-cell table:style-name="ce145"/>
          <table:table-cell table:style-name="ce164" table:number-columns-repeated="2"/>
          <table:table-cell table:style-name="ce172"/>
          <table:table-cell table:style-name="ce145" table:number-columns-repeated="3"/>
          <table:table-cell table:number-columns-repeated="1016"/>
        </table:table-row>
        <table:table-row table:style-name="ro1">
          <table:table-cell table:style-name="ce5" office:value-type="string" calcext:value-type="string">
            <text:p>BMS</text:p>
          </table:table-cell>
          <table:table-cell table:style-name="ce145"/>
          <table:table-cell table:style-name="ce164" table:number-columns-repeated="2"/>
          <table:table-cell table:style-name="ce172"/>
          <table:table-cell table:style-name="ce145" table:number-columns-repeated="3"/>
          <table:table-cell table:number-columns-repeated="1016"/>
        </table:table-row>
        <table:table-row table:style-name="ro1">
          <table:table-cell/>
          <table:table-cell table:style-name="ce145" office:value-type="string" calcext:value-type="string">
            <text:p>DSGatewayInfo</text:p>
          </table:table-cell>
          <table:table-cell table:style-name="ce164" office:value-type="float" office:value="1" calcext:value-type="float">
            <text:p>1</text:p>
          </table:table-cell>
          <table:table-cell table:style-name="ce164" office:value-type="float" office:value="4" calcext:value-type="float">
            <text:p>4</text:p>
          </table:table-cell>
          <table:table-cell table:style-name="ce172" office:value-type="string" calcext:value-type="string">
            <text:p>DTString “name”</text:p>
          </table:table-cell>
          <table:table-cell table:style-name="ce145" office:value-type="string" calcext:value-type="string">
            <text:p>DTString “parentFAddress”</text:p>
          </table:table-cell>
          <table:table-cell table:style-name="ce145" office:value-type="string" calcext:value-type="string">
            <text:p>DTString “address”</text:p>
          </table:table-cell>
          <table:table-cell table:style-name="ce145" office:value-type="string" calcext:value-type="string">
            <text:p>DTString “type”</text:p>
          </table:table-cell>
          <table:table-cell office:value-type="string" calcext:value-type="string">
            <text:p>{Gateway type specific fields … }</text:p>
          </table:table-cell>
          <table:table-cell table:number-columns-repeated="1015"/>
        </table:table-row>
        <table:table-row table:style-name="ro1">
          <table:table-cell/>
          <table:table-cell table:style-name="ce145" office:value-type="string" calcext:value-type="string">
            <text:p>DSDeviceInfo</text:p>
          </table:table-cell>
          <table:table-cell table:style-name="ce164" office:value-type="float" office:value="1" calcext:value-type="float">
            <text:p>1</text:p>
          </table:table-cell>
          <table:table-cell table:style-name="ce164" office:value-type="float" office:value="4" calcext:value-type="float">
            <text:p>4</text:p>
          </table:table-cell>
          <table:table-cell table:style-name="ce172" office:value-type="string" calcext:value-type="string">
            <text:p>DTString “name”</text:p>
          </table:table-cell>
          <table:table-cell table:style-name="ce145" office:value-type="string" calcext:value-type="string">
            <text:p>DTString “parentFAddress”</text:p>
          </table:table-cell>
          <table:table-cell table:style-name="ce145" office:value-type="string" calcext:value-type="string">
            <text:p>DTString “address”</text:p>
          </table:table-cell>
          <table:table-cell table:style-name="ce145" office:value-type="string" calcext:value-type="string">
            <text:p>DTString “type”</text:p>
          </table:table-cell>
          <table:table-cell office:value-type="string" calcext:value-type="string">
            <text:p>{Device type specific fields … }</text:p>
          </table:table-cell>
          <table:table-cell table:number-columns-repeated="1015"/>
        </table:table-row>
        <table:table-row table:style-name="ro1">
          <table:table-cell/>
          <table:table-cell table:style-name="ce145" office:value-type="string" calcext:value-type="string">
            <text:p>DSZoneInfo</text:p>
          </table:table-cell>
          <table:table-cell table:style-name="ce164" office:value-type="float" office:value="1" calcext:value-type="float">
            <text:p>1</text:p>
          </table:table-cell>
          <table:table-cell table:style-name="ce164" office:value-type="float" office:value="2" calcext:value-type="float">
            <text:p>2</text:p>
          </table:table-cell>
          <table:table-cell table:style-name="ce172" office:value-type="string" calcext:value-type="string">
            <text:p>DTString “name”</text:p>
          </table:table-cell>
          <table:table-cell table:style-name="ce145" office:value-type="string" calcext:value-type="string">
            <text:p>DTString “parentFAddress”</text:p>
          </table:table-cell>
          <table:table-cell table:style-name="ce145" table:number-columns-repeated="2"/>
          <table:table-cell table:number-columns-repeated="1016"/>
        </table:table-row>
        <table:table-row table:style-name="ro1">
          <table:table-cell/>
          <table:table-cell table:style-name="ce145" office:value-type="string" calcext:value-type="string">
            <text:p>DSMoveGateway</text:p>
          </table:table-cell>
          <table:table-cell table:style-name="ce164" office:value-type="float" office:value="1" calcext:value-type="float">
            <text:p>1</text:p>
          </table:table-cell>
          <table:table-cell table:style-name="ce164" office:value-type="float" office:value="2" calcext:value-type="float">
            <text:p>2</text:p>
          </table:table-cell>
          <table:table-cell table:style-name="ce172" office:value-type="string" calcext:value-type="string">
            <text:p>DTString “child”</text:p>
          </table:table-cell>
          <table:table-cell table:style-name="ce172" office:value-type="string" calcext:value-type="string">
            <text:p>DTString “parent”</text:p>
          </table:table-cell>
          <table:table-cell table:style-name="ce145" table:number-columns-repeated="2"/>
          <table:table-cell table:number-columns-repeated="1016"/>
        </table:table-row>
        <table:table-row table:style-name="ro1">
          <table:table-cell/>
          <table:table-cell table:style-name="ce145"/>
          <table:table-cell table:style-name="ce164" table:number-columns-repeated="2"/>
          <table:table-cell table:style-name="ce172"/>
          <table:table-cell table:style-name="ce145" table:number-columns-repeated="3"/>
          <table:table-cell table:number-columns-repeated="1016"/>
        </table:table-row>
        <table:table-row table:style-name="ro1">
          <table:table-cell table:style-name="ce5" office:value-type="string" calcext:value-type="string">
            <text:p>Chat</text:p>
          </table:table-cell>
          <table:table-cell table:style-name="ce145"/>
          <table:table-cell table:style-name="ce164" table:number-columns-repeated="2"/>
          <table:table-cell table:style-name="ce172"/>
          <table:table-cell table:style-name="ce145" table:number-columns-repeated="3"/>
          <table:table-cell table:number-columns-repeated="1016"/>
        </table:table-row>
        <table:table-row table:style-name="ro1">
          <table:table-cell/>
          <table:table-cell table:style-name="ce153" office:value-type="string" calcext:value-type="string">
            <text:p>DSNewMessage</text:p>
          </table:table-cell>
          <table:table-cell table:style-name="ce164" office:value-type="float" office:value="1" calcext:value-type="float">
            <text:p>1</text:p>
          </table:table-cell>
          <table:table-cell table:style-name="ce164" office:value-type="string" calcext:value-type="string">
            <text:p>3~4</text:p>
          </table:table-cell>
          <table:table-cell table:style-name="ce172" office:value-type="string" calcext:value-type="string">
            <text:p>DTInteger “userID”</text:p>
          </table:table-cell>
          <table:table-cell table:style-name="ce145" office:value-type="string" calcext:value-type="string">
            <text:p>DTInteger “sessionID”</text:p>
          </table:table-cell>
          <table:table-cell table:style-name="ce145" office:value-type="string" calcext:value-type="string">
            <text:p>DTString “msg”</text:p>
          </table:table-cell>
          <table:table-cell table:style-name="ce205" office:value-type="string" calcext:value-type="string">
            <text:p>DTEnum “type” [op]</text:p>
          </table:table-cell>
          <table:table-cell office:value-type="string" calcext:value-type="string">
            <text:p>type: messagetypes, def:user</text:p>
          </table:table-cell>
          <table:table-cell table:number-columns-repeated="1015"/>
        </table:table-row>
        <table:table-row table:style-name="ro1">
          <table:table-cell/>
          <table:table-cell table:style-name="ce154" office:value-type="string" calcext:value-type="string">
            <text:p>DSCheckMessages</text:p>
          </table:table-cell>
          <table:table-cell table:number-columns-repeated="2" table:style-name="ce164" office:value-type="float" office:value="1" calcext:value-type="float">
            <text:p>1</text:p>
          </table:table-cell>
          <table:table-cell table:style-name="ce172" office:value-type="string" calcext:value-type="string">
            <text:p>DTSet&lt;DSCheckMessageItem&gt; list</text:p>
          </table:table-cell>
          <table:table-cell table:style-name="ce145" table:number-columns-repeated="3"/>
          <table:table-cell table:number-columns-repeated="1016"/>
        </table:table-row>
        <table:table-row table:style-name="ro1">
          <table:table-cell/>
          <table:table-cell table:style-name="ce154" office:value-type="string" calcext:value-type="string">
            <text:p>DSCheckMessageItem</text:p>
          </table:table-cell>
          <table:table-cell table:style-name="ce164" office:value-type="float" office:value="1" calcext:value-type="float">
            <text:p>1</text:p>
          </table:table-cell>
          <table:table-cell table:style-name="ce164"/>
          <table:table-cell table:style-name="ce179" office:value-type="string" calcext:value-type="string">
            <text:p>DTInteger “sessionID”</text:p>
          </table:table-cell>
          <table:table-cell table:style-name="ce192" office:value-type="string" calcext:value-type="string">
            <text:p>DTInteger “seenID”</text:p>
          </table:table-cell>
          <table:table-cell table:style-name="ce200" office:value-type="string" calcext:value-type="string">
            <text:p>DTInteger “notifiedID”</text:p>
          </table:table-cell>
          <table:table-cell table:style-name="ce145"/>
          <table:table-cell table:number-columns-repeated="1016"/>
        </table:table-row>
        <table:table-row table:style-name="ro1">
          <table:table-cell/>
          <table:table-cell table:style-name="ce155" office:value-type="string" calcext:value-type="string">
            <text:p>DSGetMessages</text:p>
          </table:table-cell>
          <table:table-cell table:style-name="ce164" office:value-type="float" office:value="1" calcext:value-type="float">
            <text:p>1</text:p>
          </table:table-cell>
          <table:table-cell table:style-name="ce164" office:value-type="string" calcext:value-type="string">
            <text:p>3~4</text:p>
          </table:table-cell>
          <table:table-cell table:style-name="ce180" office:value-type="string" calcext:value-type="string">
            <text:p>DTInteger “userID”</text:p>
          </table:table-cell>
          <table:table-cell table:style-name="ce193" office:value-type="string" calcext:value-type="string">
            <text:p>DTInteger “sessionID”</text:p>
          </table:table-cell>
          <table:table-cell table:style-name="ce145" office:value-type="string" calcext:value-type="string">
            <text:p>DTEnum “type”</text:p>
          </table:table-cell>
          <table:table-cell table:style-name="ce145" office:value-type="string" calcext:value-type="string">
            <text:p>DTString “from”</text:p>
          </table:table-cell>
          <table:table-cell table:style-name="ce145" office:value-type="string" calcext:value-type="string">
            <text:p>DTString “to” [op]</text:p>
          </table:table-cell>
          <table:table-cell office:value-type="string" calcext:value-type="string">
            <text:p>type: date, id, seen, notified (only date &amp; id can have 'to' field</text:p>
          </table:table-cell>
          <table:table-cell table:number-columns-repeated="1014"/>
        </table:table-row>
        <table:table-row table:style-name="ro1">
          <table:table-cell/>
          <table:table-cell table:style-name="ce156" office:value-type="string" calcext:value-type="string">
            <text:p>DSMessageList</text:p>
          </table:table-cell>
          <table:table-cell table:number-columns-repeated="2" table:style-name="ce164" office:value-type="float" office:value="1" calcext:value-type="float">
            <text:p>1</text:p>
          </table:table-cell>
          <table:table-cell table:style-name="ce172" office:value-type="string" calcext:value-type="string">
            <text:p>DTSet&lt;DSMessageItem&gt; list</text:p>
          </table:table-cell>
          <table:table-cell table:style-name="ce145" table:number-columns-repeated="3"/>
          <table:table-cell table:number-columns-repeated="1016"/>
        </table:table-row>
        <table:table-row table:style-name="ro1">
          <table:table-cell/>
          <table:table-cell table:style-name="ce156" office:value-type="string" calcext:value-type="string">
            <text:p>DSMessageItem</text:p>
          </table:table-cell>
          <table:table-cell table:style-name="ce164" office:value-type="float" office:value="1" calcext:value-type="float">
            <text:p>1</text:p>
          </table:table-cell>
          <table:table-cell table:style-name="ce164" office:value-type="float" office:value="4" calcext:value-type="float">
            <text:p>4</text:p>
          </table:table-cell>
          <table:table-cell table:style-name="ce181" office:value-type="string" calcext:value-type="string">
            <text:p>DTInteger “id”</text:p>
          </table:table-cell>
          <table:table-cell table:style-name="ce194" office:value-type="string" calcext:value-type="string">
            <text:p>DTInteger “userID”</text:p>
          </table:table-cell>
          <table:table-cell table:style-name="ce145" office:value-type="string" calcext:value-type="string">
            <text:p>DTString “date”</text:p>
          </table:table-cell>
          <table:table-cell table:style-name="ce206" office:value-type="string" calcext:value-type="string">
            <text:p>DTString “msg”</text:p>
          </table:table-cell>
          <table:table-cell table:style-name="ce209" office:value-type="string" calcext:value-type="string">
            <text:p>DTEnum “type”</text:p>
          </table:table-cell>
          <table:table-cell table:number-columns-repeated="1015"/>
        </table:table-row>
        <table:table-row table:style-name="ro1">
          <table:table-cell/>
          <table:table-cell table:style-name="ce157" office:value-type="string" calcext:value-type="string">
            <text:p>DSChatUserData</text:p>
          </table:table-cell>
          <table:table-cell table:style-name="ce164" office:value-type="float" office:value="1" calcext:value-type="float">
            <text:p>1</text:p>
          </table:table-cell>
          <table:table-cell table:style-name="ce164" office:value-type="string" calcext:value-type="string">
            <text:p>2~4</text:p>
          </table:table-cell>
          <table:table-cell table:style-name="ce182" office:value-type="string" calcext:value-type="string">
            <text:p>DTEnum “reachState”</text:p>
          </table:table-cell>
          <table:table-cell table:style-name="ce145" office:value-type="string" calcext:value-type="string">
            <text:p>DTEnum “status”</text:p>
          </table:table-cell>
          <table:table-cell table:style-name="ce201" office:value-type="string" calcext:value-type="string">
            <text:p>DTEnum “customStatusIcon” [op]</text:p>
          </table:table-cell>
          <table:table-cell table:style-name="ce145" office:value-type="string" calcext:value-type="string">
            <text:p>DTString “customStatus” [op]</text:p>
          </table:table-cell>
          <table:table-cell table:number-columns-repeated="1016"/>
        </table:table-row>
        <table:table-row table:style-name="ro2">
          <table:table-cell/>
          <table:table-cell table:style-name="ce158" office:value-type="string" calcext:value-type="string">
            <text:p>DSChangeUserState</text:p>
          </table:table-cell>
          <table:table-cell table:style-name="ce164" office:value-type="float" office:value="1" calcext:value-type="float">
            <text:p>1</text:p>
          </table:table-cell>
          <table:table-cell table:style-name="ce164" office:value-type="string" calcext:value-type="string">
            <text:p>1~3</text:p>
          </table:table-cell>
          <table:table-cell table:style-name="ce183" office:value-type="string" calcext:value-type="string">
            <text:p>DTInteger “userID”</text:p>
          </table:table-cell>
          <table:table-cell table:style-name="ce195" office:value-type="string" calcext:value-type="string">
            <text:p>DTEnum “status”</text:p>
          </table:table-cell>
          <table:table-cell table:style-name="ce202" office:value-type="string" calcext:value-type="string">
            <text:p>DTEnum “customStatusIcon” [op]</text:p>
          </table:table-cell>
          <table:table-cell table:style-name="ce207" office:value-type="string" calcext:value-type="string">
            <text:p>DTString “customStatus” [op]</text:p>
          </table:table-cell>
          <table:table-cell table:number-columns-repeated="1016"/>
        </table:table-row>
        <table:table-row table:style-name="ro1">
          <table:table-cell/>
          <table:table-cell table:style-name="ce159" office:value-type="string" calcext:value-type="string">
            <text:p>DSAddUserSession</text:p>
          </table:table-cell>
          <table:table-cell table:style-name="ce164" office:value-type="float" office:value="1" calcext:value-type="float">
            <text:p>1</text:p>
          </table:table-cell>
          <table:table-cell table:style-name="ce164" office:value-type="float" office:value="2" calcext:value-type="float">
            <text:p>2</text:p>
          </table:table-cell>
          <table:table-cell table:style-name="ce184" office:value-type="string" calcext:value-type="string">
            <text:p>DTInteger “userID”</text:p>
          </table:table-cell>
          <table:table-cell table:style-name="ce196" office:value-type="string" calcext:value-type="string">
            <text:p>DTInteger “sessionID”</text:p>
          </table:table-cell>
          <table:table-cell table:style-name="ce145" table:number-columns-repeated="2"/>
          <table:table-cell table:number-columns-repeated="1016"/>
        </table:table-row>
        <table:table-row table:style-name="ro1">
          <table:table-cell/>
          <table:table-cell table:style-name="ce160" office:value-type="string" calcext:value-type="string">
            <text:p>DSSessionList</text:p>
          </table:table-cell>
          <table:table-cell table:number-columns-repeated="2" table:style-name="ce164" office:value-type="float" office:value="1" calcext:value-type="float">
            <text:p>1</text:p>
          </table:table-cell>
          <table:table-cell table:style-name="ce182" office:value-type="string" calcext:value-type="string">
            <text:p>DTSet&lt;DTInteger&gt; “list”</text:p>
          </table:table-cell>
          <table:table-cell table:style-name="ce145" table:number-columns-repeated="3"/>
          <table:table-cell table:number-columns-repeated="1016"/>
        </table:table-row>
        <table:table-row table:style-name="ro1">
          <table:table-cell/>
          <table:table-cell table:style-name="ce161" office:value-type="string" calcext:value-type="string">
            <text:p>DSSession</text:p>
          </table:table-cell>
          <table:table-cell table:style-name="ce164" office:value-type="float" office:value="1" calcext:value-type="float">
            <text:p>1</text:p>
          </table:table-cell>
          <table:table-cell table:style-name="ce164" office:value-type="float" office:value="2" calcext:value-type="float">
            <text:p>2</text:p>
          </table:table-cell>
          <table:table-cell table:style-name="ce185" office:value-type="string" calcext:value-type="string">
            <text:p>DTInteger “id”</text:p>
          </table:table-cell>
          <table:table-cell table:style-name="ce197" office:value-type="string" calcext:value-type="string">
            <text:p>DTString “creationDate”</text:p>
          </table:table-cell>
          <table:table-cell table:style-name="ce145" table:number-columns-repeated="2"/>
          <table:table-cell table:number-columns-repeated="1016"/>
        </table:table-row>
        <table:table-row table:style-name="ro1">
          <table:table-cell/>
          <table:table-cell table:style-name="ce145" office:value-type="string" calcext:value-type="string">
            <text:p>DSSeen</text:p>
          </table:table-cell>
          <table:table-cell table:style-name="ce164" office:value-type="float" office:value="1" calcext:value-type="float">
            <text:p>1</text:p>
          </table:table-cell>
          <table:table-cell table:style-name="ce164" office:value-type="float" office:value="3" calcext:value-type="float">
            <text:p>3</text:p>
          </table:table-cell>
          <table:table-cell table:style-name="ce186" office:value-type="string" calcext:value-type="string">
            <text:p>DTInteger “userID”</text:p>
          </table:table-cell>
          <table:table-cell table:style-name="ce198" office:value-type="string" calcext:value-type="string">
            <text:p>DTInteger “sessionID”</text:p>
          </table:table-cell>
          <table:table-cell table:style-name="ce203" office:value-type="string" calcext:value-type="string">
            <text:p>DTInteger “seenID”</text:p>
          </table:table-cell>
          <table:table-cell table:style-name="ce145"/>
          <table:table-cell table:number-columns-repeated="1016"/>
        </table:table-row>
        <table:table-row table:style-name="ro1">
          <table:table-cell/>
          <table:table-cell table:style-name="ce162" office:value-type="string" calcext:value-type="string">
            <text:p>DSChangeUserReachState</text:p>
          </table:table-cell>
          <table:table-cell table:style-name="ce170" office:value-type="float" office:value="1" calcext:value-type="float">
            <text:p>1</text:p>
          </table:table-cell>
          <table:table-cell table:style-name="ce170" office:value-type="float" office:value="2" calcext:value-type="float">
            <text:p>2</text:p>
          </table:table-cell>
          <table:table-cell table:style-name="ce187" office:value-type="string" calcext:value-type="string">
            <text:p>DTInteger “userID”</text:p>
          </table:table-cell>
          <table:table-cell table:style-name="ce199" office:value-type="string" calcext:value-type="string">
            <text:p>DTEnum “status”</text:p>
          </table:table-cell>
          <table:table-cell table:style-name="ce204"/>
          <table:table-cell table:style-name="ce208"/>
          <table:table-cell table:number-columns-repeated="1016"/>
        </table:table-row>
        <table:table-row table:style-name="ro3">
          <table:table-cell/>
          <table:table-cell table:style-name="ce145" office:value-type="string" calcext:value-type="string">
            <text:p>DSListUserID</text:p>
          </table:table-cell>
          <table:table-cell table:number-columns-repeated="2" table:style-name="ce164" office:value-type="float" office:value="1" calcext:value-type="float">
            <text:p>1</text:p>
          </table:table-cell>
          <table:table-cell table:style-name="ce172" office:value-type="string" calcext:value-type="string">
            <text:p>DTSet&lt;DTInteger&gt; “list”</text:p>
          </table:table-cell>
          <table:table-cell table:style-name="ce145" table:number-columns-repeated="3"/>
          <table:table-cell table:number-columns-repeated="1016"/>
        </table:table-row>
        <table:table-row table:style-name="ro1" table:number-rows-repeated="35">
          <table:table-cell/>
          <table:table-cell table:style-name="ce145"/>
          <table:table-cell table:style-name="ce164" table:number-columns-repeated="2"/>
          <table:table-cell table:style-name="ce172"/>
          <table:table-cell table:style-name="ce145" table:number-columns-repeated="3"/>
          <table:table-cell table:number-columns-repeated="1016"/>
        </table:table-row>
        <table:table-row table:style-name="ro1" table:number-rows-repeated="10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9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6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2" table:number-rows-repeated="3">
          <table:table-cell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048441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DTStructs.D2:DTStructs.G12 DTStructs.B20:DTStructs.C30 DTStructs.C64:DTStructs.C99 DTStructs.B34:DTStructs.B50 DTStructs.B64:DTStructs.B99 DTStructs.D55:DTStructs.H55 DTStructs.D53:DTStructs.D54 DTStructs.G54:DTStructs.I54 DTStructs.D60:DTStructs.H60 DTStructs.D56:DTStructs.E56 DTStructs.G56:DTStructs.G56 DTStructs.H20:DTStructs.H50 DTStructs.H52:DTStructs.H53 DTStructs.D57:DTStructs.F57 DTStructs.H57:DTStructs.H58 DTStructs.D58:DTStructs.D59 DTStructs.G59:DTStructs.H59 DTStructs.D64:DTStructs.H99 DTStructs.D61:DTStructs.D62 DTStructs.G61:DTStructs.H61 DTStructs.D20:DTStructs.G31 DTStructs.D13:DTStructs.D13 DTStructs.F13:DTStructs.G13 DTStructs.B2:DTStructs.C17 DTStructs.H2:DTStructs.H17 DTStructs.D14:DTStructs.G17 DTStructs.D34:DTStructs.G52 DTStructs.B32:DTStructs.D32 DTStructs.G32:DTStructs.G32 DTStructs.H62:DTStructs.H62 DTStructs.C34:DTStructs.C62 DTStructs.B62:DTStructs.B62">
            <calcext:condition calcext:apply-style-name="r2" calcext:value="formula-is(ISODD(ROW()))" calcext:base-cell-address="DTStructs.B2"/>
            <calcext:condition calcext:apply-style-name="r1" calcext:value="formula-is(ISEVEN(ROW()))" calcext:base-cell-address="DTStructs.B2"/>
          </calcext:conditional-format>
          <calcext:conditional-format calcext:target-range-address="DTStructs.B51:DTStructs.B51">
            <calcext:condition calcext:apply-style-name="r2" calcext:value="formula-is(ISODD(ROW()))" calcext:base-cell-address="DTStructs.B51"/>
          </calcext:conditional-format>
          <calcext:conditional-format calcext:target-range-address="DTStructs.B51:DTStructs.B51">
            <calcext:condition calcext:apply-style-name="r1" calcext:value="formula-is(ISEVEN(ROW()))" calcext:base-cell-address="DTStructs.B51"/>
          </calcext:conditional-format>
          <calcext:conditional-format calcext:target-range-address="DTStructs.B52:DTStructs.B53">
            <calcext:condition calcext:apply-style-name="r2" calcext:value="formula-is(ISODD(ROW()))" calcext:base-cell-address="DTStructs.B52"/>
          </calcext:conditional-format>
          <calcext:conditional-format calcext:target-range-address="DTStructs.B52:DTStructs.B53">
            <calcext:condition calcext:apply-style-name="r1" calcext:value="formula-is(ISEVEN(ROW()))" calcext:base-cell-address="DTStructs.B52"/>
          </calcext:conditional-format>
          <calcext:conditional-format calcext:target-range-address="DTStructs.B54:DTStructs.B54">
            <calcext:condition calcext:apply-style-name="r2" calcext:value="formula-is(ISODD(ROW()))" calcext:base-cell-address="DTStructs.B54"/>
          </calcext:conditional-format>
          <calcext:conditional-format calcext:target-range-address="DTStructs.B54:DTStructs.B54">
            <calcext:condition calcext:apply-style-name="r1" calcext:value="formula-is(ISEVEN(ROW()))" calcext:base-cell-address="DTStructs.B54"/>
          </calcext:conditional-format>
          <calcext:conditional-format calcext:target-range-address="DTStructs.B55:DTStructs.B56">
            <calcext:condition calcext:apply-style-name="r2" calcext:value="formula-is(ISODD(ROW()))" calcext:base-cell-address="DTStructs.B55"/>
          </calcext:conditional-format>
          <calcext:conditional-format calcext:target-range-address="DTStructs.B55:DTStructs.B56">
            <calcext:condition calcext:apply-style-name="r1" calcext:value="formula-is(ISEVEN(ROW()))" calcext:base-cell-address="DTStructs.B55"/>
          </calcext:conditional-format>
          <calcext:conditional-format calcext:target-range-address="DTStructs.B57:DTStructs.B57">
            <calcext:condition calcext:apply-style-name="r2" calcext:value="formula-is(ISODD(ROW()))" calcext:base-cell-address="DTStructs.B57"/>
          </calcext:conditional-format>
          <calcext:conditional-format calcext:target-range-address="DTStructs.B57:DTStructs.B57">
            <calcext:condition calcext:apply-style-name="r1" calcext:value="formula-is(ISEVEN(ROW()))" calcext:base-cell-address="DTStructs.B57"/>
          </calcext:conditional-format>
          <calcext:conditional-format calcext:target-range-address="DTStructs.B58:DTStructs.B58">
            <calcext:condition calcext:apply-style-name="r2" calcext:value="formula-is(ISODD(ROW()))" calcext:base-cell-address="DTStructs.B58"/>
          </calcext:conditional-format>
          <calcext:conditional-format calcext:target-range-address="DTStructs.B58:DTStructs.B58">
            <calcext:condition calcext:apply-style-name="r1" calcext:value="formula-is(ISEVEN(ROW()))" calcext:base-cell-address="DTStructs.B58"/>
          </calcext:conditional-format>
          <calcext:conditional-format calcext:target-range-address="DTStructs.B59:DTStructs.B59">
            <calcext:condition calcext:apply-style-name="r2" calcext:value="formula-is(ISODD(ROW()))" calcext:base-cell-address="DTStructs.B59"/>
          </calcext:conditional-format>
          <calcext:conditional-format calcext:target-range-address="DTStructs.B59:DTStructs.B59">
            <calcext:condition calcext:apply-style-name="r1" calcext:value="formula-is(ISEVEN(ROW()))" calcext:base-cell-address="DTStructs.B59"/>
          </calcext:conditional-format>
          <calcext:conditional-format calcext:target-range-address="DTStructs.B60:DTStructs.B60">
            <calcext:condition calcext:apply-style-name="r2" calcext:value="formula-is(ISODD(ROW()))" calcext:base-cell-address="DTStructs.B60"/>
          </calcext:conditional-format>
          <calcext:conditional-format calcext:target-range-address="DTStructs.B60:DTStructs.B60">
            <calcext:condition calcext:apply-style-name="r1" calcext:value="formula-is(ISEVEN(ROW()))" calcext:base-cell-address="DTStructs.B60"/>
          </calcext:conditional-format>
          <calcext:conditional-format calcext:target-range-address="DTStructs.B61:DTStructs.B61">
            <calcext:condition calcext:apply-style-name="r2" calcext:value="formula-is(ISODD(ROW()))" calcext:base-cell-address="DTStructs.B61"/>
          </calcext:conditional-format>
          <calcext:conditional-format calcext:target-range-address="DTStructs.B61:DTStructs.B61">
            <calcext:condition calcext:apply-style-name="r1" calcext:value="formula-is(ISEVEN(ROW()))" calcext:base-cell-address="DTStructs.B61"/>
          </calcext:conditional-format>
          <calcext:conditional-format calcext:target-range-address="DTStructs.F54:DTStructs.F54">
            <calcext:condition calcext:apply-style-name="r2" calcext:value="formula-is(ISODD(ROW()))" calcext:base-cell-address="DTStructs.F54"/>
            <calcext:condition calcext:apply-style-name="r1" calcext:value="formula-is(ISEVEN(ROW()))" calcext:base-cell-address="DTStructs.F54"/>
          </calcext:conditional-format>
          <calcext:conditional-format calcext:target-range-address="DTStructs.F56:DTStructs.F56">
            <calcext:condition calcext:apply-style-name="r2" calcext:value="formula-is(ISODD(ROW()))" calcext:base-cell-address="DTStructs.F56"/>
            <calcext:condition calcext:apply-style-name="r1" calcext:value="formula-is(ISEVEN(ROW()))" calcext:base-cell-address="DTStructs.F56"/>
          </calcext:conditional-format>
          <calcext:conditional-format calcext:target-range-address="DTStructs.H56:DTStructs.H56">
            <calcext:condition calcext:apply-style-name="r2" calcext:value="formula-is(ISODD(ROW()))" calcext:base-cell-address="DTStructs.H56"/>
            <calcext:condition calcext:apply-style-name="r1" calcext:value="formula-is(ISEVEN(ROW()))" calcext:base-cell-address="DTStructs.H56"/>
          </calcext:conditional-format>
          <calcext:conditional-format calcext:target-range-address="DTStructs.H51:DTStructs.H51">
            <calcext:condition calcext:apply-style-name="r2" calcext:value="formula-is(ISODD(ROW()))" calcext:base-cell-address="DTStructs.H51"/>
            <calcext:condition calcext:apply-style-name="r1" calcext:value="formula-is(ISEVEN(ROW()))" calcext:base-cell-address="DTStructs.H51"/>
          </calcext:conditional-format>
          <calcext:conditional-format calcext:target-range-address="DTStructs.I56:DTStructs.I56">
            <calcext:condition calcext:apply-style-name="r2" calcext:value="formula-is(ISODD(ROW()))" calcext:base-cell-address="DTStructs.I56"/>
            <calcext:condition calcext:apply-style-name="r1" calcext:value="formula-is(ISEVEN(ROW()))" calcext:base-cell-address="DTStructs.I56"/>
          </calcext:conditional-format>
          <calcext:conditional-format calcext:target-range-address="DTStructs.G57:DTStructs.G57">
            <calcext:condition calcext:apply-style-name="r2" calcext:value="formula-is(ISODD(ROW()))" calcext:base-cell-address="DTStructs.G57"/>
            <calcext:condition calcext:apply-style-name="r1" calcext:value="formula-is(ISEVEN(ROW()))" calcext:base-cell-address="DTStructs.G57"/>
          </calcext:conditional-format>
          <calcext:conditional-format calcext:target-range-address="DTStructs.F58:DTStructs.F58 DTStructs.H58:DTStructs.H58">
            <calcext:condition calcext:apply-style-name="r2" calcext:value="formula-is(ISODD(ROW()))" calcext:base-cell-address="DTStructs.F58"/>
            <calcext:condition calcext:apply-style-name="r1" calcext:value="formula-is(ISEVEN(ROW()))" calcext:base-cell-address="DTStructs.F58"/>
          </calcext:conditional-format>
          <calcext:conditional-format calcext:target-range-address="DTStructs.G58:DTStructs.G58">
            <calcext:condition calcext:apply-style-name="r2" calcext:value="formula-is(ISODD(ROW()))" calcext:base-cell-address="DTStructs.G58"/>
            <calcext:condition calcext:apply-style-name="r1" calcext:value="formula-is(ISEVEN(ROW()))" calcext:base-cell-address="DTStructs.G58"/>
          </calcext:conditional-format>
          <calcext:conditional-format calcext:target-range-address="DTStructs.E59:DTStructs.F59">
            <calcext:condition calcext:apply-style-name="r2" calcext:value="formula-is(ISODD(ROW()))" calcext:base-cell-address="DTStructs.E59"/>
            <calcext:condition calcext:apply-style-name="r1" calcext:value="formula-is(ISEVEN(ROW()))" calcext:base-cell-address="DTStructs.E59"/>
          </calcext:conditional-format>
          <calcext:conditional-format calcext:target-range-address="DTStructs.E61:DTStructs.E61">
            <calcext:condition calcext:apply-style-name="r2" calcext:value="formula-is(ISODD(ROW()))" calcext:base-cell-address="DTStructs.E61"/>
            <calcext:condition calcext:apply-style-name="r1" calcext:value="formula-is(ISEVEN(ROW()))" calcext:base-cell-address="DTStructs.E61"/>
          </calcext:conditional-format>
          <calcext:conditional-format calcext:target-range-address="DTStructs.F61:DTStructs.F61">
            <calcext:condition calcext:apply-style-name="r2" calcext:value="formula-is(ISODD(ROW()))" calcext:base-cell-address="DTStructs.F61"/>
            <calcext:condition calcext:apply-style-name="r1" calcext:value="formula-is(ISEVEN(ROW()))" calcext:base-cell-address="DTStructs.F61"/>
          </calcext:conditional-format>
          <calcext:conditional-format calcext:target-range-address="DTStructs.E53:DTStructs.E53">
            <calcext:condition calcext:apply-style-name="r2" calcext:value="formula-is(ISODD(ROW()))" calcext:base-cell-address="DTStructs.E53"/>
            <calcext:condition calcext:apply-style-name="r1" calcext:value="formula-is(ISEVEN(ROW()))" calcext:base-cell-address="DTStructs.E53"/>
          </calcext:conditional-format>
          <calcext:conditional-format calcext:target-range-address="DTStructs.F53:DTStructs.F53">
            <calcext:condition calcext:apply-style-name="r2" calcext:value="formula-is(ISODD(ROW()))" calcext:base-cell-address="DTStructs.F53"/>
            <calcext:condition calcext:apply-style-name="r1" calcext:value="formula-is(ISEVEN(ROW()))" calcext:base-cell-address="DTStructs.F53"/>
          </calcext:conditional-format>
          <calcext:conditional-format calcext:target-range-address="DTStructs.G53:DTStructs.G53">
            <calcext:condition calcext:apply-style-name="r2" calcext:value="formula-is(ISODD(ROW()))" calcext:base-cell-address="DTStructs.G53"/>
            <calcext:condition calcext:apply-style-name="r1" calcext:value="formula-is(ISEVEN(ROW()))" calcext:base-cell-address="DTStructs.G53"/>
          </calcext:conditional-format>
          <calcext:conditional-format calcext:target-range-address="DTStructs.E13:DTStructs.E13">
            <calcext:condition calcext:apply-style-name="r2" calcext:value="formula-is(ISODD(ROW()))" calcext:base-cell-address="DTStructs.E13"/>
            <calcext:condition calcext:apply-style-name="r1" calcext:value="formula-is(ISEVEN(ROW()))" calcext:base-cell-address="DTStructs.E13"/>
          </calcext:conditional-format>
          <calcext:conditional-format calcext:target-range-address="DTStructs.B19:DTStructs.H19">
            <calcext:condition calcext:apply-style-name="r2" calcext:value="formula-is(ISODD(ROW()))" calcext:base-cell-address="DTStructs.B19"/>
            <calcext:condition calcext:apply-style-name="r1" calcext:value="formula-is(ISEVEN(ROW()))" calcext:base-cell-address="DTStructs.B19"/>
          </calcext:conditional-format>
          <calcext:conditional-format calcext:target-range-address="DTStructs.B18:DTStructs.H18">
            <calcext:condition calcext:apply-style-name="r2" calcext:value="formula-is(ISODD(ROW()))" calcext:base-cell-address="DTStructs.B18"/>
            <calcext:condition calcext:apply-style-name="r1" calcext:value="formula-is(ISEVEN(ROW()))" calcext:base-cell-address="DTStructs.B18"/>
          </calcext:conditional-format>
          <calcext:conditional-format calcext:target-range-address="DTStructs.B34:DTStructs.C34 DTStructs.B31:DTStructs.C32">
            <calcext:condition calcext:apply-style-name="r2" calcext:value="formula-is(ISODD(ROW()))" calcext:base-cell-address="DTStructs.B31"/>
            <calcext:condition calcext:apply-style-name="r1" calcext:value="formula-is(ISEVEN(ROW()))" calcext:base-cell-address="DTStructs.B31"/>
          </calcext:conditional-format>
          <calcext:conditional-format calcext:target-range-address="DTStructs.E32:DTStructs.F32">
            <calcext:condition calcext:apply-style-name="r2" calcext:value="formula-is(ISODD(ROW()))" calcext:base-cell-address="DTStructs.E32"/>
            <calcext:condition calcext:apply-style-name="r1" calcext:value="formula-is(ISEVEN(ROW()))" calcext:base-cell-address="DTStructs.E32"/>
          </calcext:conditional-format>
          <calcext:conditional-format calcext:target-range-address="DTStructs.B33:DTStructs.G33">
            <calcext:condition calcext:apply-style-name="r2" calcext:value="formula-is(ISODD(ROW()))" calcext:base-cell-address="DTStructs.B33"/>
            <calcext:condition calcext:apply-style-name="r1" calcext:value="formula-is(ISEVEN(ROW()))" calcext:base-cell-address="DTStructs.B33"/>
          </calcext:conditional-format>
          <calcext:conditional-format calcext:target-range-address="DTStructs.E62:DTStructs.F62">
            <calcext:condition calcext:apply-style-name="r2" calcext:value="formula-is(ISODD(ROW()))" calcext:base-cell-address="DTStructs.E62"/>
            <calcext:condition calcext:apply-style-name="r1" calcext:value="formula-is(ISEVEN(ROW()))" calcext:base-cell-address="DTStructs.E62"/>
          </calcext:conditional-format>
          <calcext:conditional-format calcext:target-range-address="DTStructs.G62:DTStructs.G62">
            <calcext:condition calcext:apply-style-name="r2" calcext:value="formula-is(ISODD(ROW()))" calcext:base-cell-address="DTStructs.G62"/>
            <calcext:condition calcext:apply-style-name="r1" calcext:value="formula-is(ISEVEN(ROW()))" calcext:base-cell-address="DTStructs.G62"/>
          </calcext:conditional-format>
          <calcext:conditional-format calcext:target-range-address="DTStructs.E54:DTStructs.E54">
            <calcext:condition calcext:apply-style-name="r2" calcext:value="formula-is(ISODD(ROW()))" calcext:base-cell-address="DTStructs.E54"/>
            <calcext:condition calcext:apply-style-name="r1" calcext:value="formula-is(ISEVEN(ROW()))" calcext:base-cell-address="DTStructs.E54"/>
          </calcext:conditional-format>
          <calcext:conditional-format calcext:target-range-address="DTStructs.E58:DTStructs.E58">
            <calcext:condition calcext:apply-style-name="r2" calcext:value="formula-is(ISODD(ROW()))" calcext:base-cell-address="DTStructs.E58"/>
            <calcext:condition calcext:apply-style-name="r1" calcext:value="formula-is(ISEVEN(ROW()))" calcext:base-cell-address="DTStructs.E58"/>
          </calcext:conditional-format>
          <calcext:conditional-format calcext:target-range-address="DTStructs.C63:DTStructs.D63 DTStructs.H63:DTStructs.H63 DTStructs.E56:DTStructs.E63">
            <calcext:condition calcext:apply-style-name="r2" calcext:value="formula-is(ISODD(ROW()))" calcext:base-cell-address="DTStructs.C56"/>
            <calcext:condition calcext:apply-style-name="r1" calcext:value="formula-is(ISEVEN(ROW()))" calcext:base-cell-address="DTStructs.C56"/>
          </calcext:conditional-format>
          <calcext:conditional-format calcext:target-range-address="DTStructs.B63:DTStructs.B63">
            <calcext:condition calcext:apply-style-name="r2" calcext:value="formula-is(ISODD(ROW()))" calcext:base-cell-address="DTStructs.B63"/>
          </calcext:conditional-format>
          <calcext:conditional-format calcext:target-range-address="DTStructs.B63:DTStructs.B63">
            <calcext:condition calcext:apply-style-name="r1" calcext:value="formula-is(ISEVEN(ROW()))" calcext:base-cell-address="DTStructs.B63"/>
          </calcext:conditional-format>
          <calcext:conditional-format calcext:target-range-address="DTStructs.F63:DTStructs.F63 DTStructs.H63:DTStructs.H63">
            <calcext:condition calcext:apply-style-name="r2" calcext:value="formula-is(ISODD(ROW()))" calcext:base-cell-address="DTStructs.F63"/>
            <calcext:condition calcext:apply-style-name="r1" calcext:value="formula-is(ISEVEN(ROW()))" calcext:base-cell-address="DTStructs.F63"/>
          </calcext:conditional-format>
          <calcext:conditional-format calcext:target-range-address="DTStructs.G63:DTStructs.G63">
            <calcext:condition calcext:apply-style-name="r2" calcext:value="formula-is(ISODD(ROW()))" calcext:base-cell-address="DTStructs.G63"/>
            <calcext:condition calcext:apply-style-name="r1" calcext:value="formula-is(ISEVEN(ROW()))" calcext:base-cell-address="DTStructs.G63"/>
          </calcext:conditional-format>
          <calcext:conditional-format calcext:target-range-address="DTStructs.E63:DTStructs.E63">
            <calcext:condition calcext:apply-style-name="r2" calcext:value="formula-is(ISODD(ROW()))" calcext:base-cell-address="DTStructs.E63"/>
            <calcext:condition calcext:apply-style-name="r1" calcext:value="formula-is(ISEVEN(ROW()))" calcext:base-cell-address="DTStructs.E63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ource Code Pro" svg:font-family="'Source Code Pro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r1" style:family="table-cell" style:parent-style-name="Default">
      <style:table-cell-properties fo:border-bottom="none" fo:background-color="#ffffff" fo:border-left="0.06pt solid #000000" fo:border-right="0.06pt solid #000000" fo:border-top="none" style:vertical-justify="auto"/>
      <style:paragraph-properties css3t:text-justify="auto"/>
      <style:text-properties style:use-window-font-color="true"/>
    </style:style>
    <style:style style:name="r2" style:family="table-cell" style:parent-style-name="r1">
      <style:table-cell-properties fo:background-color="#ccffcc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2">00/00/0000</text:date>, <text:time style:data-style-name="N2" text:time-value="10:33:04.35807763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jl </meta:initial-creator>
    <meta:creation-date>2016-02-22T13:27:45.602182413</meta:creation-date>
    <dc:date>2016-06-02T10:59:15.932948119</dc:date>
    <meta:editing-duration>P3DT10M35S</meta:editing-duration>
    <meta:editing-cycles>41</meta:editing-cycles>
    <meta:generator>LibreOffice/4.2.8.2$Linux_X86_64 LibreOffice_project/420m0$Build-2</meta:generator>
    <meta:document-statistic meta:table-count="2" meta:cell-count="790" meta:object-count="0"/>
  </office:meta>
</office:document-meta>
</file>